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style:font-name="Verdana" fo:font-size="8pt" style:font-size-asian="8pt" style:font-size-complex="8pt"/>
    </style:style>
    <style:style style:name="P3" style:family="paragraph" style:parent-style-name="Standard">
      <style:text-properties style:font-name="Arial" fo:font-size="11pt" style:font-size-asian="11pt" style:font-size-complex="11pt"/>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9" style:family="paragraph" style:parent-style-name="Standard">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2" style:family="paragraph" style:parent-style-name="Standard">
      <style:text-properties style:font-name="Arial" fo:font-size="7pt" style:font-size-asian="7pt" style:font-size-complex="7pt"/>
    </style:style>
    <style:style style:name="P13" style:family="paragraph" style:parent-style-name="Standard">
      <style:text-properties style:font-name="Arial" fo:font-size="7pt" fo:font-weight="normal" style:font-size-asian="7pt" style:font-weight-asian="normal" style:font-size-complex="7pt" style:font-weight-complex="normal"/>
    </style:style>
    <style:style style:name="P14" style:family="paragraph" style:parent-style-name="Standard">
      <style:text-properties style:font-name="Courier New" fo:font-size="10pt" style:font-size-asian="10pt" style:font-size-complex="10pt"/>
    </style:style>
    <style:style style:name="P15" style:family="paragraph" style:parent-style-name="Standard">
      <style:text-properties style:font-name="Courier New" fo:font-size="7pt" style:font-name-asian="Courier New" style:font-size-asian="7pt" style:font-name-complex="Courier New" style:font-size-complex="7pt"/>
    </style:style>
    <style:style style:name="P16" style:family="paragraph" style:parent-style-name="Standard">
      <style:text-properties style:font-name="Courier New" fo:font-size="7pt" style:font-size-asian="7pt" style:font-size-complex="7pt"/>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0"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1"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2" style:family="paragraph" style:parent-style-name="Standard">
      <style:text-properties fo:color="#3f5fbf" style:font-name="Courier New" fo:font-size="7pt" style:font-name-asian="Courier New" style:font-size-asian="7pt" style:font-name-complex="Courier New" style:font-size-complex="7pt"/>
    </style:style>
    <style:style style:name="P23"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4" style:family="paragraph" style:parent-style-name="Standard">
      <style:text-properties fo:color="#3f5fbf" style:font-name="Arial" fo:font-size="11pt" style:font-name-asian="Courier New" style:font-size-asian="11pt" style:font-name-complex="Courier New" style:font-size-complex="11pt"/>
    </style:style>
    <style:style style:name="P25" style:family="paragraph" style:parent-style-name="Standard">
      <style:text-properties fo:color="#000000" style:font-name="Arial" fo:font-size="10pt" style:font-name-asian="Courier New" style:font-size-asian="10pt" style:font-name-complex="Courier New" style:font-size-complex="10pt"/>
    </style:style>
    <style:style style:name="P26"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7" style:family="paragraph" style:parent-style-name="Standard">
      <style:text-properties fo:color="#000000" style:font-name="Arial" fo:font-size="11pt" style:font-name-asian="Courier New" style:font-size-asian="11pt" style:font-name-complex="Courier New" style:font-size-complex="11pt"/>
    </style:style>
    <style:style style:name="P28" style:family="paragraph" style:parent-style-name="Standard">
      <style:text-properties fo:color="#000000" style:font-name="Courier New" fo:font-size="6pt" style:font-name-asian="Courier New" style:font-size-asian="6pt" style:font-name-complex="Courier New" style:font-size-complex="6pt"/>
    </style:style>
    <style:style style:name="P29"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0" style:family="paragraph" style:parent-style-name="Standard">
      <style:text-properties fo:color="#3f7f5f" style:font-name="Courier New" fo:font-size="7pt" style:font-name-asian="Courier New" style:font-size-asian="7pt" style:font-name-complex="Courier New" style:font-size-complex="7pt"/>
    </style:style>
    <style:style style:name="P31" style:family="paragraph" style:parent-style-name="Standard">
      <style:text-properties fo:color="#646464" style:font-name="Courier New" fo:font-size="7pt" style:font-name-asian="Courier New" style:font-size-asian="7pt" style:font-name-complex="Courier New" style:font-size-complex="7pt"/>
    </style:style>
    <style:style style:name="P32" style:family="paragraph" style:parent-style-name="Table_20_Contents">
      <style:text-properties style:font-name="Arial" fo:font-size="11pt" style:font-size-asian="11pt" style:font-size-complex="11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3"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54" style:family="paragraph" style:parent-style-name="Text_20_body">
      <style:text-properties style:font-name="Arial"/>
    </style:style>
    <style:style style:name="P55" style:family="paragraph" style:parent-style-name="Text_20_body">
      <style:text-properties style:font-name="Arial" fo:font-size="10pt"/>
    </style:style>
    <style:style style:name="P56" style:family="paragraph" style:parent-style-name="Text_20_body">
      <style:text-properties style:font-name="Arial" fo:font-size="10pt" style:font-size-asian="10pt" style:font-size-complex="10pt"/>
    </style:style>
    <style:style style:name="P57" style:family="paragraph" style:parent-style-name="Text_20_body">
      <style:text-properties style:font-name="Arial" fo:font-size="7pt" style:font-size-asian="7pt" style:font-size-complex="7pt"/>
    </style:style>
    <style:style style:name="P58" style:family="paragraph" style:parent-style-name="Text_20_body">
      <style:text-properties style:font-name="Arial" fo:font-size="8pt" style:font-size-asian="8pt" style:font-size-complex="8pt"/>
    </style:style>
    <style:style style:name="P59" style:family="paragraph" style:parent-style-name="Text_20_body">
      <style:text-properties style:font-name="Arial" fo:font-weight="bold"/>
    </style:style>
    <style:style style:name="P60" style:family="paragraph" style:parent-style-name="Text_20_body">
      <style:text-properties style:font-name="Arial" fo:font-weight="bold" style:font-weight-asian="bold" style:font-weight-complex="bold"/>
    </style:style>
    <style:style style:name="P61" style:family="paragraph" style:parent-style-name="Text_20_body">
      <style:text-properties style:font-name="Courier New" fo:font-size="8pt" style:font-name-asian="Courier New" style:font-size-asian="8pt" style:font-name-complex="Courier New" style:font-size-complex="8pt"/>
    </style:style>
    <style:style style:name="P62" style:family="paragraph" style:parent-style-name="Text_20_body">
      <style:text-properties style:font-name="Courier New" fo:font-size="7pt" style:font-name-asian="Courier New" style:font-size-asian="7pt" style:font-name-complex="Courier New" style:font-size-complex="7pt"/>
    </style:style>
    <style:style style:name="P63" style:family="paragraph" style:parent-style-name="Text_20_body">
      <style:text-properties fo:color="#000000" style:font-name="Arial" fo:font-size="10pt" fo:font-style="normal" style:font-size-asian="10pt" style:font-style-asian="normal" style:font-size-complex="10pt" style:font-style-complex="normal"/>
    </style:style>
    <style:style style:name="P64"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65" style:family="paragraph" style:parent-style-name="Text_20_body">
      <style:text-properties fo:color="#000000" style:font-name="Arial" fo:font-size="10pt" style:font-name-asian="Courier New" style:font-size-asian="10pt" style:font-name-complex="Courier New" style:font-size-complex="10pt"/>
    </style:style>
    <style:style style:name="P66"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67" style:family="paragraph" style:parent-style-name="Text_20_body">
      <style:text-properties fo:color="#000000" style:font-name="Arial" fo:font-size="8pt" style:font-name-asian="Courier New" style:font-size-asian="8pt" style:font-name-complex="Courier New" style:font-size-complex="8pt"/>
    </style:style>
    <style:style style:name="P68" style:family="paragraph" style:parent-style-name="Text_20_body">
      <style:text-properties fo:color="#000000" style:font-name="Arial" fo:font-size="8pt" style:font-size-asian="8pt" style:font-size-complex="8pt"/>
    </style:style>
    <style:style style:name="P69" style:family="paragraph" style:parent-style-name="Text_20_body">
      <style:text-properties fo:color="#000000" style:font-name="Arial" fo:font-size="11pt" style:font-size-asian="11pt" style:font-size-complex="11pt"/>
    </style:style>
    <style:style style:name="P70" style:family="paragraph" style:parent-style-name="Text_20_body">
      <style:text-properties fo:color="#000000" style:font-name="Courier New" fo:font-size="10pt" style:font-name-asian="Courier New" style:font-size-asian="10pt" style:font-name-complex="Courier New" style:font-size-complex="10pt"/>
    </style:style>
    <style:style style:name="P71" style:family="paragraph" style:parent-style-name="Text_20_body">
      <style:text-properties fo:font-size="10pt" style:font-size-asian="10pt" style:font-size-complex="10pt"/>
    </style:style>
    <style:style style:name="P72" style:family="paragraph" style:parent-style-name="Text_20_body">
      <style:text-properties fo:font-size="7pt" style:font-size-asian="7pt" style:font-size-complex="7pt"/>
    </style:style>
    <style:style style:name="P73" style:family="paragraph" style:parent-style-name="Text_20_body">
      <style:text-properties fo:font-size="8pt" style:font-size-asian="8pt" style:font-size-complex="8pt"/>
    </style:style>
    <style:style style:name="P74"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75"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76"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77" style:family="paragraph" style:parent-style-name="Text_20_body">
      <style:text-properties fo:color="#2a00ff" style:font-name="Courier New" fo:font-size="10pt" style:font-name-asian="Courier New" style:font-size-asian="10pt" style:font-name-complex="Courier New" style:font-size-complex="10pt"/>
    </style:style>
    <style:style style:name="P78" style:family="paragraph" style:parent-style-name="Text_20_body">
      <style:text-properties fo:color="#2a00ff" style:font-name="Courier New" fo:font-size="8pt" style:font-name-asian="Courier New" style:font-size-asian="8pt" style:font-name-complex="Courier New" style:font-size-complex="8pt"/>
    </style:style>
    <style:style style:name="P79" style:family="paragraph" style:parent-style-name="Text_20_body">
      <style:text-properties fo:color="#2a00ff" style:font-name="Arial" fo:font-size="10pt" style:font-name-asian="Courier New" style:font-size-asian="10pt" style:font-name-complex="Courier New" style:font-size-complex="10pt"/>
    </style:style>
    <style:style style:name="P80"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1"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2"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8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84"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85" style:family="paragraph" style:parent-style-name="Text_20_body">
      <style:paragraph-properties fo:margin-top="0cm" fo:margin-bottom="0.212cm" fo:text-align="justify" style:justify-single-word="false" fo:orphans="2" fo:widows="2"/>
    </style:style>
    <style:style style:name="P86" style:family="paragraph" style:parent-style-name="Standard" style:list-style-name="L1"/>
    <style:style style:name="P87" style:family="paragraph" style:parent-style-name="Standard">
      <style:text-properties style:font-name="Arial" fo:font-size="10pt" style:font-size-asian="10pt" style:font-size-complex="10pt"/>
    </style:style>
    <style:style style:name="P88" style:family="paragraph" style:parent-style-name="Standard" style:list-style-name="L1">
      <style:text-properties style:font-name="Arial" fo:font-size="10pt" style:font-size-asian="10pt" style:font-size-complex="10pt"/>
    </style:style>
    <style:style style:name="P89" style:family="paragraph" style:parent-style-name="Standard" style:list-style-name="L2">
      <style:text-properties style:font-name="Arial" fo:font-size="10pt" style:font-size-asian="10pt" style:font-size-complex="10pt"/>
    </style:style>
    <style:style style:name="P90" style:family="paragraph" style:parent-style-name="Standard" style:list-style-name="L3">
      <style:text-properties style:font-name="Arial" fo:font-size="10pt" style:font-size-asian="10pt" style:font-size-complex="10pt"/>
    </style:style>
    <style:style style:name="P91" style:family="paragraph" style:parent-style-name="Standard" style:list-style-name="L4">
      <style:text-properties style:font-name="Arial" fo:font-size="10pt" style:font-size-asian="10pt" style:font-size-complex="10pt"/>
    </style:style>
    <style:style style:name="P92" style:family="paragraph" style:parent-style-name="Standard" style:list-style-name="L5">
      <style:text-properties style:font-name="Arial" fo:font-size="10pt" style:font-size-asian="10pt" style:font-size-complex="10pt"/>
    </style:style>
    <style:style style:name="P93" style:family="paragraph" style:parent-style-name="Standard" style:list-style-name="L6">
      <style:text-properties style:font-name="Arial" fo:font-size="10pt" style:font-size-asian="10pt" style:font-size-complex="10pt"/>
    </style:style>
    <style:style style:name="P94" style:family="paragraph" style:parent-style-name="Standard" style:list-style-name="L7">
      <style:text-properties style:font-name="Arial" fo:font-size="10pt" style:font-size-asian="10pt" style:font-size-complex="10pt"/>
    </style:style>
    <style:style style:name="P95" style:family="paragraph" style:parent-style-name="Standard" style:list-style-name="L8">
      <style:text-properties style:font-name="Arial" fo:font-size="10pt" style:font-size-asian="10pt" style:font-size-complex="10pt"/>
    </style:style>
    <style:style style:name="P96" style:family="paragraph" style:parent-style-name="Standard">
      <style:text-properties style:font-name="Arial" fo:font-size="10pt" fo:font-weight="normal" style:font-size-asian="10pt" style:font-weight-asian="normal" style:font-size-complex="10pt" style:font-weight-complex="normal"/>
    </style:style>
    <style:style style:name="P97" style:family="paragraph" style:parent-style-name="Standard">
      <style:text-properties style:font-name="Arial" fo:font-size="7pt" fo:font-weight="normal" style:font-size-asian="7pt" style:font-weight-asian="normal" style:font-size-complex="7pt" style:font-weight-complex="normal"/>
    </style:style>
    <style:style style:name="P98" style:family="paragraph" style:parent-style-name="Standard">
      <style:text-properties style:font-name="Arial" fo:font-size="11pt" style:font-size-asian="11pt" style:font-size-complex="11pt"/>
    </style:style>
    <style:style style:name="P99" style:family="paragraph" style:parent-style-name="Standard" style:list-style-name="L2"/>
    <style:style style:name="P100" style:family="paragraph" style:parent-style-name="Standard">
      <style:text-properties style:font-name="Courier New" fo:font-size="7pt" style:font-name-asian="Courier New" style:font-size-asian="7pt" style:font-name-complex="Courier New" style:font-size-complex="7pt"/>
    </style:style>
    <style:style style:name="P101" style:family="paragraph" style:parent-style-name="Standard">
      <style:text-properties style:font-name="Courier New" fo:font-size="10pt" style:font-name-asian="Courier New" style:font-size-asian="10pt" style:font-name-complex="Courier New" style:font-size-complex="10pt"/>
    </style:style>
    <style:style style:name="P102"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3"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4"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5"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6"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7"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8"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0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11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11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11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13"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114" style:family="paragraph" style:parent-style-name="Standard" style:list-style-name="">
      <style:paragraph-properties fo:margin-left="0cm" fo:margin-right="0cm" fo:text-align="start" style:justify-single-word="false" fo:text-indent="0cm" style:auto-text-indent="false" style:text-autospace="none"/>
      <style:text-properties style:font-name="Arial" fo:font-size="11pt" style:font-size-asian="11pt" style:font-size-complex="11pt"/>
    </style:style>
    <style:style style:name="P115"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116" style:family="paragraph" style:parent-style-name="Heading_20_1">
      <style:text-properties style:font-name="Arial"/>
    </style:style>
    <style:style style:name="P117" style:family="paragraph" style:parent-style-name="Heading_20_1">
      <style:paragraph-properties fo:break-before="page"/>
    </style:style>
    <style:style style:name="P118" style:family="paragraph" style:parent-style-name="Heading_20_1">
      <style:paragraph-properties fo:background-color="#ffffff">
        <style:background-image/>
      </style:paragraph-properties>
      <style:text-properties fo:background-color="#ffffff"/>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Heading_20_2">
      <style:text-properties fo:font-weight="bold" style:font-weight-asian="bold" style:font-weight-complex="bold"/>
    </style:style>
    <style:style style:name="P122" style:family="paragraph" style:parent-style-name="Text_20_body">
      <style:text-properties style:font-name="Arial" fo:font-size="10pt" style:font-size-asian="10pt" style:font-size-complex="10pt"/>
    </style:style>
    <style:style style:name="P123" style:family="paragraph" style:parent-style-name="Text_20_body" style:list-style-name="L9">
      <style:text-properties style:font-name="Arial" fo:font-size="10pt" style:font-size-asian="10pt" style:font-size-complex="10pt"/>
    </style:style>
    <style:style style:name="P124" style:family="paragraph" style:parent-style-name="Text_20_body" style:list-style-name="L10">
      <style:text-properties style:font-name="Arial" fo:font-size="10pt" style:font-size-asian="10pt" style:font-size-complex="10pt"/>
    </style:style>
    <style:style style:name="P125" style:family="paragraph" style:parent-style-name="Text_20_body" style:list-style-name="L11">
      <style:text-properties style:font-name="Arial" fo:font-size="10pt" style:font-size-asian="10pt" style:font-size-complex="10pt"/>
    </style:style>
    <style:style style:name="P126" style:family="paragraph" style:parent-style-name="Text_20_body" style:list-style-name="L12">
      <style:text-properties style:font-name="Arial" fo:font-size="10pt" style:font-size-asian="10pt" style:font-size-complex="10pt"/>
    </style:style>
    <style:style style:name="P127" style:family="paragraph" style:parent-style-name="Text_20_body" style:list-style-name="L13">
      <style:text-properties style:font-name="Arial" fo:font-size="10pt" style:font-size-asian="10pt" style:font-size-complex="10pt"/>
    </style:style>
    <style:style style:name="P128" style:family="paragraph" style:parent-style-name="Text_20_body" style:list-style-name="L14">
      <style:text-properties style:font-name="Arial" fo:font-size="10pt" style:font-size-asian="10pt" style:font-size-complex="10pt"/>
    </style:style>
    <style:style style:name="P129" style:family="paragraph" style:parent-style-name="Text_20_body" style:list-style-name="L15">
      <style:text-properties style:font-name="Arial" fo:font-size="10pt" style:font-size-asian="10pt" style:font-size-complex="10pt"/>
    </style:style>
    <style:style style:name="P130" style:family="paragraph" style:parent-style-name="Text_20_body" style:list-style-name="L16">
      <style:text-properties style:font-name="Arial" fo:font-size="10pt" style:font-size-asian="10pt" style:font-size-complex="10pt"/>
    </style:style>
    <style:style style:name="P131" style:family="paragraph" style:parent-style-name="Text_20_body" style:list-style-name="L17">
      <style:text-properties style:font-name="Arial" fo:font-size="10pt" style:font-size-asian="10pt" style:font-size-complex="10pt"/>
    </style:style>
    <style:style style:name="P132" style:family="paragraph" style:parent-style-name="Text_20_body" style:list-style-name="L13">
      <style:text-properties style:font-name="Arial"/>
    </style:style>
    <style:style style:name="P133" style:family="paragraph" style:parent-style-name="Text_20_body">
      <style:text-properties style:font-name="Arial" fo:font-size="7pt" style:font-size-asian="7pt" style:font-size-complex="7pt"/>
    </style:style>
    <style:style style:name="P134" style:family="paragraph" style:parent-style-name="Text_20_body">
      <style:text-properties style:font-name="Arial" fo:font-size="8pt" style:font-size-asian="8pt" style:font-size-complex="8pt"/>
    </style:style>
    <style:style style:name="P135" style:family="paragraph" style:parent-style-name="Text_20_body" style:list-style-name="L13">
      <style:text-properties fo:color="#000000" style:font-name="Arial" fo:font-size="10pt" style:font-size-asian="10pt" style:font-size-complex="10pt"/>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fo:font-size="7pt" style:font-size-asian="7pt" style:font-size-complex="7pt"/>
    </style:style>
    <style:style style:name="T10" style:family="text">
      <style:text-properties fo:font-weight="bold" style:font-weight-asian="bold" style:font-weight-complex="bold"/>
    </style:style>
    <style:style style:name="T11" style:family="text">
      <style:text-properties fo:font-weight="bold" style:font-name-asian="Courier New" style:font-weight-asian="bold" style:font-name-complex="Courier New" style:font-weight-complex="bold"/>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4"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5" style:family="text">
      <style:text-properties fo:color="#7f0055" style:font-name="Courier New" fo:font-weight="bold" style:font-name-asian="Courier New" style:font-weight-asian="bold" style:font-name-complex="Courier New" style:font-weight-complex="bold"/>
    </style:style>
    <style:style style:name="T16" style:family="text">
      <style:text-properties fo:color="#000000"/>
    </style:style>
    <style:style style:name="T17" style:family="text">
      <style:text-properties fo:color="#000000" style:font-name="Courier New"/>
    </style:style>
    <style:style style:name="T18" style:family="text">
      <style:text-properties fo:color="#000000" style:font-name="Courier New" fo:font-style="italic" style:font-name-asian="Courier New" style:font-style-asian="italic" style:font-name-complex="Courier New" style:font-style-complex="italic"/>
    </style:style>
    <style:style style:name="T19"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0"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1" style:family="text">
      <style:text-properties fo:color="#000000" style:font-name="Courier New" fo:font-size="10pt" style:font-name-asian="Courier New" style:font-size-asian="10pt" style:font-name-complex="Courier New" style:font-size-complex="10pt"/>
    </style:style>
    <style:style style:name="T22" style:family="text">
      <style:text-properties fo:color="#000000" style:font-name="Courier New" fo:font-weight="bold" style:font-weight-asian="bold" style:font-weight-complex="bold"/>
    </style:style>
    <style:style style:name="T23" style:family="text">
      <style:text-properties fo:color="#000000" style:font-name="Courier New" style:font-name-asian="Courier New" style:font-name-complex="Courier New"/>
    </style:style>
    <style:style style:name="T24" style:family="text">
      <style:text-properties fo:color="#000000" style:font-name="Courier New" fo:font-size="7pt" style:font-name-asian="Courier New" style:font-size-asian="7pt" style:font-name-complex="Courier New" style:font-size-complex="7pt"/>
    </style:style>
    <style:style style:name="T25"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6"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7" style:family="text">
      <style:text-properties fo:color="#000000" style:font-name="Arial" style:font-name-asian="Courier New" style:font-name-complex="Courier New"/>
    </style:style>
    <style:style style:name="T28" style:family="text">
      <style:text-properties fo:color="#000000" style:font-name="Arial" fo:font-style="italic" style:font-name-asian="Courier New" style:font-style-asian="italic" style:font-name-complex="Courier New" style:font-style-complex="italic"/>
    </style:style>
    <style:style style:name="T29" style:family="text">
      <style:text-properties fo:color="#000000" style:text-underline-style="solid" style:text-underline-width="auto" style:text-underline-color="font-color"/>
    </style:style>
    <style:style style:name="T30" style:family="text">
      <style:text-properties fo:color="#000000" style:font-name-asian="Courier New" style:font-name-complex="Courier New"/>
    </style:style>
    <style:style style:name="T31" style:family="text">
      <style:text-properties fo:color="#000000" fo:font-weight="bold" style:font-weight-asian="bold" style:font-weight-complex="bold"/>
    </style:style>
    <style:style style:name="T32" style:family="text">
      <style:text-properties fo:color="#000000" fo:font-style="italic" style:font-style-asian="italic" style:font-style-complex="italic"/>
    </style:style>
    <style:style style:name="T33" style:family="text">
      <style:text-properties fo:color="#000000" fo:font-style="italic" style:font-name-asian="Courier New" style:font-style-asian="italic" style:font-name-complex="Courier New" style:font-style-complex="italic"/>
    </style:style>
    <style:style style:name="T34" style:family="text">
      <style:text-properties fo:color="#000000" fo:font-size="9pt" fo:font-style="normal" style:font-size-asian="9pt" style:font-style-asian="normal" style:font-size-complex="9pt" style:font-style-complex="normal"/>
    </style:style>
    <style:style style:name="T35" style:family="text">
      <style:text-properties fo:color="#000000" style:font-name="Consolas" fo:font-size="9pt"/>
    </style:style>
    <style:style style:name="T36" style:family="text">
      <style:text-properties fo:color="#000000" fo:font-weight="normal" style:font-weight-asian="normal" style:font-weight-complex="normal"/>
    </style:style>
    <style:style style:name="T37" style:family="text">
      <style:text-properties fo:color="#3f5fbf"/>
    </style:style>
    <style:style style:name="T38" style:family="text">
      <style:text-properties fo:color="#3f5fbf" style:text-underline-style="solid" style:text-underline-width="auto" style:text-underline-color="font-color"/>
    </style:style>
    <style:style style:name="T39" style:family="text">
      <style:text-properties fo:color="#7f7f9f"/>
    </style:style>
    <style:style style:name="T40" style:family="text">
      <style:text-properties fo:color="#7f7f9f" style:text-underline-style="solid" style:text-underline-width="auto" style:text-underline-color="font-color"/>
    </style:style>
    <style:style style:name="T41" style:family="text">
      <style:text-properties fo:color="#7f9fbf" fo:font-weight="bold" style:font-weight-asian="bold" style:font-weight-complex="bold"/>
    </style:style>
    <style:style style:name="T42" style:family="text">
      <style:text-properties fo:color="#008080"/>
    </style:style>
    <style:style style:name="T43" style:family="text">
      <style:text-properties fo:color="#008080" style:font-name-asian="Courier New" style:font-name-complex="Courier New"/>
    </style:style>
    <style:style style:name="T44" style:family="text">
      <style:text-properties fo:color="#008080" fo:font-weight="normal" style:font-weight-asian="normal" style:font-weight-complex="normal"/>
    </style:style>
    <style:style style:name="T45" style:family="text">
      <style:text-properties fo:color="#3f7f7f"/>
    </style:style>
    <style:style style:name="T46" style:family="text">
      <style:text-properties fo:color="#3f7f7f" style:font-name-asian="Courier New" style:font-name-complex="Courier New"/>
    </style:style>
    <style:style style:name="T47" style:family="text">
      <style:text-properties fo:color="#3f7f7f" fo:font-weight="normal" style:font-weight-asian="normal" style:font-weight-complex="normal"/>
    </style:style>
    <style:style style:name="T48" style:family="text">
      <style:text-properties fo:color="#7f007f"/>
    </style:style>
    <style:style style:name="T49" style:family="text">
      <style:text-properties fo:color="#7f007f" fo:font-weight="normal" style:font-weight-asian="normal" style:font-weight-complex="normal"/>
    </style:style>
    <style:style style:name="T50" style:family="text">
      <style:text-properties fo:color="#2a00ff"/>
    </style:style>
    <style:style style:name="T51" style:family="text">
      <style:text-properties fo:color="#2a00ff" fo:font-style="italic" style:font-style-asian="italic" style:font-style-complex="italic"/>
    </style:style>
    <style:style style:name="T52" style:family="text">
      <style:text-properties fo:color="#2a00ff" fo:font-style="italic" fo:font-weight="normal" style:font-style-asian="italic" style:font-weight-asian="normal" style:font-style-complex="italic" style:font-weight-complex="normal"/>
    </style:style>
    <style:style style:name="T53"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4" style:family="text">
      <style:text-properties fo:color="#2a00ff" style:font-name="Courier New" style:font-name-asian="Courier New" style:font-name-complex="Courier New"/>
    </style:style>
    <style:style style:name="T55" style:family="text">
      <style:text-properties fo:color="#2a00ff" style:text-underline-style="solid" style:text-underline-width="auto" style:text-underline-color="font-color"/>
    </style:style>
    <style:style style:name="T56"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57" style:family="text">
      <style:text-properties style:font-name-asian="Courier New" style:font-name-complex="Courier New"/>
    </style:style>
    <style:style style:name="T58" style:family="text">
      <style:text-properties fo:font-size="10pt" style:font-size-asian="10pt" style:font-size-complex="10pt"/>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style:font-style-asian="italic" style:font-style-complex="italic"/>
    </style:style>
    <style:style style:name="T61" style:family="text">
      <style:text-properties fo:font-weight="normal" style:font-weight-asian="normal" style:font-weight-complex="normal"/>
    </style:style>
    <style:style style:name="T62" style:family="text">
      <style:text-properties style:font-name="monospace" fo:font-style="normal" fo:font-weight="normal"/>
    </style:style>
    <style:style style:name="T63" style:family="text">
      <style:text-properties fo:color="#cc0000" style:font-name="monospace" fo:font-style="normal" fo:font-weight="normal"/>
    </style:style>
    <style:style style:name="T64" style:family="text">
      <style:text-properties fo:font-variant="normal" fo:text-transform="none" fo:color="#000000" style:font-name="Arial2" fo:font-size="9.75pt" fo:letter-spacing="normal" fo:font-style="normal" fo:font-weight="normal"/>
    </style:style>
    <style:style style:name="T65" style:family="text">
      <style:text-properties fo:font-variant="normal" fo:text-transform="none" fo:color="#000000" fo:letter-spacing="normal" fo:font-style="normal" fo:font-weight="normal"/>
    </style:style>
    <style:style style:name="T66" style:family="text">
      <style:text-properties fo:font-variant="normal" fo:text-transform="none" fo:color="#2a00ff" style:font-name="Arial2" fo:font-size="9.75pt" fo:letter-spacing="normal" fo:font-style="italic" fo:font-weight="normal" style:font-style-asian="italic" style:font-style-complex="italic"/>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bold"/>
    </style:style>
    <style:style style:name="T69" style:family="text">
      <style:text-properties fo:font-variant="normal" fo:text-transform="none" style:use-window-font-color="true" fo:letter-spacing="normal" fo:font-style="normal" fo:font-weight="normal"/>
    </style:style>
    <style:style style:name="T70" style:family="text">
      <style:text-properties fo:font-variant="normal" fo:text-transform="none" style:use-window-font-color="true" fo:letter-spacing="normal" fo:font-style="normal" fo:font-weight="bold" style:font-weight-asian="bold" style:font-weight-complex="bold"/>
    </style:style>
    <style:style style:name="T71" style:family="text">
      <style:text-properties fo:font-variant="normal" fo:text-transform="none" style:use-window-font-color="true" style:text-line-through-style="none" fo:letter-spacing="normal" fo:font-style="normal" style:text-underline-style="none" fo:font-weight="normal" style:text-blinking="false"/>
    </style:style>
    <style:style style:name="T72" style:family="text">
      <style:text-properties fo:font-variant="normal" fo:text-transform="none" style:use-window-font-color="true" style:font-name="Arial" fo:font-size="10pt" fo:letter-spacing="normal" fo:font-style="normal" fo:font-weight="normal" style:font-size-asian="10pt" style:font-size-complex="10pt"/>
    </style:style>
    <style:style style:name="T73" style:family="text">
      <style:text-properties fo:font-variant="normal" fo:text-transform="none" fo:color="#7f0055" fo:letter-spacing="normal" fo:font-style="normal" fo:font-weight="bold" style:font-weight-asian="bold" style:font-weight-complex="bold"/>
    </style:style>
    <style:style style:name="T74" style:family="text">
      <style:text-properties style:text-underline-style="solid" style:text-underline-width="auto" style:text-underline-color="font-color"/>
    </style:style>
    <style:style style:name="T75" style:family="text">
      <style:text-properties fo:color="#00ae00"/>
    </style:style>
    <style:style style:name="T76" style:family="text">
      <style:text-properties fo:color="#3f7f5f"/>
    </style:style>
    <style:style style:name="T77" style:family="text">
      <style:text-properties fo:color="#3f7f5f" style:text-underline-style="solid" style:text-underline-width="auto" style:text-underline-color="font-color"/>
    </style:style>
    <style:style style:name="T78" style:family="text">
      <style:text-properties fo:color="#3f7f5f" fo:font-size="7pt" style:font-size-asian="7pt" style:font-size-complex="7pt"/>
    </style:style>
    <style:style style:name="T79" style:family="text">
      <style:text-properties fo:color="#3f7f5f" fo:font-size="7pt" style:text-underline-style="solid" style:text-underline-width="auto" style:text-underline-color="font-color" style:font-size-asian="7pt" style:font-size-complex="7pt"/>
    </style:style>
    <style:style style:name="T80" style:family="text">
      <style:text-properties fo:color="#3f7f5f" fo:font-size="8pt" fo:font-weight="bold" style:font-size-asian="8pt" style:font-weight-asian="bold" style:font-size-complex="8pt" style:font-weight-complex="bold"/>
    </style:style>
    <style:style style:name="T81" style:family="text">
      <style:text-properties fo:color="#0000c0"/>
    </style:style>
    <style:style style:name="T82" style:family="text">
      <style:text-properties fo:color="#0000c0" fo:font-style="italic" style:font-style-asian="italic" style:font-style-complex="italic"/>
    </style:style>
    <style:style style:name="T83" style:family="text">
      <style:text-properties fo:color="#0000c0" fo:font-style="italic" style:text-underline-style="solid" style:text-underline-width="auto" style:text-underline-color="font-color" style:font-style-asian="italic" style:font-style-complex="italic"/>
    </style:style>
    <style:style style:name="T84" style:family="text">
      <style:text-properties fo:color="#0000c0" style:font-name="Courier New"/>
    </style:style>
    <style:style style:name="T85" style:family="text">
      <style:text-properties fo:color="#0000c0" style:font-name="Courier New" style:font-name-asian="Courier New" style:font-name-complex="Courier New"/>
    </style:style>
    <style:style style:name="T86" style:family="text">
      <style:text-properties fo:color="#2300dc"/>
    </style:style>
    <style:style style:name="T87" style:family="text">
      <style:text-properties fo:color="#2300dc" style:font-name="Courier New"/>
    </style:style>
    <style:style style:name="T88" style:family="text">
      <style:text-properties style:font-name="Courier New"/>
    </style:style>
    <style:style style:name="T89" style:family="text">
      <style:text-properties style:font-name="Courier New" fo:font-size="8pt" style:font-name-asian="Courier New" style:font-size-asian="8pt" style:font-name-complex="Courier New" style:font-size-complex="8pt"/>
    </style:style>
    <style:style style:name="T90" style:family="text">
      <style:text-properties fo:language="en" fo:country="US"/>
    </style:style>
    <style:style style:name="T91" style:family="text">
      <style:text-properties fo:color="#dc2300" style:font-name="monospace" fo:font-style="normal" fo:font-weight="normal"/>
    </style:style>
    <style:style style:name="T92" style:family="text">
      <style:text-properties fo:font-size="20pt" style:font-size-asian="20pt" style:font-size-complex="20pt"/>
    </style:style>
    <style:style style:name="T93" style:family="text">
      <style:text-properties fo:color="#646464"/>
    </style:style>
    <style:style style:name="T94" style:family="text">
      <style:text-properties fo:font-style="normal" style:font-style-asian="normal" style:font-style-complex="normal"/>
    </style:style>
    <style:style style:name="T95" style:family="text">
      <style:text-properties fo:color="#0000ff" fo:font-size="9pt" fo:font-style="italic" style:font-size-asian="9pt" style:font-style-asian="italic" style:font-size-complex="9pt" style:font-style-complex="italic"/>
    </style:style>
    <style:style style:name="T96" style:family="text">
      <style:text-properties fo:font-size="11pt"/>
    </style:style>
    <style:style style:name="T97" style:family="text">
      <style:text-properties style:font-size-asian="11pt"/>
    </style:style>
    <style:style style:name="T98" style:family="text">
      <style:text-properties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fik6" text:anchor-type="paragraph" svg:x="0.011cm" svg:y="0.009cm" svg:width="17cm" svg:height="3.231cm" draw:z-index="39"><draw:image xlink:href="Pictures/10000000000003C6000000FA4B528B51.jpg" xlink:type="simple" xlink:show="embed" xlink:actuate="onLoad"/></draw:frame><draw:frame draw:style-name="fr1" draw:name="Grafik9" text:anchor-type="paragraph" svg:x="0.282cm" svg:y="1.236cm" svg:width="1.598cm" svg:height="1.526cm" draw:z-index="40"><draw:image xlink:href="../../../../../maven_projects/maven/zksample2_doc/docs/pics/zkpowered_110x110.png" xlink:type="simple" xlink:show="embed" xlink:actuate="onLoad"/></draw:frame></text:p>
      <text:p text:style-name="P4"/>
      <text:p text:style-name="P4"/>
      <text:p text:style-name="P11"><text:span text:style-name="T92">ZK, Java and the World. </text:span><text:s/></text:p>
      <text:p text:style-name="P5"/>
      <text:p text:style-name="P5"/>
      <text:p text:style-name="P5"/>
      <text:p text:style-name="P10">The Zksample2 project.</text:p>
      <text:p text:style-name="P4"/>
      <text:p text:style-name="P4">A demo application that shows the integration of the zk AJAX web framework with several common used frameworks for database access, middle ware, security <text:s/>and reporting.</text:p>
      <text:p text:style-name="P4"/>
      <text:p text:style-name="P4">Updated to zk v5.0.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9">Table of contents</text:p>
          </text:index-title>
          <text:p text:style-name="P120"><text:s/>1.About the Authors<text:tab/>3</text:p>
          <text:p text:style-name="P120"><text:s/>2.Preface<text:tab/>3</text:p>
          <text:p text:style-name="P120"><text:s/>3.Update ZK libs from 3.6.3 to <text:s/>5.0.4<text:tab/>3</text:p>
          <text:p text:style-name="P136"><text:s/>3.1.Changes in the Configuration (for 5.04)<text:tab/>4</text:p>
          <text:p text:style-name="P120"><text:s/>4.Used frameworks<text:tab/>5</text:p>
          <text:p text:style-name="P120"><text:s/>5.Prerequisites<text:tab/>5</text:p>
          <text:p text:style-name="P120"><text:s/>6.Download and Install<text:tab/>6</text:p>
          <text:p text:style-name="P120"><text:s/>7.A little bit about maven<text:tab/>7</text:p>
          <text:p text:style-name="P120"><text:s/>8.An overview about the tiers.<text:tab/>7</text:p>
          <text:p text:style-name="P120"><text:s/>9.The backend<text:tab/>7</text:p>
          <text:p text:style-name="P120"><text:s/>10.The fronted<text:tab/>8</text:p>
          <text:p text:style-name="P136"><text:s/>10.1.What's in a standard module (annotate databinded)<text:tab/>9</text:p>
          <text:p text:style-name="P136"><text:s/>10.2.The Module MainController<text:tab/>9</text:p>
          <text:p text:style-name="P136"><text:s/>10.3.The list window (manual databinded in controller code)<text:tab/>10</text:p>
          <text:p text:style-name="P136"><text:s/>10.4.The dialog window<text:tab/>14</text:p>
          <text:p text:style-name="P136"><text:s/>10.5.Reporting with DynamicJasper<text:tab/>16</text:p>
          <text:p text:style-name="P120"><text:s/>11.Localisation<text:tab/>16</text:p>
          <text:p text:style-name="P120"><text:s/>12.The configuration files<text:tab/>17</text:p>
          <text:p text:style-name="P120"><text:s/>13.Spring<text:tab/>18</text:p>
          <text:p text:style-name="P136"><text:s/>13.1.Spring AOP<text:tab/>19</text:p>
          <text:p text:style-name="P136"><text:s/>13.2.Spring-Security<text:tab/>19</text:p>
          <text:p text:style-name="P136"><text:s/>13.3.Security-Concept<text:tab/>20</text:p>
          <text:p text:style-name="P136"><text:s/>13.4.An one-time-password implementation.<text:tab/>21</text:p>
          <text:p text:style-name="P120"><text:s/>14.How To's and special components<text:tab/>23</text:p>
          <text:p text:style-name="P136"><text:s/>14.1.How to build a custom constraint<text:tab/>23</text:p>
          <text:p text:style-name="P136"><text:s/>14.2.TypeConverters<text:tab/>24</text:p>
          <text:p text:style-name="P136"><text:s/>14.3.Long running operations – The Echo Event<text:tab/>25</text:p>
          <text:p text:style-name="P136"><text:s/>14.4.Modal <text:s/>(Search) Dialogs that are getting back an object<text:tab/>26</text:p>
          <text:p text:style-name="P136"><text:s/>14.5.EventQueues. We are building a StatusBar controller.<text:tab/>29</text:p>
          <text:p text:style-name="P136"><text:s/>14.6.EventQueues. We are building a MessageBar controller.<text:tab/>31</text:p>
          <text:p text:style-name="P136"><text:s/>14.7.Dashboard modules<text:tab/>32</text:p>
          <text:p text:style-name="P120"><text:s/>15.The package structure<text:tab/>33</text:p>
          <text:p text:style-name="P136"><text:s/>15.1.Backend<text:tab/>33</text:p>
          <text:p text:style-name="P136"><text:s/>15.2.Frontend<text:tab/>33</text:p>
        </text:index-body>
      </text:table-of-content>
      <text:p text:style-name="P4"/>
      <text:p text:style-name="P4"/>
      <text:p text:style-name="P4"/>
      <text:h text:style-name="P117" text:outline-level="1">About the Authors</text:h>
      <table:table table:name="Tabelle1" table:style-name="Tabelle1">
        <table:table-column table:style-name="Tabelle1.A"/>
        <table:table-column table:style-name="Tabelle1.B"/>
        <table:table-row>
          <table:table-cell table:style-name="Tabelle1.A1" office:value-type="string">
            <text:p text:style-name="P32"><draw:frame draw:style-name="fr2" draw:name="Grafik5" text:anchor-type="paragraph" svg:width="1.953cm" svg:height="2.452cm" draw:z-index="42"><draw:image xlink:href="Pictures/10000000000000F200000130F271417E.jpg" xlink:type="simple" xlink:show="embed" xlink:actuate="onLoad"/></draw:frame></text:p>
          </table:table-cell>
          <table:table-cell table:style-name="Tabelle1.B1" office:value-type="string">
            <text:p text:style-name="P3">Dipl.rer.pol. Stephan Gerth is a great fan of the ZK framework. He's the initiator of the Zksample project and a Zkoss forum contributor as 'TerryTornado'.</text:p>
            <text:p text:style-name="P3">If you need help by your zk projects with integrating spring and hibernate you can hire him worldwide.</text:p>
            <text:p text:style-name="P3"/>
          </table:table-cell>
        </table:table-row>
        <table:table-row>
          <table:table-cell table:style-name="Tabelle1.A2" office:value-type="string">
            <text:p text:style-name="P32"/>
          </table:table-cell>
          <table:table-cell table:style-name="Tabelle1.B2" office:value-type="string">
            <text:p text:style-name="P3">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3"/>
      <text:p text:style-name="P3"/>
      <text:h text:style-name="Heading_20_1" text:outline-level="1">Preface</text:h>
      <text:p text:style-name="P56">This documentation is a work in progress. If someone whishes more explanations about special details on the project please feel free to ask us for it.</text:p>
      <text:p text:style-name="P6"/>
      <text:p text:style-name="P6">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6"/>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6"/>
      <text:p text:style-name="P6">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6"/>
      <text:p text:style-name="P6">In this documentation we will only pointed to interesting parts on it and hope that it will be useful for the readers who wants to build an enterprise web application with the ZK web framework for the frontend.</text:p>
      <text:p text:style-name="P6">Several controllers are working now (since updated to zk 5.0.3) with automatically <text:s/>Annotated DataBinding. </text:p>
      <text:p text:style-name="P6"/>
      <text:h text:style-name="Heading_20_1" text:outline-level="1">Update ZK libs from 3.6.3 to <text:s/>5.0.4</text:h>
      <text:p text:style-name="P6"/>
      <text:p text:style-name="P6">These days we have <text:span text:style-name="T10">updated</text:span> the Zksample2 project from ZK v3.6.3 to <text:span text:style-name="T10">ZK version 5.0.4. </text:span></text:p>
      <text:p text:style-name="P7"/>
      <text:p text:style-name="P9">We are evaluating the 5.x version natural for a longer time, so we won't not only change the libs but we also <text:s text:c="2"/>made significant modifications to the Zksample2 codes that mirrors our experience with the new great version.</text:p>
      <text:p text:style-name="P7"/>
      <text:p text:style-name="P6"><text:span text:style-name="T61">With this new version we have modified several of the modules to work now with the automatically </text:span><text:span text:style-name="T10">Annotated</text:span><text:span text:style-name="T61"> </text:span><text:span text:style-name="T10">Databinding</text:span><text:span text:style-name="T61">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0">LoC</text:span><text:span text:style-name="T61"> (Lines of Code). </text:span></text:p>
      <text:p text:style-name="P9">In this case we have adapt our PagedListWrapper (Golden Cow for DB-Sorting/DB-Paging/Generating HQL Queries/without lazyLoading Hibernate exception) for Databinding too. </text:p>
      <text:p text:style-name="P9"/>
      <text:p text:style-name="P9"/>
      <text:p text:style-name="P6"><text:span text:style-name="T61">With the 5.x version comes some new things for us, so we would implement these things step by step. One very interesting new feature are the </text:span><text:span text:style-name="T10">EventQueues </text:span><text:span text:style-name="T61">class. You can imagine this as a global listener. </text:span></text:p>
      <text:p text:style-name="P6"><text:soft-page-break/><text:span text:style-name="T61">WOW absolute interesting for a web application. We use this new feature for showing how to build a StatusBarController that can actualize his information from any place in code. Later we will write a new chat module with the EventQueues mechanism. </text:span></text:p>
      <text:p text:style-name="P9"/>
      <text:h text:style-name="P121" text:outline-level="2">Changes in the Configuration (for 5.04)</text:h>
      <text:p text:style-name="P9">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9"/>
      <text:p text:style-name="P23">&lt;!-- ========================================================== --&gt;</text:p>
      <text:p text:style-name="P38">&lt;!-- <text:s text:c="11"/>Enable event thread for modal windows <text:s text:c="10"/>--&gt;</text:p>
      <text:p text:style-name="P38">&lt;!-- ========================================================== --&gt;</text:p>
      <text:p text:style-name="P35"><text:span text:style-name="T42">&lt;</text:span><text:span text:style-name="T45">system-config</text:span><text:span text:style-name="T42">&gt;</text:span></text:p>
      <text:p text:style-name="P35"><text:span text:style-name="T16"><text:tab/></text:span><text:span text:style-name="T42">&lt;</text:span><text:span text:style-name="T45">disable-event-thread</text:span><text:span text:style-name="T42">&gt;</text:span><text:span text:style-name="T16">false</text:span><text:span text:style-name="T42">&lt;/</text:span><text:span text:style-name="T45">disable-event-thread</text:span><text:span text:style-name="T42">&gt;</text:span></text:p>
      <text:p text:style-name="P36"><text:span text:style-name="T43">&lt;/</text:span><text:span text:style-name="T46">system-config</text:span><text:span text:style-name="T43">&gt;</text:span></text:p>
      <text:p text:style-name="P9"/>
      <text:p text:style-name="P6"><text:span text:style-name="T61">The second modifying in our </text:span><text:span text:style-name="T10">zk.xml</text:span><text:span text:style-name="T61"> is because of the situation that the default font-family is changed, so we will set it back to our well known font and size.</text:span></text:p>
      <text:p text:style-name="P9"/>
      <text:p text:style-name="P23">&lt;!-- ========================================================== --&gt;</text:p>
      <text:p text:style-name="P38">&lt;!-- <text:s text:c="22"/>since 5.0.3 <text:s text:c="25"/>--&gt;</text:p>
      <text:p text:style-name="P35"><text:span text:style-name="T37">&lt;!-- <text:s/>The default font size is changed to "</text:span><text:span text:style-name="T38">arial</text:span><text:span text:style-name="T37">, </text:span><text:span text:style-name="T38">sans</text:span><text:span text:style-name="T37">-</text:span><text:span text:style-name="T38">serif</text:span><text:span text:style-name="T37">" <text:s text:c="2"/>--&gt;</text:span></text:p>
      <text:p text:style-name="P38">&lt;!-- <text:s text:c="12"/>Here we set to the old settings <text:s text:c="15"/>--&gt;</text:p>
      <text:p text:style-name="P38">&lt;!-- ========================================================== --&gt;</text:p>
      <text:p text:style-name="P35"><text:span text:style-name="T42">&lt;</text:span><text:span text:style-name="T45">library-property</text:span><text:span text:style-name="T42">&gt;</text:span></text:p>
      <text:p text:style-name="P35"><text:span text:style-name="T16"><text:tab/></text:span><text:span text:style-name="T42">&lt;</text:span><text:span text:style-name="T45">name</text:span><text:span text:style-name="T42">&gt;</text:span><text:span text:style-name="T16">org.zkoss.zul.theme.fontFamilyT</text:span><text:span text:style-name="T42">&lt;/</text:span><text:span text:style-name="T45">name</text:span><text:span text:style-name="T42">&gt;</text:span></text:p>
      <text:p text:style-name="P35"><text:span text:style-name="T16"><text:tab/></text:span><text:span text:style-name="T42">&lt;</text:span><text:span text:style-name="T45">value</text:span><text:span text:style-name="T42">&gt;</text:span><text:span text:style-name="T29">Verdana</text:span><text:span text:style-name="T16">, </text:span><text:span text:style-name="T29">Tahoma</text:span><text:span text:style-name="T16">, </text:span><text:span text:style-name="T29">Arial</text:span><text:span text:style-name="T16">, </text:span><text:span text:style-name="T29">Helvetica</text:span><text:span text:style-name="T16">, </text:span><text:span text:style-name="T29">sans</text:span><text:span text:style-name="T16">-</text:span><text:span text:style-name="T29">serif</text:span><text:span text:style-name="T42">&lt;/</text:span><text:span text:style-name="T45">value</text:span><text:span text:style-name="T42">&gt;</text:span></text:p>
      <text:p text:style-name="P35"><text:span text:style-name="T42">&lt;/</text:span><text:span text:style-name="T45">library-property</text:span><text:span text:style-name="T42">&gt;</text:span></text:p>
      <text:p text:style-name="P35"><text:span text:style-name="T42">&lt;</text:span><text:span text:style-name="T45">library-property</text:span><text:span text:style-name="T42">&gt;</text:span></text:p>
      <text:p text:style-name="P35"><text:span text:style-name="T16"><text:tab/></text:span><text:span text:style-name="T42">&lt;</text:span><text:span text:style-name="T45">name</text:span><text:span text:style-name="T42">&gt;</text:span><text:span text:style-name="T16">org.zkoss.zul.theme.fontFamilyC</text:span><text:span text:style-name="T42">&lt;/</text:span><text:span text:style-name="T45">name</text:span><text:span text:style-name="T42">&gt;</text:span></text:p>
      <text:p text:style-name="P35"><text:span text:style-name="T16"><text:tab/></text:span><text:span text:style-name="T42">&lt;</text:span><text:span text:style-name="T45">value</text:span><text:span text:style-name="T42">&gt;</text:span><text:span text:style-name="T29">Verdana</text:span><text:span text:style-name="T16">, </text:span><text:span text:style-name="T29">Tahoma</text:span><text:span text:style-name="T16">, </text:span><text:span text:style-name="T29">Arial</text:span><text:span text:style-name="T16">, </text:span><text:span text:style-name="T29">Helvetica</text:span><text:span text:style-name="T16">, </text:span><text:span text:style-name="T29">sans</text:span><text:span text:style-name="T16">-</text:span><text:span text:style-name="T29">serif</text:span><text:span text:style-name="T42">&lt;/</text:span><text:span text:style-name="T45">value</text:span><text:span text:style-name="T42">&gt;</text:span></text:p>
      <text:p text:style-name="P36"><text:span text:style-name="T43">&lt;/</text:span><text:span text:style-name="T46">library-property</text:span><text:span text:style-name="T43">&gt;</text:span></text:p>
      <text:p text:style-name="P9"/>
      <text:p text:style-name="P9">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9"/>
      <text:p text:style-name="P6"><text:span text:style-name="T61">We must declare our little css-file in the </text:span><text:span text:style-name="T10">lang-addon.xml</text:span><text:span text:style-name="T61"> <text:s/></text:span></text:p>
      <text:p text:style-name="P9"/>
      <text:p text:style-name="P15"><text:span text:style-name="T44">&lt;</text:span><text:span text:style-name="T47">stylesheet</text:span><text:span text:style-name="T61"> </text:span><text:span text:style-name="T49">href</text:span><text:span text:style-name="T36">=</text:span><text:span text:style-name="T52">"/css/zul/zksample2.css"</text:span><text:span text:style-name="T61"> </text:span><text:span text:style-name="T49">type</text:span><text:span text:style-name="T36">=</text:span><text:span text:style-name="T52">"text/css"</text:span><text:span text:style-name="T61"> </text:span><text:span text:style-name="T44">/&gt;</text:span></text:p>
      <text:p text:style-name="P29"/>
      <text:p text:style-name="P26">( which self is declared in the zk.xml file) file.</text:p>
      <text:p text:style-name="P29"/>
      <text:p text:style-name="P29"/>
      <text:p text:style-name="P23">&lt;!-- ========================================================== --&gt;</text:p>
      <text:p text:style-name="P38">&lt;!-- <text:s text:c="11"/>Path to the character set and sizes <text:s text:c="12"/>--&gt;</text:p>
      <text:p text:style-name="P35"><text:span text:style-name="T37">&lt;!-- <text:s text:c="17"/></text:span><text:span text:style-name="T38">Zkoss</text:span><text:span text:style-name="T37"> configuration file <text:s text:c="17"/>--&gt;</text:span></text:p>
      <text:p text:style-name="P38">&lt;!-- <text:s text:c="10"/>Custom components are declared here <text:s text:c="13"/>--&gt;</text:p>
      <text:p text:style-name="P38">&lt;!-- ========================================================== --&gt;</text:p>
      <text:p text:style-name="P35"><text:span text:style-name="T42">&lt;</text:span><text:span text:style-name="T45">language-config</text:span><text:span text:style-name="T42">&gt;</text:span></text:p>
      <text:p text:style-name="P35"><text:span text:style-name="T16"><text:tab/></text:span><text:span text:style-name="T42">&lt;</text:span><text:span text:style-name="T45">addon-uri</text:span><text:span text:style-name="T42">&gt;</text:span><text:span text:style-name="T16">/WEB-INF/</text:span><text:span text:style-name="T29">lang</text:span><text:span text:style-name="T16">-addon.xml</text:span></text:p>
      <text:p text:style-name="P35"><text:span text:style-name="T16"><text:tab/></text:span><text:span text:style-name="T42">&lt;/</text:span><text:span text:style-name="T45">addon-uri</text:span><text:span text:style-name="T42">&gt;</text:span></text:p>
      <text:p text:style-name="P35"><text:span text:style-name="T42">&lt;/</text:span><text:span text:style-name="T45">language-config</text:span><text:span text:style-name="T42">&gt;</text:span></text:p>
      <text:p text:style-name="P9"/>
      <text:p text:style-name="P9"/>
      <text:p text:style-name="P9">Next lines will enable that all user actions displays a wait indicator.</text:p>
      <text:p text:style-name="P23">&lt;!-- ====================================================== --&gt;</text:p>
      <text:p text:style-name="P38">&lt;!-- <text:s text:c="2"/>Displays the wait indicator for every user action <text:s text:c="3"/>--&gt;</text:p>
      <text:p text:style-name="P38">&lt;!-- ====================================================== --&gt;</text:p>
      <text:p text:style-name="P35"><text:span text:style-name="T42">&lt;</text:span><text:span text:style-name="T45">library-property</text:span><text:span text:style-name="T42">&gt;</text:span></text:p>
      <text:p text:style-name="P35"><text:span text:style-name="T16"><text:s text:c="5"/></text:span><text:span text:style-name="T42">&lt;</text:span><text:span text:style-name="T45">name</text:span><text:span text:style-name="T42">&gt;</text:span><text:span text:style-name="T16">org.zkoss.zul.progressbox.position</text:span><text:span text:style-name="T42">&lt;/</text:span><text:span text:style-name="T45">name</text:span><text:span text:style-name="T42">&gt;</text:span></text:p>
      <text:p text:style-name="P35"><text:span text:style-name="T16"><text:s text:c="5"/></text:span><text:span text:style-name="T42">&lt;</text:span><text:span text:style-name="T45">value</text:span><text:span text:style-name="T42">&gt;</text:span><text:span text:style-name="T16">center</text:span><text:span text:style-name="T42">&lt;/</text:span><text:span text:style-name="T45">value</text:span><text:span text:style-name="T42">&gt;</text:span></text:p>
      <text:p text:style-name="P35"><text:span text:style-name="T42">&lt;/</text:span><text:span text:style-name="T45">library-property</text:span><text:span text:style-name="T42">&gt;</text:span></text:p>
      <text:p text:style-name="P52"/>
      <text:p text:style-name="P35"><text:span text:style-name="T42">&lt;</text:span><text:span text:style-name="T45">client-config</text:span><text:span text:style-name="T42">&gt;</text:span></text:p>
      <text:p text:style-name="P35"><text:span text:style-name="T16"><text:s text:c="5"/></text:span><text:span text:style-name="T42">&lt;</text:span><text:span text:style-name="T45">processing-prompt-delay</text:span><text:span text:style-name="T42">&gt;</text:span><text:span text:style-name="T16">1</text:span><text:span text:style-name="T42">&lt;/</text:span><text:span text:style-name="T45">processing-prompt-delay</text:span><text:span text:style-name="T42">&gt;</text:span></text:p>
      <text:p text:style-name="P35"><text:span text:style-name="T42">&lt;/</text:span><text:span text:style-name="T45">client-config</text:span><text:span text:style-name="T42">&gt;</text:span></text:p>
      <text:p text:style-name="P13"/>
      <text:p text:style-name="P13"/>
      <text:p text:style-name="P13"/>
      <text:h text:style-name="Heading_20_1" text:outline-level="1"><text:soft-page-break/>Used frameworks</text:h>
      <text:p text:style-name="P8"/>
      <text:list xml:id="list33670497" text:style-name="L1">
        <text:list-item>
          <text:p text:style-name="P86"><text:span text:style-name="T3">ZK web framework <text:s/></text:span><text:a xlink:type="simple" xlink:href="http://www.zkoss.org/"><text:span text:style-name="T3">http://www.zkoss.org/</text:span></text:a></text:p>
          <text:p text:style-name="P88">used for the frontend as a component oriented and event driven web framework.</text:p>
          <text:p text:style-name="P88"/>
        </text:list-item>
      </text:list>
      <text:list xml:id="list33695407" text:style-name="L2">
        <text:list-item>
          <text:p text:style-name="P99"><text:span text:style-name="T3">Hibernate ORM</text:span><text:span text:style-name="T3"> <text:s/></text:span><text:a xlink:type="simple" xlink:href="https://www.hibernate.org/"><text:span text:style-name="T3">https://www.hibernate.org/</text:span></text:a><text:span text:style-name="T3"> </text:span></text:p>
          <text:p text:style-name="P89">used in the backend as Object Relational Mapper between Tables records and Pojos (Domain Models)</text:p>
          <text:p text:style-name="P89"/>
        </text:list-item>
        <text:list-item>
          <text:p text:style-name="P99"><text:span text:style-name="T3">Spring </text:span><text:span text:style-name="T3"><text:s/></text:span><text:a xlink:type="simple" xlink:href="http://www.springsource.org/"><text:span text:style-name="T3">http://www.springsource.org/</text:span></text:a><text:span text:style-name="T3"> </text:span></text:p>
          <text:p text:style-name="P89">as a common Enterprise framework. Used for the scopes of lifetime for the created controllers and DAOs.</text:p>
          <text:p text:style-name="P89"/>
        </text:list-item>
        <text:list-item>
          <text:p text:style-name="P89">Spring AOP <text:s/><text:a xlink:type="simple" xlink:href="http://www.springsource.org/"><text:span text:style-name="T2">http://www.springsource.org/</text:span></text:a><text:span text:style-name="T2"> </text:span></text:p>
          <text:p text:style-name="P89">AOP ( Aspect oriented programming ) framework, Used for our transaction scopes in the DAO's and Services.</text:p>
        </text:list-item>
      </text:list>
      <text:p text:style-name="P6"/>
      <text:list xml:id="list39571249" text:continue-numbering="true" text:style-name="L2">
        <text:list-item>
          <text:p text:style-name="P89">Spring-Security <text:s/><text:a xlink:type="simple" xlink:href="http://www.springsource.org/"><text:span text:style-name="T2">http://www.springsource.org/</text:span></text:a><text:span text:style-name="T2"> </text:span></text:p>
          <text:p text:style-name="P89">Security framework. Used for the <text:s/>authentication of a user and authorization for the components and methods.</text:p>
        </text:list-item>
      </text:list>
      <text:p text:style-name="P6"/>
      <text:list xml:id="list39583427" text:continue-numbering="true" text:style-name="L2">
        <text:list-item>
          <text:p text:style-name="P99"><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89">We used only pieces of this framework. From it's Search class it generates the HQL Queries. It's the basic of our paged lists that can be sorted on the database too.</text:p>
          <text:p text:style-name="P89"/>
        </text:list-item>
      </text:list>
      <text:list xml:id="list39577755" text:continue-list="list33670497" text:style-name="L1">
        <text:list-item>
          <text:p text:style-name="P86"><text:span text:style-name="T3">JasperReport</text:span><text:span text:style-name="T3"> <text:s/></text:span><text:a xlink:type="simple" xlink:href="http://jasperforge.org/"><text:span text:style-name="T3">http://jasperforge.org/</text:span></text:a><text:span text:style-name="T3"> </text:span></text:p>
          <text:p text:style-name="P88">Used for the printing of reports.</text:p>
          <text:p text:style-name="P88"/>
        </text:list-item>
        <text:list-item>
          <text:p text:style-name="P86"><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88">Used for creating dynamic Jasper reports at runtime. Most of our reports uses them.</text:p>
        </text:list-item>
      </text:list>
      <text:p text:style-name="P7"/>
      <text:p text:style-name="P6">Further their are much more libs by dependency. Thanks for all of them.</text:p>
      <text:p text:style-name="P6"/>
      <text:h text:style-name="Heading_20_1" text:outline-level="1">Prerequisites</text:h>
      <text:p text:style-name="P6"/>
      <text:p text:style-name="P6">The Zksample2 project is an ECLIPSE project and developed under Eclipse EE 3.5 Galileo and Eclipse EE 3.4 Ganymed.</text:p>
      <text:p text:style-name="P6"/>
      <text:list xml:id="list33689717" text:style-name="L3">
        <text:list-item>
          <text:p text:style-name="P90">Eclipse IDE</text:p>
        </text:list-item>
      </text:list>
      <text:list xml:id="list33689870" text:style-name="L4">
        <text:list-item>
          <text:p text:style-name="P91">Maven2</text:p>
        </text:list-item>
      </text:list>
      <text:list xml:id="list33677496" text:style-name="L5">
        <text:list-item>
          <text:p text:style-name="P92">Tomcat</text:p>
        </text:list-item>
      </text:list>
      <text:list xml:id="list33692618" text:style-name="L6">
        <text:list-item>
          <text:p text:style-name="P93">Maven Plugin</text:p>
        </text:list-item>
      </text:list>
      <text:list xml:id="list39582690" text:continue-list="list33689870" text:style-name="L4">
        <text:list-item>
          <text:p text:style-name="P91">Subversion Plugin</text:p>
          <text:p text:style-name="P91"/>
        </text:list-item>
      </text:list>
      <text:p text:style-name="P6"/>
      <text:p text:style-name="P6"/>
      <text:p text:style-name="Standard"><text:span text:style-name="T3">Download and install Maven2 from here: </text:span><text:a xlink:type="simple" xlink:href="http://maven.apache.org/"><text:span text:style-name="T3">http://maven.apache.org/</text:span></text:a><text:span text:style-name="T3"> </text:span></text:p>
      <text:p text:style-name="P6"/>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6"/>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6">So you must download and install the Subversion Plugin for Eclipse. You can download it from </text:p>
      <text:p text:style-name="P3"><text:a xlink:type="simple" xlink:href="http://subclipse.tigris.org/"><text:span text:style-name="T58">http://subclipse.tigris.org/</text:span></text:a><text:span text:style-name="T58"> .</text:span></text:p>
      <text:p text:style-name="P6"/>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oft-page-break/><text:span text:style-name="T3">environment the Tomcat version 6.0.26.</text:span></text:p>
      <text:p text:style-name="P6">After installing Tomcat on your local machine you must tell Eclipse where the installation is placed.</text:p>
      <text:p text:style-name="P3"/>
      <text:p text:style-name="P3"><draw:frame draw:style-name="fr2" draw:name="Grafik1" text:anchor-type="paragraph" svg:width="16.999cm" svg:height="7.828cm" draw:z-index="0"><draw:image xlink:href="Pictures/1000000000000390000001A4940431BC.jpg" xlink:type="simple" xlink:show="embed" xlink:actuate="onLoad"/></draw:frame></text:p>
      <text:p text:style-name="P3"/>
      <text:h text:style-name="Heading_20_1" text:outline-level="1">Download and Install</text:h>
      <text:p text:style-name="P6"/>
      <text:p text:style-name="P6">For checking out the Zksample2 project go to Eclipse &lt;Window&gt;&lt;Open Perspective&gt;&lt;Others&gt; and select the entry 'SVN Repository Exploring' . Add a new Repository Location like in the picture below.</text:p>
      <text:p text:style-name="P6"><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1"><draw:image xlink:href="../../../../../maven_projects/maven/zksample2_doc/docs/pics/eclipse_svn_repository_location.jpg" xlink:type="simple" xlink:show="embed" xlink:actuate="onLoad"/></draw:frame></text:p>
      <text:p text:style-name="P6">The checkout URL is: https://zksample2.svn.sourceforge.net/svnroot/zksample2/</text:p>
      <text:p text:style-name="P6"/>
      <text:p text:style-name="P6">The best way is to imported all three sub projects seperate. The fourth project folder is the documentation . After importing your package explorer should see like this:</text:p>
      <text:p text:style-name="P6"/>
      <text:p text:style-name="P6"><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p text:style-name="P6"/>
      <text:list xml:id="list33673490" text:style-name="L7">
        <text:list-item>
          <text:p text:style-name="P94"><text:soft-page-break/>zkoss = web-frontend</text:p>
        </text:list-item>
        <text:list-item>
          <text:p text:style-name="P94">spring-hibernate-backend = backend.</text:p>
        </text:list-item>
        <text:list-item>
          <text:p text:style-name="P94">KeyGenZkoss = Tokenizer for generating a one-time-password with a little swing client.</text:p>
        </text:list-item>
        <text:list-item>
          <text:p text:style-name="P94">zksample2_doc = This document as an OpenOffice doc!</text:p>
        </text:list-item>
      </text:list>
      <text:p text:style-name="P6"/>
      <text:p text:style-name="P6">You can run the application by going to the zkoss project and right click on the project name and select &lt;run as&gt; &lt;run on server&gt; </text:p>
      <text:h text:style-name="Heading_20_1" text:outline-level="1">A little bit about maven</text:h>
      <text:p text:style-name="P6"/>
      <text:p text:style-name="P6">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6"/>
      <text:p text:style-name="P6">So our Subversion Repository is on a web server, it would be absolut fantastic to let the application build on it and deploy the war-file from there. </text:p>
      <text:p text:style-name="P6"/>
      <text:p text:style-name="P6">This is one mainly reason why we changed the build tool. Now we can start a script on the web server that tells maven where are the projects to checkout and what to do with it. </text:p>
      <text:p text:style-name="P6">A newly deployment (checkout on server, compiling, war-ing, deploying ) needs under 1 minute.</text:p>
      <text:p text:style-name="P6"/>
      <text:p text:style-name="P6">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6"/>
      <text:p text:style-name="P6">Additionally we have in our build script on the server a special instruction that do overwrite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7"/>
      <text:h text:style-name="Heading_20_1" text:outline-level="1">An overview about the tiers.</text:h>
      <text:p text:style-name="P6"/>
      <text:p text:style-name="P6">A tier means a layer of similar objects. Therefore multi-tier applications can have multiple layers of similar objects. So in software architecture pieces of the program can be seperated in several tiers. These tiers can be on different places too.</text:p>
      <text:p text:style-name="P6">The most common known multi-tier architecture is the 2-tier or client/server architecture where one tier is the database server and the second tier is the gui client. A 3-tier application have <text:s/>1. user interface / 2. business logic / 3. database.</text:p>
      <text:p text:style-name="P6"/>
      <text:p text:style-name="P6">The Zksample2 have 4 tiers.</text:p>
      <text:p text:style-name="P6"/>
      <text:list xml:id="list33689530" text:style-name="L8">
        <text:list-item>
          <text:p text:style-name="P95">User Interface /frontend</text:p>
        </text:list-item>
        <text:list-item>
          <text:p text:style-name="P95">Gui Services / Reporting</text:p>
        </text:list-item>
        <text:list-item>
          <text:p text:style-name="P95">The Business Logic </text:p>
        </text:list-item>
        <text:list-item>
          <text:p text:style-name="P95">Database </text:p>
          <text:p text:style-name="P95"/>
        </text:list-item>
      </text:list>
      <text:h text:style-name="Heading_20_1" text:outline-level="1">The backend</text:h>
      <text:p text:style-name="P56">The backend do all the stuff that have to do with the CRUD (<text:span text:style-name="T10">C</text:span>reate <text:span text:style-name="T10">R</text:span>ead <text:span text:style-name="T10">U</text:span>pdate <text:span text:style-name="T10">D</text:span>elete) functions of an application. We concentrate us on the main package structure that is as follows:</text:p>
      <text:p text:style-name="P56"/>
      <text:p text:style-name="P56">de.forsthaus.backend.dao <text:s/>( Interfaces for the <text:span text:style-name="T10">D</text:span>ata <text:span text:style-name="T10">A</text:span>ccess <text:span text:style-name="T10">O</text:span>bjects methods)</text:p>
      <text:p text:style-name="P56">de.forsthaus.backend.dao.impl ( Implementation of the Interface methods )</text:p>
      <text:p text:style-name="P56"><text:soft-page-break/>de.forsthaus.backend.model ( Domain objects also called Pojo's )</text:p>
      <text:p text:style-name="P56">de.forsthaus.backend.service ( Interfaces for the Services )</text:p>
      <text:p text:style-name="P56">de.forsthaus.backend.service.impl ( Implementation of the Interface methods )</text:p>
      <text:p text:style-name="P57"/>
      <text:p text:style-name="P56">The DAO classes are holding all classes for the CRUD operations. Every single DAO class is standing for a <text:s/>single table . Conventions are good things for orientation. So we named every DAO like the corresponding table name advanced with a 'DAO' like:</text:p>
      <text:p text:style-name="P56"><text:span text:style-name="T28">Interface =</text:span><text:span text:style-name="T53"> <text:s/>de.forsthaus.backend.dao.CustomerDAO. <text:s/></text:span></text:p>
      <text:p text:style-name="P56"><text:span text:style-name="T28">Methods Implementation =</text:span><text:span text:style-name="T53"> <text:s/>de.forsthaus.backend.dao.impl.CustomerDAOImpl. <text:s/></text:span></text:p>
      <text:p text:style-name="P64">Now we have the CRUD operations for all the tables in their DAO's. Hmmmmmm, for what's the hack are the Services ???</text:p>
      <text:p text:style-name="P63"><text:span text:style-name="T57">In the case as we defined that every table has one corresponding DAO class, we could say that in such a </text:span><text:span text:style-name="T57">class the operation like an insert or delete will do it in a single transaction </text:span><text:span text:style-name="T11">only</text:span><text:span text:style-name="T57"> for this table. The action is written (commit) to the database or rolled back (rollback) when failed. </text:span></text:p>
      <text:p text:style-name="P64">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3"><text:span text:style-name="T57">So by definition a transaction must be ACID </text:span><text:span text:style-name="T11">A</text:span><text:span text:style-name="T57">tomic / </text:span><text:span text:style-name="T11">C</text:span><text:span text:style-name="T57">onsitent / </text:span><text:span text:style-name="T11">I</text:span><text:span text:style-name="T57">solated / </text:span><text:span text:style-name="T11">D</text:span><text:span text:style-name="T57">urable. Means if during the two operations on the different bank accounts a failure arieses that all are rolled back. All must be OK or nothing. </text:span></text:p>
      <text:p text:style-name="P64">So it's a fine thing to set the transaction scope around the two operations as a single one. Therefore are the Services.</text:p>
      <text:p text:style-name="P64">In the spring AOP section of this documentation you'll read why you don't find codes in the backend about the transactions like the following codes:</text:p>
      <text:p text:style-name="P80">try {</text:p>
      <text:p text:style-name="P82"><text:s text:c="4"/><text:span text:style-name="T62">UserTransaction tx = ...</text:span> <text:s text:c="6"/></text:p>
      <text:p text:style-name="P82"><text:s text:c="4"/><text:span text:style-name="T62">tx.</text:span><text:span text:style-name="T63">begin</text:span><text:span text:style-name="T62">();</text:span></text:p>
      <text:p text:style-name="P81"><text:s text:c="4"/>// Do some work</text:p>
      <text:p text:style-name="P82"><text:s text:c="4"/><text:span text:style-name="T62">tx.commit();</text:span></text:p>
      <text:p text:style-name="P83">}</text:p>
      <text:p text:style-name="P83">catch (RuntimeException e) {</text:p>
      <text:p text:style-name="P82"><text:s text:c="4"/><text:span text:style-name="T62">tx.</text:span><text:span text:style-name="T91">rollback</text:span><text:span text:style-name="T62">();</text:span></text:p>
      <text:p text:style-name="P82"><text:s text:c="4"/><text:span text:style-name="T62">throw e; // or display error message</text:span></text:p>
      <text:p text:style-name="P83">}</text:p>
      <text:p text:style-name="P83"/>
      <text:h text:style-name="P118"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19">Executions.</text:span><text:span text:style-name="T20">createComponents</text:span><text:span text:style-name="T19">(myZulFile, </text:span><text:soft-page-break/><text:span text:style-name="T19">center, </text:span><text:span text:style-name="T13">null</text:span><text:span text:style-name="T19">) </text:span><text:span text:style-name="T25">where </text:span><text:span text:style-name="T19">center</text:span><text:span text:style-name="T25"> is the Center area of the borderlayout in our mainpage </text:span><text:span text:style-name="T26">index.zul</text:span><text:span text:style-name="T25"> </text:span><text:span text:style-name="T19">;</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64">branch of industry i.e. electronic, food, IT, automotive, insurance. </text:span></text:p>
      <text:p text:style-name="P55">One of our convention is that a gui module have normally three packages. One for the controllers, one for the ItemRenderers or converters and one for the reports if they need such. So the package structure of the branch is like this:</text:p>
      <text:p text:style-name="P56">de.forsthaus.webui.branch</text:p>
      <text:list xml:id="list33669758" text:style-name="L9">
        <text:list-item>
          <text:p text:style-name="P123">BranchMainCtrl.java</text:p>
        </text:list-item>
        <text:list-item>
          <text:p text:style-name="P123">BranchDialogCtrl.java</text:p>
        </text:list-item>
      </text:list>
      <text:list xml:id="list33685370" text:style-name="L10">
        <text:list-item>
          <text:p text:style-name="P124">BranchListCtrl.java</text:p>
        </text:list-item>
      </text:list>
      <text:p text:style-name="P56">de.forsthaus.webui.branch.model</text:p>
      <text:list xml:id="list33694828" text:style-name="L11">
        <text:list-item>
          <text:p text:style-name="P125">empty: no special renderer for this case used</text:p>
        </text:list-item>
      </text:list>
      <text:p text:style-name="P56">de.forsthaus.webui.branch.report</text:p>
      <text:list xml:id="list39575654" text:continue-numbering="true" text:style-name="L11">
        <text:list-item>
          <text:p text:style-name="P125">BranchSimpleDJReport.java</text:p>
        </text:list-item>
      </text:list>
      <text:p text:style-name="P56">The zul-templates we have stored in the folders under WEB-INF/pages/“moduleNames“/* .</text:p>
      <text:p text:style-name="P56"/>
      <text:p text:style-name="P56">NEW!!! Since we have updated the ZkSample2 to zk v 5.x in several modules we work with the Annotated <text:s text:c="2"/>Databinding mechanism. The manual old way with Databinding in code <text:span text:style-name="T61">comp.setValue</text:span>(bean.property) / comp.getValue(bean.property) and the second case with Annotated automatically Databinding. You can discover the modules that are working in the automatically <text:s/><text:span text:style-name="T10">a</text:span>nnotated <text:span text:style-name="T10">d</text:span>ata<text:span text:style-name="T10">b</text:span>inded way on their suffix (adb) in their menu texts.</text:p>
      <text:p text:style-name="P56">If we need no special ItemRenderer we declare all attributes in the zul file. Additionally we have set an converter for a special result in the listbox. </text:p>
      <text:h text:style-name="Heading_20_2" text:outline-level="2">The Module MainController</text:h>
      <text:p text:style-name="P56">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56">All Tabs/TabsData are loading on demand, means if some tabs are working together we must <text:s/>ensure that all of these tabs are loaded together. One of my lovely methods for this are the i.e. <text:s/><text:span text:style-name="T23">Events.</text:span><text:span text:style-name="T18">sendEvent</text:span><text:span text:style-name="T23">(</text:span><text:span text:style-name="T15">new</text:span><text:span text:style-name="T23"> Event(</text:span><text:span text:style-name="T54">"onSelect"</text:span><text:span text:style-name="T23">, </text:span><text:span text:style-name="T85">tabCustomerAddon1</text:span><text:span text:style-name="T23">, </text:span><text:span text:style-name="T15">null</text:span><text:span text:style-name="T23">));</text:span> method. With it you can force/simulate the call of the corresponding event, if it's declared in the code. Note: This does only work if you are in an Event.</text:p>
      <text:p text:style-name="P56"/>
      <text:p text:style-name="P56">If we have a look on the codes in the zul-file we distinguish two major DataBinding Beans. The <text:span text:style-name="T10">selectedListItem</text:span> and a '<text:span text:style-name="T10">normal</text:span>' bean that's property is showing it's <text:span text:style-name="T61">detail value in a</text:span><text:span text:style-name="T10"> </text:span><text:span text:style-name="T61">textbox or decimalbox or some of the other zk components. </text:span></text:p>
      <text:p text:style-name="P56"><text:span text:style-name="T61">The third kind of that are a List for the Listboxes </text:span><text:span text:style-name="T10">model</text:span><text:span text:style-name="T61">.</text:span></text:p>
      <text:p text:style-name="P56"/>
      <text:p text:style-name="P56">For an interComposer Communication we overhanded to each created data controller the mainController and vice versa. So controllerA have acces to controllerB by the way to call the mainController.getControllerB.</text:p>
      <text:p text:style-name="P56">We do this in the mainController by</text:p>
      <text:p text:style-name="P101"><text:span text:style-name="T78">// </text:span><text:span text:style-name="T79">overhanded</text:span><text:span text:style-name="T78"> this controller self in the paramMap</text:span></text:p>
      <text:p text:style-name="P110"><text:span text:style-name="T12">final</text:span><text:span text:style-name="T16"> Map&lt;String, Object&gt; map = Collections.</text:span><text:span text:style-name="T32">singletonMap</text:span><text:span text:style-name="T16">(mainCtrlName, mainCtrl);</text:span></text:p>
      <text:p text:style-name="P110"><text:span text:style-name="T16">…</text:span></text:p>
      <text:p text:style-name="P110"><text:span text:style-name="T76">// call the </text:span><text:span text:style-name="T77">zul</text:span><text:span text:style-name="T76">-file and put it on the tab.</text:span></text:p>
      <text:p text:style-name="P111"><text:span text:style-name="T30">Executions.</text:span><text:span text:style-name="T33">createComponents</text:span><text:span text:style-name="T30">(ControllerB.zul, parent, map);</text:span></text:p>
      <text:p text:style-name="P56"><text:soft-page-break/>By creating the ControllerB we read back the overhanded mainController and get them the ControllerB.</text:p>
      <text:p text:style-name="P15"><text:span text:style-name="T37">/**</text:span></text:p>
      <text:p text:style-name="P110"><text:span text:style-name="T37"><text:s/>* 1. Get the </text:span><text:span text:style-name="T38">overhanded</text:span><text:span text:style-name="T37"> MainController.</text:span><text:span text:style-name="T39">&lt;br&gt;</text:span></text:p>
      <text:p text:style-name="P110"><text:span text:style-name="T37"><text:s/>* 2. Set this controller in the MainController.</text:span><text:span text:style-name="T39">&lt;br&gt;</text:span></text:p>
      <text:p text:style-name="P110"><text:span text:style-name="T37"><text:s/>* 3. Check if a 'selectedObject' exists yet in the MainController.</text:span><text:span text:style-name="T39">&lt;br&gt;</text:span></text:p>
      <text:p text:style-name="P113"><text:s/>*/</text:p>
      <text:p text:style-name="P110"><text:span text:style-name="T12">if</text:span><text:span text:style-name="T16"> (</text:span><text:span text:style-name="T81">arg</text:span><text:span text:style-name="T16">.containsKey(</text:span><text:span text:style-name="T50">"ModuleMainController"</text:span><text:span text:style-name="T16">)) {</text:span></text:p>
      <text:p text:style-name="P110"><text:span text:style-name="T16"><text:s text:c="4"/>setBranchMainCtrl((BranchMainCtrl) </text:span><text:span text:style-name="T81">arg</text:span><text:span text:style-name="T16">.get(</text:span><text:span text:style-name="T50">"ModuleMainController"</text:span><text:span text:style-name="T16">));</text:span></text:p>
      <text:p text:style-name="P110"/>
      <text:p text:style-name="P110"><text:span text:style-name="T16"><text:s text:c="4"/></text:span><text:span text:style-name="T76">// SET THIS CONTROLLER TO THE MainController</text:span></text:p>
      <text:p text:style-name="P110"><text:span text:style-name="T16"><text:s text:c="4"/>getBranchMainCtrl().setBranchListCtrl(</text:span><text:span text:style-name="T12">this</text:span><text:span text:style-name="T16">);</text:span></text:p>
      <text:p text:style-name="P110"><text:s text:c="4"/>. . .</text:p>
      <text:p text:style-name="P111"><text:span text:style-name="T30"><text:s text:c="4"/>}</text:span></text:p>
      <text:p text:style-name="P56"/>
      <text:p text:style-name="P56">So in fact the mainModule zul-file is only a small file with a window component as a container with the applied controller. A few Tabs and the corresponding TabPanels. That's all.</text:p>
      <text:p text:style-name="P56"/>
      <text:h text:style-name="Heading_20_2" text:outline-level="2">The list window (manual databinded in controller code)</text:h>
      <text:p text:style-name="P56">We begin with the zul-template for the branches list named as branchList.zul. You'll find them in the folder WEB-INF/pages/branch/branchList.zul .</text:p>
      <text:p text:style-name="P66"><text:span text:style-name="T89">file:</text:span> <text:span text:style-name="T89">branchList.zul</text:span></text:p>
      <text:p text:style-name="P15"><text:span text:style-name="T42">&lt;?</text:span><text:span text:style-name="T45">xml</text:span> <text:span text:style-name="T48">version</text:span><text:span text:style-name="T16">=</text:span><text:span text:style-name="T51">"1.0"</text:span> <text:span text:style-name="T48">encoding</text:span><text:span text:style-name="T16">=</text:span><text:span text:style-name="T51">"UTF-8"</text:span> <text:span text:style-name="T42">?&gt;</text:span></text:p>
      <text:p text:style-name="P35"/>
      <text:p text:style-name="P47">&lt;!-- +++++++++++++++++++++++++++++++++++++++++++++++++++ --&gt;</text:p>
      <text:p text:style-name="P47">&lt;!-- This <text:span text:style-name="T74">taglib</text:span> is used <text:span text:style-name="T61">for</text:span> the translations. <text:s text:c="10"/>--&gt;</text:p>
      <text:p text:style-name="P47">&lt;!-- title="${c:l('panel_BranchList.title')}" <text:s text:c="11"/>--&gt;</text:p>
      <text:p text:style-name="P47">&lt;!-- It's the <text:span text:style-name="T74">aquivalent</text:span> to java: Labels.getLabel("xx"); --&gt;</text:p>
      <text:p text:style-name="P47">&lt;!-- +++++++++++++++++++++++++++++++++++++++++++++++++++ --&gt;</text:p>
      <text:p text:style-name="P35"><text:span text:style-name="T75">&lt;</text:span><text:span text:style-name="T42">?</text:span><text:span text:style-name="T45">taglib</text:span> uri="http://www.zkoss.org/dsp/web/core" prefix="c"<text:span text:style-name="T42">?&gt;</text:span></text:p>
      <text:p text:style-name="P35"/>
      <text:p text:style-name="P47">&lt;!-- +++++++++++++++++++++++++++++++++++++++++++++++++++ --&gt;</text:p>
      <text:p text:style-name="P47">&lt;!-- Resolver <text:span text:style-name="T61">class</text:span> that allows Spring to instantiated <text:s text:c="2"/>--&gt;</text:p>
      <text:p text:style-name="P47">&lt;!-- the controller <text:span text:style-name="T61">class</text:span> <text:span text:style-name="T61">for</text:span> <text:span text:style-name="T61">this</text:span> <text:span text:style-name="T74">zul</text:span>-file. Works on <text:s text:c="3"/>--&gt;</text:p>
      <text:p text:style-name="P47">&lt;!-- apply="${branchListCtrl}" <text:s text:c="26"/>--&gt;</text:p>
      <text:p text:style-name="P47">&lt;!-- +++++++++++++++++++++++++++++++++++++++++++++++++++ --&gt;</text:p>
      <text:p text:style-name="P35"><text:span text:style-name="T42">&lt;?</text:span><text:span text:style-name="T45">variable-resolver</text:span> class="org.zkoss.zkplus.spring.DelegatingVariableResolver"<text:span text:style-name="T42">?&gt;</text:span></text:p>
      <text:p text:style-name="P35"/>
      <text:p text:style-name="P35"><text:span text:style-name="T42">&lt;</text:span><text:span text:style-name="T45">zk</text:span> <text:span text:style-name="T48">xmlns</text:span><text:span text:style-name="T16">=</text:span><text:span text:style-name="T51">"http://www.zkoss.org/2005/zul"</text:span></text:p>
      <text:p text:style-name="P35"><text:tab/><text:span text:style-name="T48">xmlns:h</text:span><text:span text:style-name="T16">=</text:span><text:span text:style-name="T51">"http://www.w3.org/1999/xhtml"</text:span></text:p>
      <text:p text:style-name="P35"><text:tab/><text:span text:style-name="T48">xmlns:xsi</text:span><text:span text:style-name="T16">=</text:span><text:span text:style-name="T51">"http://www.w3.org/2001/XMLSchema-instance"</text:span></text:p>
      <text:p text:style-name="P35"><text:tab/><text:span text:style-name="T48">xsi:schemaLocation</text:span><text:span text:style-name="T16">=</text:span><text:span text:style-name="T51">"http://www.zkoss.org/2005/zul http://www.zkoss.org/2005/zul/zul.xsd"</text:span><text:span text:style-name="T42">&gt;</text:span></text:p>
      <text:p text:style-name="P35"/>
      <text:p text:style-name="P45"><text:tab/><text:span text:style-name="T86">&lt;!-- +++++++++++++++++++++++++++++++++++++++++++++++++++ --&gt;</text:span></text:p>
      <text:p text:style-name="P47"><text:tab/>&lt;!-- Window component as container <text:span text:style-name="T61">for</text:span> other components. --&gt;</text:p>
      <text:p text:style-name="P47"><text:tab/>&lt;!-- +++++++++++++++++++++++++++++++++++++++++++++++++++ --&gt;</text:p>
      <text:p text:style-name="P35"><text:span text:style-name="T16"><text:tab/></text:span><text:span text:style-name="T42">&lt;</text:span><text:span text:style-name="T45">window</text:span> <text:span text:style-name="T48">id</text:span><text:span text:style-name="T16">=</text:span><text:span text:style-name="T51">"window_BranchesList"</text:span> <text:span text:style-name="T48">apply</text:span><text:span text:style-name="T16">=</text:span><text:span text:style-name="T51">"${branchListCtrl}"</text:span></text:p>
      <text:p text:style-name="P35"><text:tab/><text:tab/><text:span text:style-name="T48">border</text:span><text:span text:style-name="T16">=</text:span><text:span text:style-name="T51">"none"</text:span> <text:span text:style-name="T48">width</text:span><text:span text:style-name="T16">=</text:span><text:span text:style-name="T51">"100%"</text:span><text:span text:style-name="T42">&gt;</text:span></text:p>
      <text:p text:style-name="P35"/>
      <text:p text:style-name="P45"><text:tab/><text:tab/><text:span text:style-name="T86">&lt;!-- +++++++++++++++++++++++++++++++++++++++++++++++++++ --&gt;</text:span></text:p>
      <text:p text:style-name="P47"><text:tab/><text:tab/>&lt;!-- Set the HTML BODY <text:span text:style-name="T61">for</text:span> ONLY <text:span text:style-name="T61">this</text:span> <text:span text:style-name="T74">zul</text:span> file. <text:s text:c="10"/>--&gt;</text:p>
      <text:p text:style-name="P47"><text:tab/><text:tab/>&lt;!-- +++++++++++++++++++++++++++++++++++++++++++++++++++ --&gt;</text:p>
      <text:p text:style-name="P35"><text:span text:style-name="T16"><text:tab/><text:tab/></text:span><text:span text:style-name="T42">&lt;</text:span><text:span text:style-name="T45">style</text:span><text:span text:style-name="T42">&gt;</text:span></text:p>
      <text:p text:style-name="P39"><text:tab/><text:tab/><text:tab/>body { padding: 0 0; /* 0 padding on top and bottom and 0</text:p>
      <text:p text:style-name="P39"><text:tab/><text:tab/><text:tab/>padding on right and left */ }</text:p>
      <text:p text:style-name="P35"><text:span text:style-name="T16"><text:tab/><text:tab/></text:span><text:span text:style-name="T42">&lt;/</text:span><text:span text:style-name="T45">style</text:span><text:span text:style-name="T42">&gt;</text:span></text:p>
      <text:p text:style-name="P35"/>
      <text:p text:style-name="P35"><text:span text:style-name="T16"><text:tab/><text:tab/></text:span><text:span text:style-name="T42">&lt;</text:span><text:span text:style-name="T45">panel</text:span> <text:span text:style-name="T48">id</text:span><text:span text:style-name="T16">=</text:span><text:span text:style-name="T51">"panel_BranchList"</text:span></text:p>
      <text:p text:style-name="P35"><text:tab/><text:tab/><text:tab/><text:span text:style-name="T48">title</text:span><text:span text:style-name="T16">=</text:span><text:span text:style-name="T51">"${c:l('panel_BranchList.title')}"</text:span> <text:span text:style-name="T48">border</text:span><text:span text:style-name="T16">=</text:span><text:span text:style-name="T51">"none"</text:span> <text:span text:style-name="T42">/&gt;</text:span></text:p>
      <text:p text:style-name="P35"/>
      <text:p text:style-name="P35"><text:span text:style-name="T16"><text:tab/><text:tab/></text:span><text:span text:style-name="T42">&lt;</text:span><text:span text:style-name="T45">toolbar</text:span><text:span text:style-name="T42">&gt;</text:span></text:p>
      <text:p text:style-name="P35"><text:span text:style-name="T16"><text:tab/><text:tab/><text:tab/></text:span><text:span text:style-name="T42">&lt;</text:span><text:span text:style-name="T45">button</text:span> <text:span text:style-name="T48">id</text:span><text:span text:style-name="T16">=</text:span><text:span text:style-name="T51">"btnHelp"</text:span> <text:span text:style-name="T48">image</text:span><text:span text:style-name="T16">=</text:span><text:span text:style-name="T51">"/images/icons/light_16x16.gif"</text:span></text:p>
      <text:p text:style-name="P35"><text:tab/><text:tab/><text:tab/><text:tab/><text:span text:style-name="T48">tooltiptext</text:span><text:span text:style-name="T16">=</text:span><text:span text:style-name="T51">"${c:l('btnHelp.tooltiptext')}"</text:span> <text:span text:style-name="T42">/&gt;</text:span></text:p>
      <text:p text:style-name="P35"><text:span text:style-name="T16"><text:tab/><text:tab/><text:tab/></text:span><text:span text:style-name="T42">&lt;</text:span><text:span text:style-name="T45">button</text:span> <text:span text:style-name="T48">id</text:span><text:span text:style-name="T16">=</text:span><text:span text:style-name="T51">"button_BranchList_NewBranch"</text:span></text:p>
      <text:p text:style-name="P35"><text:tab/><text:tab/><text:tab/><text:tab/><text:span text:style-name="T48">image</text:span><text:span text:style-name="T16">=</text:span><text:span text:style-name="T51">"/images/icons/btn_new2_16x16.gif"</text:span></text:p>
      <text:p text:style-name="P35"><text:tab/><text:tab/><text:tab/><text:tab/><text:span text:style-name="T48">tooltiptext</text:span><text:span text:style-name="T16">=</text:span><text:span text:style-name="T51">"${c:l('button_BranchList_NewBranch.tooltiptext')}"</text:span> <text:span text:style-name="T42">/&gt;</text:span></text:p>
      <text:p text:style-name="P35"><text:span text:style-name="T16"><text:tab/><text:tab/><text:tab/></text:span><text:span text:style-name="T42">&lt;</text:span><text:span text:style-name="T45">button</text:span> <text:span text:style-name="T48">id</text:span><text:span text:style-name="T16">=</text:span><text:span text:style-name="T51">"button_BranchList_PrintBranches"</text:span></text:p>
      <text:p text:style-name="P35"><text:tab/><text:tab/><text:tab/><text:tab/><text:span text:style-name="T48">image</text:span><text:span text:style-name="T16">=</text:span><text:span text:style-name="T51">"/images/icons/btn_print2_16x16.gif"</text:span></text:p>
      <text:p text:style-name="P35"><text:tab/><text:tab/><text:tab/><text:tab/><text:span text:style-name="T48">tooltiptext</text:span><text:span text:style-name="T16">=</text:span><text:span text:style-name="T51">"${c:l('button_BranchList_PrintBranches.tooltiptext')}"</text:span> <text:span text:style-name="T42">/&gt;</text:span></text:p>
      <text:p text:style-name="P35"><text:span text:style-name="T16"><text:tab/><text:tab/></text:span><text:span text:style-name="T42">&lt;/</text:span><text:span text:style-name="T45">toolbar</text:span><text:span text:style-name="T42">&gt;</text:span></text:p>
      <text:p text:style-name="P35"/>
      <text:p text:style-name="P35"><text:span text:style-name="T16"><text:tab/><text:tab/></text:span><text:span text:style-name="T42">&lt;</text:span><text:span text:style-name="T45">hbox</text:span> <text:span text:style-name="T48">style</text:span><text:span text:style-name="T16">=</text:span><text:span text:style-name="T51">"padding: 3px"</text:span><text:span text:style-name="T42">&gt;</text:span></text:p>
      <text:p text:style-name="P35"><text:span text:style-name="T16"><text:tab/><text:tab/><text:tab/></text:span><text:span text:style-name="T42">&lt;</text:span><text:span text:style-name="T45">space</text:span> <text:span text:style-name="T42">/&gt;</text:span></text:p>
      <text:p text:style-name="P35"><text:span text:style-name="T16"><text:tab/><text:tab/><text:tab/></text:span><text:span text:style-name="T42">&lt;</text:span><text:span text:style-name="T45">checkbox</text:span> <text:span text:style-name="T48">id</text:span><text:span text:style-name="T16">=</text:span><text:span text:style-name="T51">"checkbox_Branch_ShowAll"</text:span></text:p>
      <text:p text:style-name="P35"><text:tab/><text:tab/><text:tab/><text:tab/><text:span text:style-name="T48">label</text:span><text:span text:style-name="T16">=</text:span><text:span text:style-name="T51">"${c:l('checkbox_Branch_ShowAll.label')}"</text:span> <text:span text:style-name="T42">/&gt;</text:span></text:p>
      <text:p text:style-name="P35"><text:span text:style-name="T16"><text:tab/><text:tab/><text:tab/></text:span><text:span text:style-name="T42">&lt;</text:span><text:span text:style-name="T45">separator</text:span> <text:span text:style-name="T48">bar</text:span><text:span text:style-name="T16">=</text:span><text:span text:style-name="T51">"true"</text:span> <text:span text:style-name="T48">orient</text:span><text:span text:style-name="T16">=</text:span><text:span text:style-name="T51">"vertical"</text:span> <text:span text:style-name="T42">/&gt;</text:span></text:p>
      <text:p text:style-name="P35"/>
      <text:p text:style-name="P35"><text:span text:style-name="T16"><text:tab/><text:tab/><text:tab/></text:span><text:span text:style-name="T42">&lt;</text:span><text:span text:style-name="T45">label</text:span> <text:span text:style-name="T48">id</text:span><text:span text:style-name="T16">=</text:span><text:span text:style-name="T51">"lbl_Branch_Description"</text:span></text:p>
      <text:p text:style-name="P35"><text:tab/><text:tab/><text:tab/><text:tab/><text:span text:style-name="T48">value</text:span><text:span text:style-name="T16">=</text:span><text:span text:style-name="T51">"${c:l('lbl_Branch_Description.value')}"</text:span> <text:span text:style-name="T42">/&gt;</text:span></text:p>
      <text:p text:style-name="P35"><text:span text:style-name="T16"><text:tab/><text:tab/><text:tab/></text:span><text:span text:style-name="T42">&lt;</text:span><text:span text:style-name="T45">textbox</text:span> <text:span text:style-name="T48">id</text:span><text:span text:style-name="T16">=</text:span><text:span text:style-name="T51">"tb_Branch_Name"</text:span> <text:span text:style-name="T48">width</text:span><text:span text:style-name="T16">=</text:span><text:span text:style-name="T51">"120px"</text:span> <text:span text:style-name="T42">/&gt;</text:span></text:p>
      <text:p text:style-name="P35"><text:soft-page-break/><text:span text:style-name="T16"><text:tab/><text:tab/><text:tab/></text:span><text:span text:style-name="T42">&lt;</text:span><text:span text:style-name="T45">button</text:span> <text:span text:style-name="T48">id</text:span><text:span text:style-name="T16">=</text:span><text:span text:style-name="T51">"button_BranchList_Search_BranchName"</text:span></text:p>
      <text:p text:style-name="P35"><text:tab/><text:tab/><text:tab/><text:tab/><text:span text:style-name="T48">image</text:span><text:span text:style-name="T16">=</text:span><text:span text:style-name="T51">"/images/icons/search.gif"</text:span></text:p>
      <text:p text:style-name="P35"><text:tab/><text:tab/><text:tab/><text:tab/><text:span text:style-name="T48">label</text:span><text:span text:style-name="T16">=</text:span><text:span text:style-name="T51">"${c:l('button_BranchList_Search_BranchName.label')}"</text:span></text:p>
      <text:p text:style-name="P35"><text:tab/><text:tab/><text:tab/><text:tab/><text:span text:style-name="T48">tooltiptext</text:span><text:span text:style-name="T16">=</text:span><text:span text:style-name="T51">"$</text:span></text:p>
      <text:p text:style-name="P35"><text:span text:style-name="T51"><text:s text:c="34"/>{c:l('button_BranchList_Search_BranchName.tooltiptext')}"</text:span> <text:span text:style-name="T42">/&gt;</text:span></text:p>
      <text:p text:style-name="P35"><text:span text:style-name="T16"><text:tab/><text:tab/><text:tab/></text:span><text:span text:style-name="T42">&lt;</text:span><text:span text:style-name="T45">separator</text:span> <text:span text:style-name="T48">bar</text:span><text:span text:style-name="T16">=</text:span><text:span text:style-name="T51">"true"</text:span> <text:span text:style-name="T48">orient</text:span><text:span text:style-name="T16">=</text:span><text:span text:style-name="T51">"vertical"</text:span> <text:span text:style-name="T42">/&gt;</text:span></text:p>
      <text:p text:style-name="P35"/>
      <text:p text:style-name="P35"><text:span text:style-name="T16"><text:tab/><text:tab/><text:tab/></text:span><text:span text:style-name="T42">&lt;</text:span><text:span text:style-name="T45">label</text:span> <text:span text:style-name="T48">id</text:span><text:span text:style-name="T16">=</text:span><text:span text:style-name="T51">"lbl_Branch_No"</text:span></text:p>
      <text:p text:style-name="P35"><text:tab/><text:tab/><text:tab/><text:tab/><text:span text:style-name="T48">value</text:span><text:span text:style-name="T16">=</text:span><text:span text:style-name="T51">"${c:l('lbl_Branch_No.value')}"</text:span> <text:span text:style-name="T42">/&gt;</text:span></text:p>
      <text:p text:style-name="P35"><text:span text:style-name="T16"><text:tab/><text:tab/><text:tab/></text:span><text:span text:style-name="T42">&lt;</text:span><text:span text:style-name="T45">textbox</text:span> <text:span text:style-name="T48">id</text:span><text:span text:style-name="T16">=</text:span><text:span text:style-name="T51">"tb_Branch_No"</text:span> <text:span text:style-name="T48">width</text:span><text:span text:style-name="T16">=</text:span><text:span text:style-name="T51">"120px"</text:span> <text:span text:style-name="T42">/&gt;</text:span></text:p>
      <text:p text:style-name="P35"><text:span text:style-name="T16"><text:tab/><text:tab/><text:tab/></text:span><text:span text:style-name="T42">&lt;</text:span><text:span text:style-name="T45">button</text:span> <text:span text:style-name="T48">id</text:span><text:span text:style-name="T16">=</text:span><text:span text:style-name="T51">"button_BranchList_Search_BranchNo"</text:span></text:p>
      <text:p text:style-name="P35"><text:tab/><text:tab/><text:tab/><text:tab/><text:span text:style-name="T48">image</text:span><text:span text:style-name="T16">=</text:span><text:span text:style-name="T51">"/images/icons/search.gif"</text:span></text:p>
      <text:p text:style-name="P35"><text:tab/><text:tab/><text:tab/><text:tab/><text:span text:style-name="T48">label</text:span><text:span text:style-name="T16">=</text:span><text:span text:style-name="T51">"${c:l('button_BranchList_Search_BranchNo.label')}"</text:span></text:p>
      <text:p text:style-name="P35"><text:tab/><text:tab/><text:tab/><text:tab/><text:span text:style-name="T48">tooltiptext</text:span><text:span text:style-name="T16">=</text:span><text:span text:style-name="T51">"${c:l('button_BranchList_Search_BranchNo.tooltiptext')}"</text:span> <text:span text:style-name="T42">/&gt;</text:span></text:p>
      <text:p text:style-name="P35"><text:span text:style-name="T16"><text:tab/><text:tab/><text:tab/></text:span><text:span text:style-name="T42">&lt;</text:span><text:span text:style-name="T45">separator</text:span> <text:span text:style-name="T48">bar</text:span><text:span text:style-name="T16">=</text:span><text:span text:style-name="T51">"true"</text:span> <text:span text:style-name="T48">orient</text:span><text:span text:style-name="T16">=</text:span><text:span text:style-name="T51">"vertical"</text:span> <text:span text:style-name="T42">/&gt;</text:span></text:p>
      <text:p text:style-name="P35"><text:span text:style-name="T16"><text:tab/><text:tab/></text:span><text:span text:style-name="T42">&lt;/</text:span><text:span text:style-name="T45">hbox</text:span><text:span text:style-name="T42">&gt;</text:span></text:p>
      <text:p text:style-name="P35"/>
      <text:p text:style-name="P35"><text:span text:style-name="T16"><text:tab/><text:tab/></text:span><text:span text:style-name="T42">&lt;</text:span><text:span text:style-name="T45">borderlayout</text:span> <text:span text:style-name="T48">id</text:span><text:span text:style-name="T16">=</text:span><text:span text:style-name="T51">"borderLayout_branchList"</text:span><text:span text:style-name="T42">&gt;</text:span></text:p>
      <text:p text:style-name="P35"/>
      <text:p text:style-name="P35"><text:span text:style-name="T16"><text:tab/><text:tab/><text:tab/></text:span><text:span text:style-name="T42">&lt;</text:span><text:span text:style-name="T45">north</text:span> <text:span text:style-name="T48">border</text:span><text:span text:style-name="T16">=</text:span><text:span text:style-name="T51">"none"</text:span> <text:span text:style-name="T48">height</text:span><text:span text:style-name="T16">=</text:span><text:span text:style-name="T51">"26px"</text:span><text:span text:style-name="T42">&gt;</text:span></text:p>
      <text:p text:style-name="P35"><text:span text:style-name="T16"><text:tab/><text:tab/><text:tab/><text:tab/></text:span><text:span text:style-name="T42">&lt;</text:span><text:span text:style-name="T45">paging</text:span> <text:span text:style-name="T48">id</text:span><text:span text:style-name="T16">=</text:span><text:span text:style-name="T51">"paging_BranchList"</text:span> <text:span text:style-name="T48">pageSize</text:span><text:span text:style-name="T16">=</text:span><text:span text:style-name="T51">"20"</text:span> <text:span text:style-name="T42">/&gt;</text:span></text:p>
      <text:p text:style-name="P35"><text:span text:style-name="T16"><text:tab/><text:tab/><text:tab/></text:span><text:span text:style-name="T42">&lt;/</text:span><text:span text:style-name="T45">north</text:span><text:span text:style-name="T42">&gt;</text:span></text:p>
      <text:p text:style-name="P35"/>
      <text:p text:style-name="P35"><text:span text:style-name="T16"><text:tab/><text:tab/><text:tab/></text:span><text:span text:style-name="T42">&lt;</text:span><text:span text:style-name="T45">center</text:span> <text:span text:style-name="T48">border</text:span><text:span text:style-name="T16">=</text:span><text:span text:style-name="T51">"normal"</text:span><text:span text:style-name="T42">&gt;</text:span></text:p>
      <text:p text:style-name="P35"><text:span text:style-name="T16"><text:tab/><text:tab/><text:tab/><text:tab/></text:span><text:span text:style-name="T42">&lt;</text:span><text:span text:style-name="T45">listbox</text:span> <text:span text:style-name="T48">id</text:span><text:span text:style-name="T16">=</text:span><text:span text:style-name="T51">"listBoxBranch"</text:span> <text:span text:style-name="T48">vflex</text:span><text:span text:style-name="T16">=</text:span><text:span text:style-name="T51">"true"</text:span></text:p>
      <text:p text:style-name="P35"><text:tab/><text:tab/><text:tab/><text:tab/><text:tab/><text:span text:style-name="T48">tooltiptext</text:span><text:span text:style-name="T16">=</text:span><text:span text:style-name="T51">"${c:l('listbox.tooltiptext')}"</text:span> <text:span text:style-name="T48">width</text:span><text:span text:style-name="T16">=</text:span><text:span text:style-name="T51">"99.5%"</text:span></text:p>
      <text:p text:style-name="P35"><text:tab/><text:tab/><text:tab/><text:tab/><text:tab/><text:span text:style-name="T48">height</text:span><text:span text:style-name="T16">=</text:span><text:span text:style-name="T51">"100%"</text:span> <text:span text:style-name="T48">multiple</text:span><text:span text:style-name="T16">=</text:span><text:span text:style-name="T51">"false"</text:span><text:span text:style-name="T42">&gt;</text:span></text:p>
      <text:p text:style-name="P35"><text:span text:style-name="T16"><text:tab/><text:tab/><text:tab/><text:tab/><text:tab/></text:span><text:span text:style-name="T42">&lt;</text:span><text:span text:style-name="T45">listhead</text:span> <text:span text:style-name="T48">sizable</text:span><text:span text:style-name="T16">=</text:span><text:span text:style-name="T51">"true"</text:span><text:span text:style-name="T42">&gt;</text:span></text:p>
      <text:p text:style-name="P35"><text:span text:style-name="T16"><text:tab/><text:tab/><text:tab/><text:tab/><text:tab/><text:tab/></text:span><text:span text:style-name="T42">&lt;</text:span><text:span text:style-name="T45">listheader</text:span> <text:span text:style-name="T48">id</text:span><text:span text:style-name="T16">=</text:span><text:span text:style-name="T51">"listheader_Branch_Description"</text:span></text:p>
      <text:p text:style-name="P35"><text:tab/><text:tab/><text:tab/><text:tab/><text:tab/><text:tab/><text:tab/><text:span text:style-name="T48">image</text:span><text:span text:style-name="T16">=</text:span><text:span text:style-name="T51">"/images/icons/sequence.gif"</text:span></text:p>
      <text:p text:style-name="P35"><text:tab/><text:tab/><text:tab/><text:tab/><text:tab/><text:tab/><text:tab/><text:span text:style-name="T48">label</text:span><text:span text:style-name="T16">=</text:span><text:span text:style-name="T51">"${c:l('listheader_Branch_Description.label')}"</text:span></text:p>
      <text:p text:style-name="P35"><text:span text:style-name="T51"><text:tab/><text:tab/><text:tab/><text:tab/><text:tab/><text:tab/><text:tab/>s</text:span><text:span text:style-name="T48">ort</text:span><text:span text:style-name="T16">=</text:span><text:span text:style-name="T51">"auto" </text:span><text:span text:style-name="T48">width</text:span><text:span text:style-name="T16">=</text:span><text:span text:style-name="T51">"25%"</text:span> <text:span text:style-name="T42">/&gt;</text:span></text:p>
      <text:p text:style-name="P35"><text:span text:style-name="T16"><text:tab/><text:tab/><text:tab/><text:tab/><text:tab/><text:tab/></text:span><text:span text:style-name="T42">&lt;</text:span><text:span text:style-name="T45">listheader</text:span> <text:span text:style-name="T48">id</text:span><text:span text:style-name="T16">=</text:span><text:span text:style-name="T51">"listheader_Branch_No"</text:span></text:p>
      <text:p text:style-name="P35"><text:tab/><text:tab/><text:tab/><text:tab/><text:tab/><text:tab/><text:tab/><text:span text:style-name="T48">image</text:span><text:span text:style-name="T16">=</text:span><text:span text:style-name="T51">"/images/icons/builder.gif"</text:span></text:p>
      <text:p text:style-name="P35"><text:tab/><text:tab/><text:tab/><text:tab/><text:tab/><text:tab/><text:tab/><text:span text:style-name="T48">label</text:span><text:span text:style-name="T16">=</text:span><text:span text:style-name="T51">"${c:l('listheader_Branch_No.label')}"</text:span></text:p>
      <text:p text:style-name="P35"><text:span text:style-name="T48"><text:tab/><text:tab/><text:tab/><text:tab/><text:tab/><text:tab/><text:tab/>sort</text:span><text:span text:style-name="T16">=</text:span><text:span text:style-name="T51">"auto" </text:span><text:span text:style-name="T48">width</text:span><text:span text:style-name="T16">=</text:span><text:span text:style-name="T51">"20%"</text:span> <text:span text:style-name="T42">/&gt;</text:span></text:p>
      <text:p text:style-name="P35"><text:span text:style-name="T16"><text:tab/><text:tab/><text:tab/><text:tab/><text:tab/></text:span><text:span text:style-name="T42">&lt;/</text:span><text:span text:style-name="T45">listhead</text:span><text:span text:style-name="T42">&gt;</text:span></text:p>
      <text:p text:style-name="P35"><text:span text:style-name="T16"><text:tab/><text:tab/><text:tab/><text:tab/></text:span><text:span text:style-name="T42">&lt;/</text:span><text:span text:style-name="T45">listbox</text:span><text:span text:style-name="T42">&gt;</text:span></text:p>
      <text:p text:style-name="P35"><text:span text:style-name="T16"><text:tab/><text:tab/><text:tab/></text:span><text:span text:style-name="T42">&lt;/</text:span><text:span text:style-name="T45">center</text:span><text:span text:style-name="T42">&gt;</text:span></text:p>
      <text:p text:style-name="P35"/>
      <text:p text:style-name="P35"><text:span text:style-name="T16"><text:tab/><text:tab/><text:tab/></text:span><text:span text:style-name="T42">&lt;</text:span><text:span text:style-name="T45">south</text:span> <text:span text:style-name="T48">border</text:span><text:span text:style-name="T16">=</text:span><text:span text:style-name="T51">"none"</text:span><text:span text:style-name="T42">&gt;</text:span></text:p>
      <text:p text:style-name="P35"><text:span text:style-name="T16"><text:tab/><text:tab/><text:tab/><text:tab/></text:span><text:span text:style-name="T42">&lt;</text:span><text:span text:style-name="T45">separator</text:span> <text:span text:style-name="T42">/&gt;</text:span></text:p>
      <text:p text:style-name="P35"><text:span text:style-name="T16"><text:tab/><text:tab/><text:tab/></text:span><text:span text:style-name="T42">&lt;/</text:span><text:span text:style-name="T45">south</text:span><text:span text:style-name="T42">&gt;</text:span></text:p>
      <text:p text:style-name="P35"/>
      <text:p text:style-name="P35"><text:span text:style-name="T16"><text:tab/><text:tab/></text:span><text:span text:style-name="T42">&lt;/</text:span><text:span text:style-name="T45">borderlayout</text:span><text:span text:style-name="T42">&gt;</text:span></text:p>
      <text:p text:style-name="P35"/>
      <text:p text:style-name="P35"/>
      <text:p text:style-name="P35"><text:span text:style-name="T16"><text:tab/></text:span><text:span text:style-name="T42">&lt;/</text:span><text:span text:style-name="T45">window</text:span><text:span text:style-name="T42">&gt;</text:span></text:p>
      <text:p text:style-name="P36"><text:span text:style-name="T43">&lt;/</text:span><text:span text:style-name="T46">zk</text:span><text:span text:style-name="T43">&gt;</text:span></text:p>
      <text:p text:style-name="P57"/>
      <text:p text:style-name="P56">If rendered it looks like this:</text:p>
      <text:p text:style-name="P56"><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56">The tab you are seen are created and named in the menu controller. That tab are appended for the branchList.zul with the Executions.createComponents() methode.</text:p>
      <text:p text:style-name="P56">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56">GenericForwardComposer </text:p>
      <text:p text:style-name="P56"><text:soft-page-break/><text:tab/><text:tab/>→ GFCBaseCtrl </text:p>
      <text:p text:style-name="P56"><text:tab/><text:tab/><text:tab/><text:tab/>→ GFCBaseListCtrl </text:p>
      <text:p text:style-name="P56"/>
      <text:p text:style-name="P14">public<text:span text:style-name="T30"> </text:span>class<text:span text:style-name="T30"> BranchListCtrl </text:span>extends<text:span text:style-name="T30"> GFCBaseListCtrl&lt;Branche&gt; </text:span>implements<text:span text:style-name="T30"> </text:span><text:span text:style-name="T30">Serializable {</text:span></text:p>
      <text:p text:style-name="P34"/>
      <text:p text:style-name="P46">This Composer allow us to concentrate on the logic of the events. Through the naming convention we have access to a component by its name and their events. We access our window container ´by its ID that we have declared in the zul file as '<text:span text:style-name="T17">window_BranchesList'.</text:span><text:span text:style-name="T16"> The event that we will fill first with life is the '</text:span><text:span text:style-name="T17">onCreate' </text:span><text:span text:style-name="T16">event</text:span><text:span text:style-name="T17">.</text:span></text:p>
      <text:p text:style-name="P46"><text:span text:style-name="T16">So we must named the public method <text:s/></text:span><text:span text:style-name="T17">onCreate</text:span><text:span text:style-name="T22">$</text:span><text:span text:style-name="T17">window_BranchesList(Event event)</text:span></text:p>
      <text:p text:style-name="Text_20_body"/>
      <text:p text:style-name="P56">In this kind of method (onCreate$aListWindowController) of a list controller we do all time the same stuff. </text:p>
      <text:list xml:id="list33672920" text:style-name="L12">
        <text:list-item>
          <text:p text:style-name="P126">Check the rights for the components.</text:p>
        </text:list-item>
        <text:list-item>
          <text:p text:style-name="P126">Calculate how many rows have place in the listbox.</text:p>
        </text:list-item>
        <text:list-item>
          <text:p text:style-name="P126">Assign the FieldComparators fields for the listheaders sorting.</text:p>
        </text:list-item>
        <text:list-item>
          <text:p text:style-name="P126">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126">Set the ItemRenderer for the listBox.</text:p>
        </text:list-item>
      </text:list>
      <text:p text:style-name="P56"/>
      <text:p text:style-name="P56">The ItemRenderer class is named <text:span text:style-name="T23">BranchListModelItemRenderer. </text:span></text:p>
      <text:p text:style-name="P65">Because we have put the ItemRenderer in a seperate class and we would do some events on the ListItems, so we must forward these events to the controller class.</text:p>
      <text:p text:style-name="P56"><text:span text:style-name="T30">In the render() method on the end of the code is a line:</text:span><text:span text:style-name="T23"> </text:span></text:p>
      <text:p text:style-name="P56"><text:span text:style-name="T23">ComponentsCtrl.</text:span><text:span text:style-name="T18">applyForward</text:span><text:span text:style-name="T23">(item, </text:span><text:span text:style-name="T54">"onDoubleClick=onDoubleClicked"</text:span><text:span text:style-name="T23">);</text:span></text:p>
      <text:p text:style-name="P65">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56">For reading the data from the item don't forget to cast it to the right object.</text:p>
      <text:p text:style-name="P15"><text:span text:style-name="T16"><text:tab/></text:span><text:span text:style-name="T12">public</text:span><text:span text:style-name="T16"> </text:span><text:span text:style-name="T12">void</text:span><text:span text:style-name="T16"> onDoubleClicked(Event event) </text:span><text:span text:style-name="T12">throws</text:span><text:span text:style-name="T16"> Exception {</text:span></text:p>
      <text:p text:style-name="P35"/>
      <text:p text:style-name="P35"><text:span text:style-name="T16"><text:tab/><text:tab/></text:span><text:span text:style-name="T76">// get the selected object</text:span></text:p>
      <text:p text:style-name="P35"><text:span text:style-name="T16"><text:tab/><text:tab/>Listitem item = </text:span><text:span text:style-name="T81">listBoxBranch</text:span><text:span text:style-name="T16">.getSelectedItem();</text:span></text:p>
      <text:p text:style-name="P35"/>
      <text:p text:style-name="P35"><text:span text:style-name="T16"><text:tab/><text:tab/></text:span><text:span text:style-name="T12">if</text:span><text:span text:style-name="T16"> (item != </text:span><text:span text:style-name="T12">null</text:span><text:span text:style-name="T16">) {</text:span></text:p>
      <text:p text:style-name="P35"><text:span text:style-name="T16"><text:tab/><text:tab/><text:tab/></text:span><text:span text:style-name="T76">// CAST TO THE SELECTED OBJECT</text:span></text:p>
      <text:p text:style-name="P35"><text:span text:style-name="T16"><text:tab/><text:tab/><text:tab/>Branche aBranche = (Branche) item.getAttribute(</text:span><text:span text:style-name="T50">"data"</text:span><text:span text:style-name="T16">);</text:span></text:p>
      <text:p text:style-name="P36"><text:span text:style-name="T30"><text:tab/></text:span><text:span text:style-name="T27"> <text:s text:c="12"/>...</text:span></text:p>
      <text:p text:style-name="P57"/>
      <text:p text:style-name="P56">The dialogWindow for inserting oder editing data can be called with a doubleClick on such a Listitem in the listbox or by onClick of the 'new' button.</text:p>
      <text:p text:style-name="P56">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2">/**</text:p>
      <text:p text:style-name="P35"><text:span text:style-name="T37"><text:tab/> * Opens the detail view. </text:span><text:span text:style-name="T39">&lt;br&gt;</text:span></text:p>
      <text:p text:style-name="P35"><text:span text:style-name="T37"><text:tab/> * </text:span><text:span text:style-name="T38">Overhanded</text:span><text:span text:style-name="T37"> some </text:span><text:span text:style-name="T38">params</text:span><text:span text:style-name="T37"> in a map if needed. </text:span><text:span text:style-name="T39">&lt;br&gt;</text:span></text:p>
      <text:p text:style-name="P38"><text:tab/> * </text:p>
      <text:p text:style-name="P35"><text:span text:style-name="T37"><text:tab/> * </text:span><text:span text:style-name="T41">@param</text:span><text:span text:style-name="T37"> aBranche</text:span></text:p>
      <text:p text:style-name="P35"><text:span text:style-name="T37"><text:tab/> * </text:span><text:span text:style-name="T41">@throws</text:span><text:span text:style-name="T37"> Exception</text:span></text:p>
      <text:p text:style-name="P38"><text:tab/> */</text:p>
      <text:p text:style-name="P35"><text:span text:style-name="T16"><text:tab/></text:span><text:span text:style-name="T12">private</text:span><text:span text:style-name="T16"> </text:span><text:span text:style-name="T12">void</text:span><text:span text:style-name="T16"> showDetailView(Branche aBranche) </text:span><text:span text:style-name="T12">throws</text:span><text:span text:style-name="T16"> Exception {</text:span></text:p>
      <text:p text:style-name="P35"><text:soft-page-break/><text:span text:style-name="T16"><text:tab/><text:tab/></text:span><text:span text:style-name="T76">/*</text:span></text:p>
      <text:p text:style-name="P49"><text:tab/><text:tab/> * We can call our Dialog <text:span text:style-name="T74">zul</text:span>-file with parameters. So we can call them</text:p>
      <text:p text:style-name="P49"><text:tab/><text:tab/> * with a object of the selected item. For handed over these parameter</text:p>
      <text:p text:style-name="P49"><text:tab/><text:tab/> * only a Map is accepted. So we put the object in a HashMap.</text:p>
      <text:p text:style-name="P49"><text:tab/><text:tab/> */</text:p>
      <text:p text:style-name="P35"><text:span text:style-name="T16"><text:tab/><text:tab/>HashMap&lt;String, Object&gt; map = </text:span><text:span text:style-name="T12">new</text:span><text:span text:style-name="T16"> HashMap&lt;String, Object&gt;();</text:span></text:p>
      <text:p text:style-name="P35"><text:span text:style-name="T16"><text:tab/><text:tab/>map.put(</text:span><text:span text:style-name="T50">"branche"</text:span><text:span text:style-name="T16">, aBranche);</text:span></text:p>
      <text:p text:style-name="P35"><text:span text:style-name="T16"><text:tab/><text:tab/></text:span><text:span text:style-name="T76">/*</text:span></text:p>
      <text:p text:style-name="P49"><text:tab/><text:tab/> * we can additionally handed over the listBox, so we have in the dialog</text:p>
      <text:p text:style-name="P49"><text:tab/><text:tab/> * access to the <text:span text:style-name="T74">listbox</text:span> <text:span text:style-name="T74">Listmodel</text:span>. This is fine for synchronizing the</text:p>
      <text:p text:style-name="P49"><text:tab/><text:tab/> * data in the customerListbox from the dialog when we do a delete, edit</text:p>
      <text:p text:style-name="P49"><text:tab/><text:tab/> * or insert a customer.</text:p>
      <text:p text:style-name="P49"><text:tab/><text:tab/> */</text:p>
      <text:p text:style-name="P35"><text:span text:style-name="T16"><text:tab/><text:tab/>map.put(</text:span><text:span text:style-name="T50">"lbBranch"</text:span><text:span text:style-name="T16">, </text:span><text:span text:style-name="T81">listBoxBranch</text:span><text:span text:style-name="T16">);</text:span></text:p>
      <text:p text:style-name="P35"/>
      <text:p text:style-name="P35"><text:span text:style-name="T16"><text:tab/><text:tab/></text:span><text:span text:style-name="T76">// call the </text:span><text:span text:style-name="T77">zul</text:span><text:span text:style-name="T76">-file with the parameters packed in a map</text:span></text:p>
      <text:p text:style-name="P35"><text:span text:style-name="T16"><text:tab/><text:tab/></text:span><text:span text:style-name="T12">try</text:span><text:span text:style-name="T16"> {</text:span></text:p>
      <text:p text:style-name="P35"><text:span text:style-name="T16"><text:tab/><text:tab/><text:tab/>Executions.</text:span><text:span text:style-name="T32">createComponents</text:span><text:span text:style-name="T16">(</text:span><text:span text:style-name="T50">"/WEB-INF/pages/branch/branchDialog.zul"</text:span><text:span text:style-name="T16">, </text:span><text:span text:style-name="T12">null</text:span><text:span text:style-name="T16">, map);</text:span></text:p>
      <text:p text:style-name="P35"><text:span text:style-name="T16"><text:tab/><text:tab/>} </text:span><text:span text:style-name="T12">catch</text:span><text:span text:style-name="T16"> (Exception e) {</text:span></text:p>
      <text:p text:style-name="P35"><text:span text:style-name="T16"><text:tab/><text:tab/><text:tab/></text:span><text:span text:style-name="T82">logger</text:span><text:span text:style-name="T16">.error(</text:span><text:span text:style-name="T50">"onOpenWindow:: error opening window / "</text:span><text:span text:style-name="T16"> + e.getMessage());</text:span></text:p>
      <text:p text:style-name="P35"/>
      <text:p text:style-name="P35"><text:span text:style-name="T16"><text:tab/><text:tab/><text:tab/></text:span><text:span text:style-name="T76">// Show a error box</text:span></text:p>
      <text:p text:style-name="P39"><text:tab/><text:tab/><text:tab/>String msg = e.getMessage();</text:p>
      <text:p text:style-name="P35"><text:span text:style-name="T16"><text:tab/><text:tab/><text:tab/>String title = Labels.</text:span><text:span text:style-name="T32">getLabel</text:span><text:span text:style-name="T16">(</text:span><text:span text:style-name="T50">"message_Error"</text:span><text:span text:style-name="T16">);</text:span></text:p>
      <text:p text:style-name="P35"/>
      <text:p text:style-name="P39"><text:tab/><text:tab/><text:tab/>MultiLineMessageBox.<text:span text:style-name="T60">doSetTemplate</text:span>();</text:p>
      <text:p text:style-name="P35"><text:span text:style-name="T16"><text:tab/><text:tab/><text:tab/>MultiLineMessageBox.</text:span><text:span text:style-name="T32">show</text:span><text:span text:style-name="T16">(msg, title, MultiLineMessageBox.</text:span><text:span text:style-name="T82">OK</text:span><text:span text:style-name="T16">, </text:span><text:span text:style-name="T50">"ERROR"</text:span><text:span text:style-name="T16">, </text:span><text:span text:style-name="T12">true</text:span><text:span text:style-name="T16">);</text:span></text:p>
      <text:p text:style-name="P39"><text:tab/><text:tab/>}</text:p>
      <text:p text:style-name="P39"><text:tab/>}</text:p>
      <text:p text:style-name="P56"/>
      <text:p text:style-name="P56">In the dialog window controller we must now read back the params in the overhanded map. </text:p>
      <text:p text:style-name="P56"/>
      <text:p text:style-name="P56">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Fetches are going deeper and resolves the relations to related tables. </text:span></text:p>
      <text:p text:style-name="P15"><text:span text:style-name="T16"><text:tab/></text:span><text:span text:style-name="T37">/**</text:span></text:p>
      <text:p text:style-name="P35"><text:span text:style-name="T37"><text:tab/> * Filter the branch list with 'like branch name'. </text:span><text:span text:style-name="T39">&lt;br&gt;</text:span></text:p>
      <text:p text:style-name="P38"><text:tab/> */</text:p>
      <text:p text:style-name="P35"><text:span text:style-name="T16"><text:tab/></text:span><text:span text:style-name="T12">public</text:span><text:span text:style-name="T16"> </text:span><text:span text:style-name="T12">void</text:span><text:span text:style-name="T16"> onClick$button_BranchList_Search_BranchName(Event event) </text:span><text:span text:style-name="T12">throws</text:span><text:span text:style-name="T16"> Exception {</text:span></text:p>
      <text:p text:style-name="P35"/>
      <text:p text:style-name="P35"><text:span text:style-name="T16"><text:tab/><text:tab/></text:span><text:span text:style-name="T12">if</text:span><text:span text:style-name="T16"> (</text:span><text:span text:style-name="T82">logger</text:span><text:span text:style-name="T16">.isDebugEnabled()) {</text:span></text:p>
      <text:p text:style-name="P35"><text:span text:style-name="T16"><text:tab/><text:tab/><text:tab/></text:span><text:span text:style-name="T82">logger</text:span><text:span text:style-name="T16">.debug(</text:span><text:span text:style-name="T50">"--&gt; "</text:span><text:span text:style-name="T16"> + event.toString());</text:span></text:p>
      <text:p text:style-name="P39"><text:tab/><text:tab/>}</text:p>
      <text:p text:style-name="P35"/>
      <text:p text:style-name="P35"><text:span text:style-name="T16"><text:tab/><text:tab/></text:span><text:span text:style-name="T76">// if not empty</text:span></text:p>
      <text:p text:style-name="P35"><text:span text:style-name="T16"><text:tab/><text:tab/></text:span><text:span text:style-name="T12">if</text:span><text:span text:style-name="T16"> (!</text:span><text:span text:style-name="T81">tb_Branch_Name</text:span><text:span text:style-name="T16">.getValue().isEmpty()) {</text:span></text:p>
      <text:p text:style-name="P35"><text:span text:style-name="T16"><text:tab/><text:tab/><text:tab/></text:span><text:span text:style-name="T81">checkbox_Branch_ShowAll</text:span><text:span text:style-name="T16">.setChecked(</text:span><text:span text:style-name="T12">false</text:span><text:span text:style-name="T16">); </text:span><text:span text:style-name="T76">// unCheck</text:span></text:p>
      <text:p text:style-name="P35"><text:span text:style-name="T16"><text:tab/><text:tab/><text:tab/></text:span><text:span text:style-name="T81">tb_Branch_No</text:span><text:span text:style-name="T16">.setValue(</text:span><text:span text:style-name="T50">""</text:span><text:span text:style-name="T16">); </text:span><text:span text:style-name="T76">// clear</text:span></text:p>
      <text:p text:style-name="P35"/>
      <text:p text:style-name="P35"><text:span text:style-name="T16"><text:tab/><text:tab/><text:tab/></text:span><text:span text:style-name="T76">// ++ create the searchObject and </text:span><text:span text:style-name="T77">init</text:span><text:span text:style-name="T76"> sorting ++//</text:span></text:p>
      <text:p text:style-name="P39"><text:tab/><text:tab/><text:tab/>HibernateSearchObject&lt;Branche&gt; searchObjBranch = </text:p>
      <text:p text:style-name="P35"><text:span text:style-name="T31"><text:tab/><text:tab/><text:tab/><text:tab/></text:span><text:span text:style-name="T12">new</text:span><text:span text:style-name="T16"> HibernateSearchObject&lt;Branche&gt;(Branche.</text:span><text:span text:style-name="T12">class</text:span><text:span text:style-name="T16">, </text:span><text:span text:style-name="T81">countRows</text:span><text:span text:style-name="T16">);</text:span></text:p>
      <text:p text:style-name="P35"><text:span text:style-name="T16"><text:tab/><text:tab/><text:tab/>searchObjBranch.addFilter(</text:span><text:span text:style-name="T12">new</text:span><text:span text:style-name="T16"> Filter(</text:span><text:span text:style-name="T50">"braBezeichnung"</text:span><text:span text:style-name="T16">, </text:span><text:span text:style-name="T50">"%"</text:span><text:span text:style-name="T16"> + </text:span><text:span text:style-name="T81">tb_Branch_Name</text:span><text:span text:style-name="T16">.getValue() </text:span></text:p>
      <text:p text:style-name="P35"><text:span text:style-name="T16"><text:tab/><text:tab/><text:tab/><text:tab/><text:tab/><text:tab/><text:tab/><text:tab/><text:tab/><text:tab/>+ </text:span><text:span text:style-name="T50">"%"</text:span><text:span text:style-name="T16">, Filter.</text:span><text:span text:style-name="T82">OP_ILIKE</text:span><text:span text:style-name="T16">));</text:span></text:p>
      <text:p text:style-name="P35"><text:span text:style-name="T16"><text:tab/><text:tab/><text:tab/>searchObjBranch.addSort(</text:span><text:span text:style-name="T50">"braBezeichnung"</text:span><text:span text:style-name="T16">, </text:span><text:span text:style-name="T12">false</text:span><text:span text:style-name="T16">);</text:span></text:p>
      <text:p text:style-name="P35"/>
      <text:p text:style-name="P39"><text:tab/><text:tab/><text:tab/>getPagedListWrapper().setSearchObject(searchObjBranch);</text:p>
      <text:p text:style-name="P39"><text:tab/><text:tab/>}</text:p>
      <text:p text:style-name="P39"><text:tab/>}</text:p>
      <text:p text:style-name="P56"/>
      <text:p text:style-name="P56">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1">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5"><text:span text:style-name="T16"><text:tab/><text:tab/></text:span><text:span text:style-name="T76">// </text:span><text:span text:style-name="T77">init</text:span><text:span text:style-name="T76"> the first entry</text:span><text:span text:style-name="T16"><text:tab/><text:tab/></text:span></text:p>
      <text:p text:style-name="P15"><text:span text:style-name="T16"><text:tab/><text:tab/>ListModelList lml = (ListModelList) </text:span><text:span text:style-name="T81">listBoxOrder</text:span><text:span text:style-name="T16">.getModel();</text:span></text:p>
      <text:p text:style-name="P35"/>
      <text:p text:style-name="P35"><text:span text:style-name="T16"><text:tab/><text:tab/></text:span><text:span text:style-name="T76">// Now we would show the corresponding detail list of the first</text:span></text:p>
      <text:p text:style-name="P35"><text:span text:style-name="T16"><text:tab/><text:tab/></text:span><text:span text:style-name="T76">// selected entry of the MASTER Table</text:span></text:p>
      <text:p text:style-name="P35"><text:soft-page-break/><text:span text:style-name="T16"><text:tab/><text:tab/></text:span><text:span text:style-name="T76">// We became not the first item FROM the list because it's not</text:span></text:p>
      <text:p text:style-name="P35"><text:span text:style-name="T16"><text:tab/><text:tab/></text:span><text:span text:style-name="T76">// rendered at this time.</text:span></text:p>
      <text:p text:style-name="P35"><text:span text:style-name="T16"><text:tab/><text:tab/></text:span><text:span text:style-name="T76">// So we take the first entry in the ListModelList and set as</text:span></text:p>
      <text:p text:style-name="P35"><text:span text:style-name="T16"><text:tab/><text:tab/></text:span><text:span text:style-name="T76">// selected.</text:span></text:p>
      <text:p text:style-name="P35"><text:span text:style-name="T16"><text:tab/><text:tab/></text:span><text:span text:style-name="T12">if</text:span><text:span text:style-name="T16"> (lml.getSize() &gt; 0) {</text:span></text:p>
      <text:p text:style-name="P35"><text:span text:style-name="T16"><text:tab/><text:tab/><text:tab/></text:span><text:span text:style-name="T12">int</text:span><text:span text:style-name="T16"> rowIndex = 0;</text:span></text:p>
      <text:p text:style-name="P35"><text:span text:style-name="T16"><text:tab/><text:tab/><text:tab/></text:span><text:span text:style-name="T81">listBoxOrder</text:span><text:span text:style-name="T16">.setSelectedIndex(rowIndex);</text:span></text:p>
      <text:p text:style-name="P35"><text:span text:style-name="T16"><text:tab/><text:tab/><text:tab/></text:span><text:span text:style-name="T76">// get the first entry and cast them to the needed object</text:span></text:p>
      <text:p text:style-name="P39"><text:tab/><text:tab/><text:tab/>Order anOrder = (Order) lml.get(rowIndex);</text:p>
      <text:p text:style-name="P35"><text:span text:style-name="T16"><text:tab/><text:tab/><text:tab/></text:span><text:span text:style-name="T12">if</text:span><text:span text:style-name="T16"> (anOrder != </text:span><text:span text:style-name="T12">null</text:span><text:span text:style-name="T16">) {</text:span></text:p>
      <text:p text:style-name="P34"><text:span text:style-name="T16"><text:tab/><text:tab/><text:tab/></text:span><text:span text:style-name="T78">// get the related order positions</text:span></text:p>
      <text:p text:style-name="P57"><text:tab/><text:tab/><text:tab/>...</text:p>
      <text:p text:style-name="P56"/>
      <text:h text:style-name="Heading_20_2" text:outline-level="2">The dialog window</text:h>
      <text:p text:style-name="P56">The zul-template for the branches dialog named as branchDialog.zul. You'll find them in the folder WEB-INF/pages/branch/branchDialog.zul .</text:p>
      <text:p text:style-name="P66"><text:span text:style-name="T89">file:</text:span> <text:span text:style-name="T89">branchDialog.zul</text:span></text:p>
      <text:p text:style-name="P15"><text:span text:style-name="T42">&lt;?</text:span><text:span text:style-name="T45">xml</text:span> <text:span text:style-name="T48">version</text:span><text:span text:style-name="T16">=</text:span><text:span text:style-name="T51">"1.0"</text:span> <text:span text:style-name="T48">encoding</text:span><text:span text:style-name="T16">=</text:span><text:span text:style-name="T51">"UTF-8"</text:span><text:span text:style-name="T42">?&gt;</text:span></text:p>
      <text:p text:style-name="P35"/>
      <text:p text:style-name="P45">&lt;!-- +++++++++++++++++++++++++++++++++++++++++++++++++++ --&gt;</text:p>
      <text:p text:style-name="P45">&lt;!-- This <text:span text:style-name="T74">taglib</text:span> is used <text:span text:style-name="T59">for</text:span> the translations. <text:s text:c="10"/>--&gt;</text:p>
      <text:p text:style-name="P45">&lt;!-- title="${c:l('panel_BranchList.title')}" <text:s text:c="11"/>--&gt;</text:p>
      <text:p text:style-name="P45">&lt;!-- It's the <text:span text:style-name="T74">aquivalent</text:span> to java: Labels.getLabel("xx"); --&gt;</text:p>
      <text:p text:style-name="P45">&lt;!-- +++++++++++++++++++++++++++++++++++++++++++++++++++ --&gt;</text:p>
      <text:p text:style-name="P35"><text:span text:style-name="T42">&lt;?</text:span><text:span text:style-name="T45">taglib</text:span> uri="http://www.zkoss.org/dsp/web/core" prefix="c"<text:span text:style-name="T42">?&gt;</text:span></text:p>
      <text:p text:style-name="P35"/>
      <text:p text:style-name="P45">&lt;!-- +++++++++++++++++++++++++++++++++++++++++++++++++++ --&gt;</text:p>
      <text:p text:style-name="P45">&lt;!-- Resolver <text:span text:style-name="T61">class</text:span> that allows Spring to instantiated <text:s text:c="2"/>--&gt;</text:p>
      <text:p text:style-name="P45">&lt;!-- the controller <text:span text:style-name="T61">class</text:span> <text:span text:style-name="T61">for</text:span> <text:span text:style-name="T61">this</text:span> <text:span text:style-name="T74">zul</text:span>-file. Works on <text:s text:c="3"/>--&gt;</text:p>
      <text:p text:style-name="P45">&lt;!-- apply="${branchListCtrl}" <text:s text:c="26"/>--&gt;</text:p>
      <text:p text:style-name="P45">&lt;!-- +++++++++++++++++++++++++++++++++++++++++++++++++++ --&gt;</text:p>
      <text:p text:style-name="P35"><text:span text:style-name="T42">&lt;?</text:span><text:span text:style-name="T45">variable-resolver</text:span> class="org.zkoss.zkplus.spring.DelegatingVariableResolver"<text:span text:style-name="T42">?&gt;</text:span></text:p>
      <text:p text:style-name="P35"/>
      <text:p text:style-name="P35"><text:span text:style-name="T42">&lt;</text:span><text:span text:style-name="T45">zk</text:span> <text:span text:style-name="T48">xmlns</text:span><text:span text:style-name="T16">=</text:span><text:span text:style-name="T51">"http://www.zkoss.org/2005/zul"</text:span></text:p>
      <text:p text:style-name="P35"><text:tab/><text:span text:style-name="T48">xmlns:h</text:span><text:span text:style-name="T16">=</text:span><text:span text:style-name="T51">"http://www.w3.org/1999/xhtml"</text:span></text:p>
      <text:p text:style-name="P35"><text:tab/><text:span text:style-name="T48">xmlns:xsi</text:span><text:span text:style-name="T16">=</text:span><text:span text:style-name="T51">"http://www.w3.org/2001/XMLSchema-instance"</text:span></text:p>
      <text:p text:style-name="P35"><text:tab/><text:span text:style-name="T48">xmlns:a</text:span><text:span text:style-name="T16">=</text:span><text:span text:style-name="T51">"http://www.zkoss.org/2005/zk/annotation"</text:span></text:p>
      <text:p text:style-name="P35"><text:tab/><text:span text:style-name="T48">xsi:schemaLocation</text:span><text:span text:style-name="T16">=</text:span><text:span text:style-name="T51">"http://www.zkoss.org/2005/zul http://www.zkoss.org/2005/zul/zul.xsd"</text:span><text:span text:style-name="T42">&gt;</text:span></text:p>
      <text:p text:style-name="P35"/>
      <text:p text:style-name="P35"/>
      <text:p text:style-name="P35"><text:span text:style-name="T16"><text:tab/></text:span><text:span text:style-name="T75">&lt;!-- +++++++++++++++++++++++++++++++++++++++++++++++++++ --&gt;</text:span></text:p>
      <text:p text:style-name="P45"><text:tab/>&lt;!-- Window component as container <text:span text:style-name="T61">for</text:span> other components. --&gt;</text:p>
      <text:p text:style-name="P45"><text:tab/>&lt;!-- +++++++++++++++++++++++++++++++++++++++++++++++++++ --&gt;</text:p>
      <text:p text:style-name="P35"><text:span text:style-name="T16"><text:tab/></text:span><text:span text:style-name="T42">&lt;</text:span><text:span text:style-name="T45">window</text:span> <text:span text:style-name="T48">id</text:span><text:span text:style-name="T16">=</text:span><text:span text:style-name="T51">"window_BranchesDialog"</text:span></text:p>
      <text:p text:style-name="P35"><text:tab/><text:tab/><text:span text:style-name="T48">title</text:span><text:span text:style-name="T16">=</text:span><text:span text:style-name="T51">"${c:l('window_BranchesDialog.title')}"</text:span> <text:span text:style-name="T48">border</text:span><text:span text:style-name="T16">=</text:span><text:span text:style-name="T51">"none"</text:span></text:p>
      <text:p text:style-name="P35"><text:tab/><text:tab/><text:span text:style-name="T48">apply</text:span><text:span text:style-name="T16">=</text:span><text:span text:style-name="T51">"${branchDialogCtrl}"</text:span> <text:span text:style-name="T48">closable</text:span><text:span text:style-name="T16">=</text:span><text:span text:style-name="T51">"true"</text:span> <text:span text:style-name="T48">width</text:span><text:span text:style-name="T16">=</text:span><text:span text:style-name="T51">"450px"</text:span></text:p>
      <text:p text:style-name="P35"><text:tab/><text:tab/><text:span text:style-name="T48">height</text:span><text:span text:style-name="T16">=</text:span><text:span text:style-name="T51">"250px"</text:span><text:span text:style-name="T42">&gt;</text:span></text:p>
      <text:p text:style-name="P35"/>
      <text:p text:style-name="P35"><text:span text:style-name="T16"><text:tab/><text:tab/></text:span><text:span text:style-name="T75">&lt;!-- +++++++++++++++++++++++++++++++++++++++++++++++++++ --&gt;</text:span></text:p>
      <text:p text:style-name="P45"><text:tab/><text:tab/>&lt;!-- Set the HTML BODY style <text:span text:style-name="T61">for</text:span> ONLY <text:span text:style-name="T61">this</text:span> <text:span text:style-name="T74">zul</text:span> file. <text:s text:c="4"/>--&gt;</text:p>
      <text:p text:style-name="P45"><text:tab/><text:tab/>&lt;!-- +++++++++++++++++++++++++++++++++++++++++++++++++++ --&gt;</text:p>
      <text:p text:style-name="P35"><text:span text:style-name="T16"><text:tab/><text:tab/></text:span><text:span text:style-name="T42">&lt;</text:span><text:span text:style-name="T45">style</text:span><text:span text:style-name="T42">&gt;</text:span></text:p>
      <text:p text:style-name="P39"><text:tab/><text:tab/><text:tab/>body { padding: 0 0; /* 0 padding on top and bottom and 0</text:p>
      <text:p text:style-name="P39"><text:tab/><text:tab/><text:tab/>padding on right and left */ }</text:p>
      <text:p text:style-name="P35"><text:span text:style-name="T16"><text:tab/><text:tab/></text:span><text:span text:style-name="T42">&lt;/</text:span><text:span text:style-name="T45">style</text:span><text:span text:style-name="T42">&gt;</text:span></text:p>
      <text:p text:style-name="P35"/>
      <text:p text:style-name="P35"><text:span text:style-name="T16"><text:tab/><text:tab/></text:span><text:span text:style-name="T42">&lt;</text:span><text:span text:style-name="T45">borderlayout</text:span> <text:span text:style-name="T48">id</text:span><text:span text:style-name="T16">=</text:span><text:span text:style-name="T51">"borderlayoutBranchDialog"</text:span><text:span text:style-name="T42">&gt;</text:span></text:p>
      <text:p text:style-name="P35"/>
      <text:p text:style-name="P35"><text:span text:style-name="T16"><text:tab/><text:tab/><text:tab/></text:span><text:span text:style-name="T42">&lt;</text:span><text:span text:style-name="T45">north</text:span> <text:span text:style-name="T48">border</text:span><text:span text:style-name="T16">=</text:span><text:span text:style-name="T51">"none"</text:span> <text:span text:style-name="T48">margins</text:span><text:span text:style-name="T16">=</text:span><text:span text:style-name="T51">"0,0,0,0"</text:span><text:span text:style-name="T42">&gt;</text:span></text:p>
      <text:p text:style-name="P35"><text:span text:style-name="T16"><text:tab/><text:tab/><text:tab/><text:tab/></text:span><text:span text:style-name="T42">&lt;</text:span><text:span text:style-name="T45">grid</text:span><text:span text:style-name="T42">&gt;</text:span></text:p>
      <text:p text:style-name="P35"><text:span text:style-name="T16"><text:tab/><text:tab/><text:tab/><text:tab/><text:tab/></text:span><text:span text:style-name="T42">&lt;</text:span><text:span text:style-name="T45">columns</text:span> <text:span text:style-name="T48">sizable</text:span><text:span text:style-name="T16">=</text:span><text:span text:style-name="T51">"true"</text:span> <text:span text:style-name="T48">height</text:span><text:span text:style-name="T16">=</text:span><text:span text:style-name="T51">"20px"</text:span><text:span text:style-name="T42">&gt;</text:span></text:p>
      <text:p text:style-name="P35"><text:span text:style-name="T16"><text:tab/><text:tab/><text:tab/><text:tab/><text:tab/><text:tab/></text:span><text:span text:style-name="T37">&lt;!--</text:span><text:span text:style-name="T16"> Help Button </text:span><text:span text:style-name="T37">--&gt;</text:span></text:p>
      <text:p text:style-name="P35"><text:span text:style-name="T16"><text:tab/><text:tab/><text:tab/><text:tab/><text:tab/><text:tab/></text:span><text:span text:style-name="T42">&lt;</text:span><text:span text:style-name="T45">column</text:span> <text:span text:style-name="T48">width</text:span><text:span text:style-name="T16">=</text:span><text:span text:style-name="T51">"40px"</text:span> <text:span text:style-name="T48">align</text:span><text:span text:style-name="T16">=</text:span><text:span text:style-name="T51">"left"</text:span><text:span text:style-name="T42">&gt;</text:span></text:p>
      <text:p text:style-name="P35"><text:span text:style-name="T16"><text:tab/><text:tab/><text:tab/><text:tab/><text:tab/><text:tab/><text:tab/></text:span><text:span text:style-name="T42">&lt;</text:span><text:span text:style-name="T45">hbox</text:span><text:span text:style-name="T42">&gt;</text:span></text:p>
      <text:p text:style-name="P35"><text:span text:style-name="T16"><text:tab/><text:tab/><text:tab/><text:tab/><text:tab/><text:tab/><text:tab/></text:span><text:span text:style-name="T42">&lt;</text:span><text:span text:style-name="T45">button</text:span> <text:span text:style-name="T48">id</text:span><text:span text:style-name="T16">=</text:span><text:span text:style-name="T51">"btnHelp"</text:span></text:p>
      <text:p text:style-name="P35"><text:tab/><text:tab/><text:tab/><text:tab/><text:tab/><text:tab/><text:tab/><text:tab/><text:span text:style-name="T48">image</text:span><text:span text:style-name="T16">=</text:span><text:span text:style-name="T51">"/images/icons/light_16x16.gif"</text:span></text:p>
      <text:p text:style-name="P35"><text:tab/><text:tab/><text:tab/><text:tab/><text:tab/><text:tab/><text:tab/><text:tab/><text:span text:style-name="T48">tooltiptext</text:span><text:span text:style-name="T16">=</text:span><text:span text:style-name="T51">"$c:l('btnHelp.tooltiptext')}"</text:span> <text:span text:style-name="T42">/&gt;</text:span></text:p>
      <text:p text:style-name="P35"><text:span text:style-name="T16"><text:tab/><text:tab/><text:tab/><text:tab/><text:tab/><text:tab/><text:tab/></text:span><text:span text:style-name="T42">&lt;/</text:span><text:span text:style-name="T45">hbox</text:span><text:span text:style-name="T42">&gt;</text:span></text:p>
      <text:p text:style-name="P35"><text:span text:style-name="T16"><text:tab/><text:tab/><text:tab/><text:tab/><text:tab/><text:tab/></text:span><text:span text:style-name="T42">&lt;/</text:span><text:span text:style-name="T45">column</text:span><text:span text:style-name="T42">&gt;</text:span></text:p>
      <text:p text:style-name="P35"/>
      <text:p text:style-name="P35"><text:span text:style-name="T16"><text:tab/><text:tab/><text:tab/><text:tab/><text:tab/><text:tab/></text:span><text:span text:style-name="T37">&lt;!--</text:span><text:span text:style-name="T16"> </text:span><text:span text:style-name="T29">Addtionally</text:span><text:span text:style-name="T16"> Buttons </text:span><text:span text:style-name="T37">--&gt;</text:span></text:p>
      <text:p text:style-name="P35"><text:span text:style-name="T16"><text:tab/><text:tab/><text:tab/><text:tab/><text:tab/><text:tab/></text:span><text:span text:style-name="T42">&lt;</text:span><text:span text:style-name="T45">column</text:span> <text:span text:style-name="T48">align</text:span><text:span text:style-name="T16">=</text:span><text:span text:style-name="T51">"center"</text:span><text:span text:style-name="T42">&gt;</text:span></text:p>
      <text:p text:style-name="P35"><text:span text:style-name="T16"><text:tab/><text:tab/><text:tab/><text:tab/><text:tab/><text:tab/><text:tab/></text:span><text:span text:style-name="T42">&lt;</text:span><text:span text:style-name="T45">hbox</text:span><text:span text:style-name="T42">&gt;</text:span></text:p>
      <text:p text:style-name="P35"/>
      <text:p text:style-name="P35"><text:span text:style-name="T16"><text:tab/><text:tab/><text:tab/><text:tab/><text:tab/><text:tab/><text:tab/></text:span><text:span text:style-name="T42">&lt;/</text:span><text:span text:style-name="T45">hbox</text:span><text:span text:style-name="T42">&gt;</text:span></text:p>
      <text:p text:style-name="P35"><text:span text:style-name="T16"><text:tab/><text:tab/><text:tab/><text:tab/><text:tab/><text:tab/></text:span><text:span text:style-name="T42">&lt;/</text:span><text:span text:style-name="T45">column</text:span><text:span text:style-name="T42">&gt;</text:span></text:p>
      <text:p text:style-name="P35"/>
      <text:p text:style-name="P35"><text:span text:style-name="T16"><text:tab/><text:tab/><text:tab/><text:tab/><text:tab/><text:tab/></text:span><text:span text:style-name="T37">&lt;!--</text:span><text:span text:style-name="T16"> CRUD Buttons </text:span><text:span text:style-name="T37">--&gt;</text:span></text:p>
      <text:p text:style-name="P35"><text:span text:style-name="T16"><text:tab/><text:tab/><text:tab/><text:tab/><text:tab/><text:tab/></text:span><text:span text:style-name="T42">&lt;</text:span><text:span text:style-name="T45">column</text:span> <text:span text:style-name="T48">align</text:span><text:span text:style-name="T16">=</text:span><text:span text:style-name="T51">"right"</text:span><text:span text:style-name="T42">&gt;</text:span></text:p>
      <text:p text:style-name="P35"><text:span text:style-name="T16"><text:tab/><text:tab/><text:tab/><text:tab/><text:tab/><text:tab/><text:tab/></text:span><text:span text:style-name="T42">&lt;</text:span><text:span text:style-name="T45">hbox</text:span> <text:span text:style-name="T48">spacing</text:span><text:span text:style-name="T16">=</text:span><text:span text:style-name="T51">"5px"</text:span> <text:span text:style-name="T48">style</text:span><text:span text:style-name="T16">=</text:span><text:span text:style-name="T51">"padding:1px"</text:span></text:p>
      <text:p text:style-name="P35"><text:tab/><text:tab/><text:tab/><text:tab/><text:tab/><text:tab/><text:tab/><text:tab/><text:span text:style-name="T48">align</text:span><text:span text:style-name="T16">=</text:span><text:span text:style-name="T51">"end"</text:span><text:span text:style-name="T42">&gt;</text:span></text:p>
      <text:p text:style-name="P35"><text:soft-page-break/><text:span text:style-name="T16"><text:tab/><text:tab/><text:tab/><text:tab/><text:tab/><text:tab/><text:tab/></text:span><text:span text:style-name="T42">&lt;</text:span><text:span text:style-name="T45">button</text:span> <text:span text:style-name="T48">id</text:span><text:span text:style-name="T16">=</text:span><text:span text:style-name="T51">"btnNew"</text:span> <text:span text:style-name="T48">height</text:span><text:span text:style-name="T16">=</text:span><text:span text:style-name="T51">"20"</text:span></text:p>
      <text:p text:style-name="P35"><text:tab/><text:tab/><text:tab/><text:tab/><text:tab/><text:tab/><text:tab/><text:tab/><text:span text:style-name="T48">tooltiptext</text:span><text:span text:style-name="T16">=</text:span><text:span text:style-name="T51">"${c:l('btnNew.tooltiptext')}"</text:span> <text:span text:style-name="T42">/&gt;</text:span></text:p>
      <text:p text:style-name="P35"><text:span text:style-name="T16"><text:tab/><text:tab/><text:tab/><text:tab/></text:span><text:span text:style-name="T16"><text:tab/><text:tab/><text:tab/></text:span><text:span text:style-name="T42">&lt;</text:span><text:span text:style-name="T45">button</text:span> <text:span text:style-name="T48">id</text:span><text:span text:style-name="T16">=</text:span><text:span text:style-name="T51">"btnEdit"</text:span> <text:span text:style-name="T48">height</text:span><text:span text:style-name="T16">=</text:span><text:span text:style-name="T51">"20"</text:span></text:p>
      <text:p text:style-name="P35"><text:tab/><text:tab/><text:tab/><text:tab/><text:tab/><text:tab/><text:tab/><text:tab/><text:span text:style-name="T48">tooltiptext</text:span><text:span text:style-name="T16">=</text:span><text:span text:style-name="T51">"${c:l('btnEdit.tooltiptext')}"</text:span> <text:span text:style-name="T42">/&gt;</text:span></text:p>
      <text:p text:style-name="P35"><text:span text:style-name="T16"><text:tab/><text:tab/><text:tab/><text:tab/><text:tab/><text:tab/><text:tab/></text:span><text:span text:style-name="T42">&lt;</text:span><text:span text:style-name="T45">button</text:span> <text:span text:style-name="T48">id</text:span><text:span text:style-name="T16">=</text:span><text:span text:style-name="T51">"btnDelete"</text:span> <text:span text:style-name="T48">height</text:span><text:span text:style-name="T16">=</text:span><text:span text:style-name="T51">"20"</text:span></text:p>
      <text:p text:style-name="P35"><text:tab/><text:tab/><text:tab/><text:tab/><text:tab/><text:tab/><text:tab/><text:tab/><text:span text:style-name="T48">tooltiptext</text:span><text:span text:style-name="T16">=</text:span><text:span text:style-name="T51">"${c:l('btnDelete.tooltiptext')}"</text:span><text:span text:style-name="T42">/&gt;</text:span></text:p>
      <text:p text:style-name="P35"><text:span text:style-name="T16"><text:tab/><text:tab/><text:tab/><text:tab/><text:tab/><text:tab/><text:tab/></text:span><text:span text:style-name="T42">&lt;</text:span><text:span text:style-name="T45">button</text:span> <text:span text:style-name="T48">id</text:span><text:span text:style-name="T16">=</text:span><text:span text:style-name="T51">"btnSave"</text:span> <text:span text:style-name="T48">height</text:span><text:span text:style-name="T16">=</text:span><text:span text:style-name="T51">"20"</text:span></text:p>
      <text:p text:style-name="P35"><text:tab/><text:tab/><text:tab/><text:tab/><text:tab/><text:tab/><text:tab/><text:tab/><text:span text:style-name="T48">tooltiptext</text:span><text:span text:style-name="T16">=</text:span><text:span text:style-name="T51">"${c:l('btnSave.tooltiptext')}"</text:span> <text:span text:style-name="T42">/&gt;</text:span></text:p>
      <text:p text:style-name="P35"><text:span text:style-name="T16"><text:tab/><text:tab/><text:tab/><text:tab/><text:tab/><text:tab/><text:tab/></text:span><text:span text:style-name="T42">&lt;</text:span><text:span text:style-name="T45">button</text:span> <text:span text:style-name="T48">id</text:span><text:span text:style-name="T16">=</text:span><text:span text:style-name="T51">"btnClose"</text:span> <text:span text:style-name="T48">height</text:span><text:span text:style-name="T16">=</text:span><text:span text:style-name="T51">"20"</text:span></text:p>
      <text:p text:style-name="P35"><text:tab/><text:tab/><text:tab/><text:tab/><text:tab/><text:tab/><text:tab/><text:tab/><text:span text:style-name="T48">tooltiptext</text:span><text:span text:style-name="T16">=</text:span><text:span text:style-name="T51">"${c:l('btnClose.tooltiptext')}"</text:span> <text:span text:style-name="T42">/&gt;</text:span></text:p>
      <text:p text:style-name="P35"><text:span text:style-name="T16"><text:tab/><text:tab/><text:tab/><text:tab/><text:tab/><text:tab/><text:tab/></text:span><text:span text:style-name="T42">&lt;/</text:span><text:span text:style-name="T45">hbox</text:span><text:span text:style-name="T42">&gt;</text:span></text:p>
      <text:p text:style-name="P35"><text:span text:style-name="T16"><text:tab/><text:tab/><text:tab/><text:tab/><text:tab/><text:tab/></text:span><text:span text:style-name="T42">&lt;/</text:span><text:span text:style-name="T45">column</text:span><text:span text:style-name="T42">&gt;</text:span></text:p>
      <text:p text:style-name="P35"><text:span text:style-name="T16"><text:tab/><text:tab/><text:tab/><text:tab/><text:tab/></text:span><text:span text:style-name="T42">&lt;/</text:span><text:span text:style-name="T45">columns</text:span><text:span text:style-name="T42">&gt;</text:span></text:p>
      <text:p text:style-name="P35"><text:span text:style-name="T16"><text:tab/><text:tab/><text:tab/><text:tab/></text:span><text:span text:style-name="T42">&lt;/</text:span><text:span text:style-name="T45">grid</text:span><text:span text:style-name="T42">&gt;</text:span></text:p>
      <text:p text:style-name="P35"><text:span text:style-name="T16"><text:tab/><text:tab/><text:tab/></text:span><text:span text:style-name="T42">&lt;/</text:span><text:span text:style-name="T45">north</text:span><text:span text:style-name="T42">&gt;</text:span></text:p>
      <text:p text:style-name="P35"/>
      <text:p text:style-name="P35"><text:span text:style-name="T16"><text:tab/><text:tab/><text:tab/></text:span><text:span text:style-name="T42">&lt;</text:span><text:span text:style-name="T45">center</text:span> <text:span text:style-name="T48">border</text:span><text:span text:style-name="T16">=</text:span><text:span text:style-name="T51">"none"</text:span> <text:span text:style-name="T48">margins</text:span><text:span text:style-name="T16">=</text:span><text:span text:style-name="T51">"0,0,0,0"</text:span><text:span text:style-name="T42">&gt;</text:span></text:p>
      <text:p text:style-name="P35"><text:span text:style-name="T16"><text:tab/><text:tab/><text:tab/><text:tab/></text:span><text:span text:style-name="T42">&lt;</text:span><text:span text:style-name="T45">div</text:span> <text:span text:style-name="T48">id</text:span><text:span text:style-name="T16">=</text:span><text:span text:style-name="T51">"divCenterBranch"</text:span><text:span text:style-name="T42">&gt;</text:span></text:p>
      <text:p text:style-name="P35"/>
      <text:p text:style-name="P35"><text:span text:style-name="T16"><text:tab/><text:tab/><text:tab/><text:tab/><text:tab/></text:span><text:span text:style-name="T42">&lt;</text:span><text:span text:style-name="T45">panel</text:span> <text:span text:style-name="T48">id</text:span><text:span text:style-name="T16">=</text:span><text:span text:style-name="T51">"panel_Branch"</text:span></text:p>
      <text:p text:style-name="P35"><text:tab/><text:tab/><text:tab/><text:tab/><text:tab/><text:tab/><text:span text:style-name="T48">title</text:span><text:span text:style-name="T16">=</text:span><text:span text:style-name="T51">"${c:l('panel_Branch.title')}"</text:span> <text:span text:style-name="T48">style</text:span><text:span text:style-name="T16">=</text:span><text:span text:style-name="T51">"margin-bottom:10px"</text:span></text:p>
      <text:p text:style-name="P35"><text:tab/><text:tab/><text:tab/><text:tab/><text:tab/><text:tab/><text:span text:style-name="T48">border</text:span><text:span text:style-name="T16">=</text:span><text:span text:style-name="T51">"normal"</text:span><text:span text:style-name="T42">&gt;</text:span></text:p>
      <text:p text:style-name="P35"><text:span text:style-name="T16"><text:tab/><text:tab/><text:tab/><text:tab/><text:tab/><text:tab/></text:span><text:span text:style-name="T42">&lt;</text:span><text:span text:style-name="T45">panelchildren</text:span><text:span text:style-name="T42">&gt;</text:span></text:p>
      <text:p text:style-name="P35"><text:span text:style-name="T16"><text:tab/><text:tab/><text:tab/><text:tab/><text:tab/><text:tab/><text:tab/></text:span><text:span text:style-name="T42">&lt;</text:span><text:span text:style-name="T45">grid</text:span> <text:span text:style-name="T48">fixedLayout</text:span><text:span text:style-name="T16">=</text:span><text:span text:style-name="T51">"true"</text:span></text:p>
      <text:p text:style-name="P35"><text:tab/><text:tab/><text:tab/><text:tab/><text:tab/><text:tab/><text:tab/><text:tab/><text:span text:style-name="T48">style</text:span><text:span text:style-name="T16">=</text:span><text:span text:style-name="T51">"border:0px"</text:span><text:span text:style-name="T42">&gt;</text:span></text:p>
      <text:p text:style-name="P35"><text:span text:style-name="T16"><text:tab/><text:tab/><text:tab/><text:tab/><text:tab/><text:tab/><text:tab/></text:span><text:span text:style-name="T42">&lt;</text:span><text:span text:style-name="T45">columns</text:span><text:span text:style-name="T42">&gt;</text:span></text:p>
      <text:p text:style-name="P35"><text:span text:style-name="T16"><text:tab/><text:tab/><text:tab/><text:tab/><text:tab/><text:tab/><text:tab/><text:tab/></text:span><text:span text:style-name="T42">&lt;</text:span><text:span text:style-name="T45">column</text:span> <text:span text:style-name="T48">width</text:span><text:span text:style-name="T16">=</text:span><text:span text:style-name="T51">"150px"</text:span> <text:span text:style-name="T42">/&gt;</text:span></text:p>
      <text:p text:style-name="P35"><text:span text:style-name="T16"><text:tab/><text:tab/><text:tab/><text:tab/><text:tab/><text:tab/><text:tab/><text:tab/></text:span><text:span text:style-name="T42">&lt;</text:span><text:span text:style-name="T45">column</text:span> <text:span text:style-name="T48">width</text:span><text:span text:style-name="T16">=</text:span><text:span text:style-name="T51">"100%"</text:span> <text:span text:style-name="T42">/&gt;</text:span></text:p>
      <text:p text:style-name="P35"><text:span text:style-name="T16"><text:tab/><text:tab/><text:tab/><text:tab/><text:tab/><text:tab/><text:tab/></text:span><text:span text:style-name="T42">&lt;/</text:span><text:span text:style-name="T45">columns</text:span><text:span text:style-name="T42">&gt;</text:span></text:p>
      <text:p text:style-name="P35"><text:span text:style-name="T16"><text:tab/><text:tab/><text:tab/><text:tab/><text:tab/><text:tab/><text:tab/></text:span><text:span text:style-name="T42">&lt;</text:span><text:span text:style-name="T45">rows</text:span><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span><text:span text:style-name="T42">&lt;</text:span><text:span text:style-name="T45">label</text:span> <text:span text:style-name="T48">id</text:span><text:span text:style-name="T16">=</text:span><text:span text:style-name="T51">"label_Branch_BraNr"</text:span></text:p>
      <text:p text:style-name="P35"><text:tab/><text:tab/><text:tab/><text:tab/><text:tab/><text:tab/><text:tab/><text:tab/><text:span text:style-name="T48">value</text:span><text:span text:style-name="T16">=</text:span><text:span text:style-name="T51">"${c:l('label_Branch_BraNr.value')}"</text:span> <text:span text:style-name="T42">/&gt;</text:span></text:p>
      <text:p text:style-name="P35"><text:span text:style-name="T16"><text:tab/><text:tab/><text:tab/><text:tab/><text:tab/><text:tab/><text:tab/></text:span><text:span text:style-name="T42">&lt;</text:span><text:span text:style-name="T45">textbox</text:span> <text:span text:style-name="T48">id</text:span><text:span text:style-name="T16">=</text:span><text:span text:style-name="T51">"braNr"</text:span></text:p>
      <text:p text:style-name="P35"><text:tab/><text:tab/><text:tab/><text:tab/><text:tab/><text:tab/><text:tab/><text:tab/><text:span text:style-name="T48">width</text:span><text:span text:style-name="T16">=</text:span><text:span text:style-name="T51">"100px"</text:span> <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tab/></text:span><text:span text:style-name="T42">&lt;</text:span><text:span text:style-name="T45">separator</text:span> <text:span text:style-name="T48">bar</text:span><text:span text:style-name="T16">=</text:span><text:span text:style-name="T51">"true"</text:span><text:span text:style-name="T42">&gt;&lt;/</text:span><text:span text:style-name="T45">separator</text:span><text:span text:style-name="T42">&gt;</text:span></text:p>
      <text:p text:style-name="P35"><text:span text:style-name="T16"><text:tab/><text:tab/><text:tab/><text:tab/><text:tab/><text:tab/><text:tab/><text:tab/></text:span><text:span text:style-name="T42">&lt;</text:span><text:span text:style-name="T45">separator</text:span> <text:span text:style-name="T48">bar</text:span><text:span text:style-name="T16">=</text:span><text:span text:style-name="T51">"true"</text:span><text:span text:style-name="T42">&gt;&lt;/</text:span><text:span text:style-name="T45">separator</text:span><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span><text:span text:style-name="T42">&lt;</text:span><text:span text:style-name="T45">label</text:span></text:p>
      <text:p text:style-name="P35"><text:tab/><text:tab/><text:tab/><text:tab/><text:tab/><text:tab/><text:tab/><text:tab/><text:span text:style-name="T48">id</text:span><text:span text:style-name="T16">=</text:span><text:span text:style-name="T51">"label_Branch_BraBezeichnung"</text:span></text:p>
      <text:p text:style-name="P35"><text:tab/><text:tab/><text:tab/><text:tab/><text:tab/><text:tab/><text:tab/><text:tab/><text:span text:style-name="T48">value</text:span><text:span text:style-name="T16">=</text:span><text:span text:style-name="T51">"$</text:span></text:p>
      <text:p text:style-name="P35"><text:span text:style-name="T51"><text:tab/><text:tab/><text:tab/><text:tab/><text:tab/><text:tab/><text:tab/><text:tab/>{c:l('label_Branch_BraBezeichnung.value')}"</text:span> <text:span text:style-name="T42">/&gt;</text:span></text:p>
      <text:p text:style-name="P35"><text:span text:style-name="T16"><text:tab/><text:tab/><text:tab/><text:tab/><text:tab/><text:tab/><text:tab/></text:span><text:span text:style-name="T42">&lt;</text:span><text:span text:style-name="T45">textbox</text:span> <text:span text:style-name="T48">id</text:span><text:span text:style-name="T16">=</text:span><text:span text:style-name="T51">"braBezeichnung"</text:span></text:p>
      <text:p text:style-name="P35"><text:tab/><text:tab/><text:tab/><text:tab/><text:tab/><text:tab/><text:tab/><text:tab/><text:span text:style-name="T48">width</text:span><text:span text:style-name="T16">=</text:span><text:span text:style-name="T51">"100%"</text:span> <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span><text:span text:style-name="T42">&lt;/</text:span><text:span text:style-name="T45">rows</text:span><text:span text:style-name="T42">&gt;</text:span></text:p>
      <text:p text:style-name="P35"><text:span text:style-name="T16"><text:tab/><text:tab/><text:tab/><text:tab/><text:tab/><text:tab/><text:tab/></text:span><text:span text:style-name="T42">&lt;/</text:span><text:span text:style-name="T45">grid</text:span><text:span text:style-name="T42">&gt;</text:span></text:p>
      <text:p text:style-name="P35"><text:span text:style-name="T16"><text:tab/><text:tab/><text:tab/><text:tab/><text:tab/><text:tab/></text:span><text:span text:style-name="T42">&lt;/</text:span><text:span text:style-name="T45">panelchildren</text:span><text:span text:style-name="T42">&gt;</text:span></text:p>
      <text:p text:style-name="P35"><text:span text:style-name="T16"><text:tab/><text:tab/><text:tab/><text:tab/><text:tab/></text:span><text:span text:style-name="T42">&lt;/</text:span><text:span text:style-name="T45">panel</text:span><text:span text:style-name="T42">&gt;</text:span></text:p>
      <text:p text:style-name="P35"/>
      <text:p text:style-name="P35"><text:span text:style-name="T16"><text:tab/><text:tab/><text:tab/><text:tab/></text:span><text:span text:style-name="T42">&lt;/</text:span><text:span text:style-name="T45">div</text:span><text:span text:style-name="T42">&gt;</text:span></text:p>
      <text:p text:style-name="P35"><text:span text:style-name="T16"><text:tab/><text:tab/><text:tab/></text:span><text:span text:style-name="T42">&lt;/</text:span><text:span text:style-name="T45">center</text:span><text:span text:style-name="T42">&gt;</text:span></text:p>
      <text:p text:style-name="P35"/>
      <text:p text:style-name="P35"><text:span text:style-name="T16"><text:tab/><text:tab/></text:span><text:span text:style-name="T42">&lt;/</text:span><text:span text:style-name="T45">borderlayout</text:span><text:span text:style-name="T42">&gt;</text:span></text:p>
      <text:p text:style-name="P35"/>
      <text:p text:style-name="P35"><text:span text:style-name="T16"><text:tab/></text:span><text:span text:style-name="T42">&lt;/</text:span><text:span text:style-name="T45">window</text:span><text:span text:style-name="T42">&gt;</text:span></text:p>
      <text:p text:style-name="P35"><text:span text:style-name="T42">&lt;/</text:span><text:span text:style-name="T45">zk</text:span><text:span text:style-name="T42">&gt;</text:span></text:p>
      <text:p text:style-name="P72"/>
      <text:p text:style-name="P56">If rendered it looks like this:</text:p>
      <text:p text:style-name="P56"><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74">All components that we must access by code become an own unique 'speeking' idenitifier. </text:p>
      <text:p text:style-name="P77"/>
      <text:p text:style-name="P46">We access our window container ´by its ID that we have declared in the zul file as '<text:span text:style-name="T84">window_BranchesDialog</text:span><text:span text:style-name="T17">'.</text:span><text:span text:style-name="T16"> The event that we will fill first with life is the '</text:span><text:span text:style-name="T17">onCreate' </text:span><text:span text:style-name="T16">event</text:span><text:span text:style-name="T17">.</text:span></text:p>
      <text:p text:style-name="P46"><text:span text:style-name="T16">So we must named the public method <text:s/></text:span><text:span text:style-name="T17">onCreate$window_BranchesDialog</text:span><text:span text:style-name="T17">(Event event)</text:span></text:p>
      <text:p text:style-name="Text_20_body"><text:soft-page-break/></text:p>
      <text:p text:style-name="P56">In this kind of method (onCreate$aDialogWindowController) of a dialog controller we do all time the same stuff. </text:p>
      <text:list xml:id="list39577137" text:continue-numbering="true" text:style-name="L12">
        <text:list-item>
          <text:p text:style-name="P126">Check the rights for the components.</text:p>
        </text:list-item>
        <text:list-item>
          <text:p text:style-name="P126"><text:span text:style-name="T90">Create</text:span><text:span text:style-name="T90"> </text:span><text:span text:style-name="T90">the</text:span> button controller for the CRUD buttons.</text:p>
        </text:list-item>
        <text:list-item>
          <text:p text:style-name="P126">Get the params that we overhanded by creation.</text:p>
        </text:list-item>
        <text:list-item>
          <text:p text:style-name="P126">Set field properties.</text:p>
        </text:list-item>
        <text:list-item>
          <text:p text:style-name="P126">Show the dialog in a modal way.</text:p>
        </text:list-item>
      </text:list>
      <text:p text:style-name="P79"/>
      <text:p text:style-name="P65">The <text:span text:style-name="T87">doShowDialog(Branche aBranche)</text:span><text:span text:style-name="T88">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65">Yes, that's mainly all.</text:p>
      <text:p text:style-name="P70"/>
      <text:p text:style-name="P65">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65">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65">More about it coming soon...</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35"><text:span text:style-name="T42">&lt;</text:span><text:span text:style-name="T45">label</text:span><text:span text:style-name="T48"> <text:tab/>id</text:span><text:span text:style-name="T16">=</text:span><text:span text:style-name="T51">"label_Branch_BraBezeichnung"</text:span></text:p>
      <text:p text:style-name="P35"><text:span text:style-name="T51"><text:tab/></text:span><text:span text:style-name="T48">value</text:span><text:span text:style-name="T16">=</text:span><text:span text:style-name="T51">"$</text:span><text:span text:style-name="T66">{c:l('label_Branch_BraBezeichnung.value')}</text:span></text:p>
      <text:p text:style-name="Text_20_body"/>
      <text:p text:style-name="P71">File: <text:tab/>/WEB-INF/i3-label.properties</text:p>
      <text:p text:style-name="P73">...</text:p>
      <text:p text:style-name="P62"><text:span text:style-name="T16">label_Branch_BraBezeichnung.value=</text:span><text:span text:style-name="T50">description</text:span></text:p>
      <text:p text:style-name="P62"><text:span text:style-name="T16">panel_BranchList.title=</text:span><text:span text:style-name="T50">B</text:span><text:span text:style-name="T16"> </text:span><text:span text:style-name="T50">r</text:span><text:span text:style-name="T16"> </text:span><text:span text:style-name="T50">a</text:span><text:span text:style-name="T16"> </text:span><text:span text:style-name="T50">n</text:span><text:span text:style-name="T16"> </text:span><text:span text:style-name="T50">c</text:span><text:span text:style-name="T16"> </text:span><text:span text:style-name="T50">h</text:span><text:span text:style-name="T16"> </text:span><text:span text:style-name="T50">e</text:span><text:span text:style-name="T16"> </text:span><text:span text:style-name="T50">s</text:span></text:p>
      <text:p text:style-name="P78">...</text:p>
      <text:p text:style-name="P73"/>
      <text:p text:style-name="P71">File: <text:tab/>/WEB-INF/i3-label_de_DE.properties</text:p>
      <text:p text:style-name="P73">...</text:p>
      <text:p text:style-name="P62"><text:span text:style-name="T16">label_Branch_BraBezeichnung.value=</text:span><text:span text:style-name="T50">Bezeichnung</text:span></text:p>
      <text:p text:style-name="P62"><text:span text:style-name="T16">panel_BranchList.title=</text:span><text:span text:style-name="T50">B</text:span><text:span text:style-name="T16"> </text:span><text:span text:style-name="T50">r</text:span><text:span text:style-name="T16"> </text:span><text:span text:style-name="T50">a</text:span><text:span text:style-name="T16"> </text:span><text:span text:style-name="T50">n</text:span><text:span text:style-name="T16"> </text:span><text:span text:style-name="T50">c</text:span><text:span text:style-name="T16"> </text:span><text:span text:style-name="T50">h</text:span><text:span text:style-name="T16"> </text:span><text:span text:style-name="T50">e</text:span><text:span text:style-name="T16"> </text:span><text:span text:style-name="T50">n</text:span></text:p>
      <text:p text:style-name="P61">...</text:p>
      <text:p text:style-name="P18">At time we use a default property file for english and a property file for the german language. We have a section <text:soft-page-break/>in these files for the date and time formatting.</text:p>
      <text:p text:style-name="P18"/>
      <text:p text:style-name="P20"># ===========================</text:p>
      <text:p text:style-name="P48"># Date and Time formats <text:s text:c="3"/>|</text:p>
      <text:p text:style-name="P48"># ===========================</text:p>
      <text:p text:style-name="P33"><text:span text:style-name="T16">format.date=</text:span><text:span text:style-name="T50">MM/</text:span><text:span text:style-name="T55">dd</text:span><text:span text:style-name="T50">/</text:span><text:span text:style-name="T55">yyyy</text:span></text:p>
      <text:p text:style-name="P33"><text:span text:style-name="T16">format.time=</text:span><text:span text:style-name="T50">h</text:span><text:span text:style-name="T16">:</text:span><text:span text:style-name="T50">mm</text:span><text:span text:style-name="T16"> </text:span><text:span text:style-name="T50">a</text:span></text:p>
      <text:p text:style-name="P33"><text:span text:style-name="T16">format.timelong=</text:span><text:span text:style-name="T50">h</text:span><text:span text:style-name="T16">:</text:span><text:span text:style-name="T50">mm:ss</text:span><text:span text:style-name="T16"> </text:span><text:span text:style-name="T50">a</text:span></text:p>
      <text:p text:style-name="P33"><text:span text:style-name="T16">format.datetime=</text:span><text:span text:style-name="T50">MM/</text:span><text:span text:style-name="T55">dd</text:span><text:span text:style-name="T50">/</text:span><text:span text:style-name="T55">yyyy</text:span><text:span text:style-name="T16"> </text:span><text:span text:style-name="T50">h</text:span><text:span text:style-name="T16">:</text:span><text:span text:style-name="T50">mm</text:span><text:span text:style-name="T16"> </text:span><text:span text:style-name="T50">a</text:span></text:p>
      <text:p text:style-name="P33"><text:span text:style-name="T16">format.datetimelong=</text:span><text:span text:style-name="T50">MM/</text:span><text:span text:style-name="T55">dd</text:span><text:span text:style-name="T50">/</text:span><text:span text:style-name="T55">yyyy</text:span><text:span text:style-name="T16"> </text:span><text:span text:style-name="T50">h</text:span><text:span text:style-name="T16">:</text:span><text:span text:style-name="T50">mm:ss</text:span><text:span text:style-name="T16"> </text:span><text:span text:style-name="T50">a</text:span></text:p>
      <text:p text:style-name="P51"/>
      <text:p text:style-name="P41">If needed we format a date with a helper class de.forsthaus.webui.util.FDDateFormat.java that access the property files with a few options.</text:p>
      <text:p text:style-name="P41"/>
      <text:p text:style-name="P39"><text:tab/><text:span text:style-name="T37">/**</text:span></text:p>
      <text:p text:style-name="P35"><text:span text:style-name="T37"><text:tab/> * Format the date/time. </text:span><text:span text:style-name="T39">&lt;br&gt;</text:span></text:p>
      <text:p text:style-name="P38"><text:tab/> * </text:p>
      <text:p text:style-name="P35"><text:span text:style-name="T37"><text:tab/> * </text:span><text:span text:style-name="T41">@return</text:span><text:span text:style-name="T37"> String of date/time</text:span></text:p>
      <text:p text:style-name="P38"><text:tab/> */</text:p>
      <text:p text:style-name="P35"><text:span text:style-name="T16"><text:tab/></text:span><text:span text:style-name="T12">private</text:span><text:span text:style-name="T16"> String getDateTime(Date date) {</text:span></text:p>
      <text:p text:style-name="P35"><text:span text:style-name="T16"><text:tab/><text:tab/></text:span><text:span text:style-name="T12">if</text:span><text:span text:style-name="T16"> (date != </text:span><text:span text:style-name="T12">null</text:span><text:span text:style-name="T16">) {</text:span></text:p>
      <text:p text:style-name="P35"><text:span text:style-name="T16"><text:tab/><text:tab/><text:tab/></text:span><text:span text:style-name="T12">return</text:span><text:span text:style-name="T16"> FDDateFormat.</text:span><text:span text:style-name="T32">getDateTimeLongFormater</text:span><text:span text:style-name="T16">().format(date);</text:span></text:p>
      <text:p text:style-name="P39"><text:tab/><text:tab/>}</text:p>
      <text:p text:style-name="P35"><text:span text:style-name="T16"><text:tab/><text:tab/></text:span><text:span text:style-name="T12">return</text:span><text:span text:style-name="T16"> </text:span><text:span text:style-name="T50">""</text:span><text:span text:style-name="T16">;</text:span></text:p>
      <text:p text:style-name="P39"><text:tab/>}</text:p>
      <text:p text:style-name="P51"/>
      <text:p text:style-name="P41"><text:span text:style-name="T10">TIP</text:span>: If you have problems with the shown character set than have a look at your eclipse ide. Be sure that these files are saved as UTF-8.</text:p>
      <text:p text:style-name="P42"><text:span text:style-name="T67">Eclipse -&gt; Preferences -&gt; Content Types -&gt; Java Properties File change </text:span><text:span text:style-name="T68">Default encoding </text:span><text:span text:style-name="T67">to UTF-8</text:span> .</text:p>
      <text:p text:style-name="P42"/>
      <text:p text:style-name="P18"/>
      <text:h text:style-name="P116" text:outline-level="1">The configuration files</text:h>
      <text:p text:style-name="P56">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56"><text:span text:style-name="T10">web.xml</text:span> (zkoss/src/main/webapp/WEB-INF/web.xml)</text:p>
      <text:list xml:id="list33668383" text:style-name="L13">
        <text:list-item>
          <text:p text:style-name="P127">Spring-Security Entry point. Only setting a reference to the so called spring 'security-chain'.</text:p>
        </text:list-item>
        <text:list-item>
          <text:p text:style-name="P127">Setting location of the other configuration files.</text:p>
        </text:list-item>
        <text:list-item>
          <text:p text:style-name="P127">ZK web configuration.</text:p>
        </text:list-item>
        <text:list-item>
          <text:p text:style-name="P135">Miscellaneous<text:span text:style-name="T57"> for the servlet engine.</text:span></text:p>
          <text:p text:style-name="P132"/>
        </text:list-item>
      </text:list>
      <text:p text:style-name="P56"><text:span text:style-name="T10">zk.xml</text:span> (zkoss/src/main/webapp/WEB-INF/zk.xml)</text:p>
      <text:list xml:id="list33668706" text:style-name="L14">
        <text:list-item>
          <text:p text:style-name="P128">Define the factory class for allowing clustering of the application.</text:p>
        </text:list-item>
        <text:list-item>
          <text:p text:style-name="P128">Define the <text:s/>class for monitoring the statistics.</text:p>
        </text:list-item>
        <text:list-item>
          <text:p text:style-name="P128">Define the path to the lang-addon.xml file.</text:p>
        </text:list-item>
        <text:list-item>
          <text:p text:style-name="P128">Device configurations like type of server push, timeout page.</text:p>
        </text:list-item>
        <text:list-item>
          <text:p text:style-name="P128">Define max-desktops per session.</text:p>
        </text:list-item>
        <text:list-item>
          <text:p text:style-name="P128">Synchronize ThreadLocal variables against the spring framework.</text:p>
        </text:list-item>
        <text:list-item>
          <text:p text:style-name="P128">Define the default font-family.</text:p>
        </text:list-item>
        <text:list-item>
          <text:p text:style-name="P128">Define the progressbox position.</text:p>
        </text:list-item>
      </text:list>
      <text:p text:style-name="P56"/>
      <text:p text:style-name="P56"><text:span text:style-name="T10">lang-addon.xml</text:span> (zkoss/src/main/webapp/WEB-INF/lang-addon.xml)</text:p>
      <text:list xml:id="list33675590" text:style-name="L15">
        <text:list-item>
          <text:p text:style-name="P129"><text:span text:style-name="T61">Define</text:span> font size.</text:p>
        </text:list-item>
        <text:list-item>
          <text:p text:style-name="P129">Define properties of commonly used components.</text:p>
        </text:list-item>
        <text:list-item>
          <text:p text:style-name="P129"><text:soft-page-break/>Define the place of a used css-file.</text:p>
        </text:list-item>
      </text:list>
      <text:p text:style-name="P54"/>
      <text:p text:style-name="P56"><text:span text:style-name="T10">applicationContext-db.xml</text:span> (zkoss/src/main/resources/applicationContext-db.xml)</text:p>
      <text:list xml:id="list33678465" text:style-name="L16">
        <text:list-item>
          <text:p text:style-name="P130">Definition of the transaction scopes for the DAOs and Services.</text:p>
        </text:list-item>
        <text:list-item>
          <text:p text:style-name="P130">Definition of the transaction manager.</text:p>
        </text:list-item>
      </text:list>
      <text:p text:style-name="P56"/>
      <text:p text:style-name="P56"><text:span text:style-name="T10">applicationContext-guiservices.xml</text:span> (zkoss/src/main/resources/applicationContext-guiservices.xml)</text:p>
      <text:list xml:id="list39572003" text:continue-numbering="true" text:style-name="L16">
        <text:list-item>
          <text:p text:style-name="P130">Bean definition of the gui services.</text:p>
        </text:list-item>
      </text:list>
      <text:p text:style-name="P54"/>
      <text:p text:style-name="P56"><text:span text:style-name="T10">applicationContext-zkoss.xml</text:span> (zkoss/src/main/resources/applicationContext-zkoss.xml)</text:p>
      <text:list xml:id="list39589062" text:continue-numbering="true" text:style-name="L16">
        <text:list-item>
          <text:p text:style-name="P130">Bean definition of the gui controllers.</text:p>
        </text:list-item>
      </text:list>
      <text:p text:style-name="P54"/>
      <text:p text:style-name="P56"><text:span text:style-name="T10">applicationContext.xml</text:span> (zkoss/src/main/resources/applicationContext.xml)</text:p>
      <text:list xml:id="list39584068" text:continue-numbering="true" text:style-name="L16">
        <text:list-item>
          <text:p text:style-name="P130">Empty. Not used at time.</text:p>
        </text:list-item>
      </text:list>
      <text:p text:style-name="P56"/>
      <text:p text:style-name="P56"><text:span text:style-name="T10">customize-applicationContext.xml</text:span> (zkoss/src/main/resources/cutomize-applicationContext<text:span text:style-name="T10">.xml</text:span>)</text:p>
      <text:list xml:id="list39585674" text:continue-numbering="true" text:style-name="L16">
        <text:list-item>
          <text:p text:style-name="P130">Definition of the database connection and the primary key manager.</text:p>
        </text:list-item>
        <text:list-item>
          <text:p text:style-name="P130">( These file is replaced with a ready prepared postgreSQL definition outside the Subversion repository when we build the online zksample2 application and deploy them to the web) .</text:p>
        </text:list-item>
      </text:list>
      <text:p text:style-name="P56"/>
      <text:p text:style-name="P56"><text:span text:style-name="T10">jdbc.properties</text:span> (zkoss/src/main/resources/jdbc.properties)</text:p>
      <text:list xml:id="list39589546" text:continue-numbering="true" text:style-name="L16">
        <text:list-header>
          <text:p text:style-name="P130">- Holds the jdbc.url username and password of the database when the application is configured to connect against a jdbc datasource.</text:p>
        </text:list-header>
      </text:list>
      <text:p text:style-name="P56"/>
      <text:p text:style-name="P56"><text:span text:style-name="T10">mainmenu.xml</text:span> (zkoss/src/main/resources/mainmenu.xml)</text:p>
      <text:list xml:id="list39564262" text:continue-numbering="true" text:style-name="L16">
        <text:list-header>
          <text:p text:style-name="P130">- Holds the menu structure. ID's, deepth, icons, rights and zul-file names. This file is parsed in our menuFactory for building the menu as a treeMenu or barMenu.</text:p>
        </text:list-header>
      </text:list>
      <text:p text:style-name="P54"/>
      <text:p text:style-name="P56"><text:span text:style-name="T10">springSecurityContext.xml</text:span> (zkoss/src/main/resources/springSecurityContext.xml)</text:p>
      <text:list xml:id="list39594769" text:continue-numbering="true" text:style-name="L16">
        <text:list-header>
          <text:p text:style-name="P130">- common configuration of the spring security. </text:p>
        </text:list-header>
      </text:list>
      <text:p text:style-name="P56"/>
      <text:p text:style-name="P56"><text:span text:style-name="T10">applicationContext-hibernate.xml</text:span> (spring-hibernate-backend/src/main/resources/applicationContext-hibernate.xml)</text:p>
      <text:list xml:id="list33670984" text:style-name="L17">
        <text:list-item>
          <text:p text:style-name="P131">Holds the mapping resources.</text:p>
        </text:list-item>
        <text:list-item>
          <text:p text:style-name="P131">common configuration of the backend DAO and Service beans.</text:p>
        </text:list-item>
      </text:list>
      <text:p text:style-name="P56"/>
      <text:h text:style-name="Heading_20_1" text:outline-level="1">Spring</text:h>
      <text:p text:style-name="P56">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56"><text:soft-page-break/>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56">Further we prever the scope prototype for the GUI controllers too instead of session. So we can be sure that we get no old stuff if we call a gui controller several times.</text:p>
      <text:p text:style-name="P56"><text:span text:style-name="T10">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56">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56">This is done by defining a so called advice:</text:p>
      <text:p text:style-name="P15"><text:span text:style-name="T16"><text:tab/></text:span><text:span text:style-name="T42">&lt;</text:span><text:span text:style-name="T45">tx:advice</text:span> <text:span text:style-name="T48">id</text:span><text:span text:style-name="T16">=</text:span><text:span text:style-name="T51">"serviceTxAdvice"</text:span> <text:span text:style-name="T48">transaction-manager</text:span><text:span text:style-name="T16">=</text:span><text:span text:style-name="T51">"transactionManager"</text:span><text:span text:style-name="T42">&gt;</text:span></text:p>
      <text:p text:style-name="P35"><text:span text:style-name="T16"><text:tab/><text:tab/></text:span><text:span text:style-name="T42">&lt;</text:span><text:span text:style-name="T45">tx:attributes</text:span><text:span text:style-name="T42">&gt;</text:span></text:p>
      <text:p text:style-name="P35"><text:span text:style-name="T16"><text:tab/><text:tab/><text:tab/></text:span><text:span text:style-name="T42">&lt;</text:span><text:span text:style-name="T45">tx:method</text:span> <text:span text:style-name="T48">name</text:span><text:span text:style-name="T16">=</text:span><text:span text:style-name="T51">"*"</text:span> <text:span text:style-name="T48">propagation</text:span><text:span text:style-name="T16">=</text:span><text:span text:style-name="T51">"REQUIRED"</text:span> <text:span text:style-name="T42">/&gt;</text:span></text:p>
      <text:p text:style-name="P35"><text:span text:style-name="T16"><text:tab/><text:tab/></text:span><text:span text:style-name="T42">&lt;/</text:span><text:span text:style-name="T45">tx:attributes</text:span><text:span text:style-name="T42">&gt;</text:span></text:p>
      <text:p text:style-name="P35"><text:span text:style-name="T16"><text:tab/></text:span><text:span text:style-name="T42">&lt;/</text:span><text:span text:style-name="T45">tx:advice</text:span><text:span text:style-name="T42">&gt;</text:span></text:p>
      <text:p text:style-name="P35"><text:span text:style-name="T16"><text:tab/></text:span><text:span text:style-name="T42">&lt;</text:span><text:span text:style-name="T45">tx:advice</text:span> <text:span text:style-name="T48">id</text:span><text:span text:style-name="T16">=</text:span><text:span text:style-name="T51">"daoTxAdvice"</text:span> <text:span text:style-name="T48">transaction-manager</text:span><text:span text:style-name="T16">=</text:span><text:span text:style-name="T51">"transactionManager"</text:span><text:span text:style-name="T42">&gt;</text:span></text:p>
      <text:p text:style-name="P35"><text:span text:style-name="T16"><text:tab/><text:tab/></text:span><text:span text:style-name="T42">&lt;</text:span><text:span text:style-name="T45">tx:attributes</text:span><text:span text:style-name="T42">&gt;</text:span></text:p>
      <text:p text:style-name="P35"><text:span text:style-name="T16"><text:tab/><text:tab/><text:tab/></text:span><text:span text:style-name="T42">&lt;</text:span><text:span text:style-name="T45">tx:method</text:span> <text:span text:style-name="T48">name</text:span><text:span text:style-name="T16">=</text:span><text:span text:style-name="T51">"*"</text:span> <text:span text:style-name="T48">propagation</text:span><text:span text:style-name="T16">=</text:span><text:span text:style-name="T51">"REQUIRED"</text:span> <text:span text:style-name="T42">/&gt;</text:span></text:p>
      <text:p text:style-name="P35"><text:span text:style-name="T16"><text:tab/><text:tab/></text:span><text:span text:style-name="T42">&lt;/</text:span><text:span text:style-name="T45">tx:attributes</text:span><text:span text:style-name="T42">&gt;</text:span></text:p>
      <text:p text:style-name="P35"><text:span text:style-name="T16"><text:tab/></text:span><text:span text:style-name="T42">&lt;/</text:span><text:span text:style-name="T45">tx:advice</text:span><text:span text:style-name="T42">&gt;</text:span></text:p>
      <text:p text:style-name="P72"/>
      <text:p text:style-name="P56">Further we need to define the so called pointcuts:</text:p>
      <text:p text:style-name="P15"><text:span text:style-name="T16"><text:tab/></text:span><text:span text:style-name="T42">&lt;</text:span><text:span text:style-name="T45">aop:config</text:span><text:span text:style-name="T42">&gt;</text:span></text:p>
      <text:p text:style-name="P35"><text:span text:style-name="T16"><text:tab/><text:tab/></text:span><text:span text:style-name="T42">&lt;</text:span><text:span text:style-name="T45">aop:pointcut</text:span> <text:span text:style-name="T48">id</text:span><text:span text:style-name="T16">=</text:span><text:span text:style-name="T51">"guiServiceMethods"</text:span></text:p>
      <text:p text:style-name="P35"><text:tab/><text:tab/><text:tab/><text:span text:style-name="T48">expression</text:span><text:span text:style-name="T16">=</text:span><text:span text:style-name="T51">"execution(* de.forsthaus.gui.service.*.*(..))"</text:span> <text:span text:style-name="T42">/&gt;</text:span></text:p>
      <text:p text:style-name="P35"><text:span text:style-name="T16"><text:tab/><text:tab/></text:span><text:span text:style-name="T42">&lt;</text:span><text:span text:style-name="T45">aop:pointcut</text:span> <text:span text:style-name="T48">id</text:span><text:span text:style-name="T16">=</text:span><text:span text:style-name="T51">"serviceMethods"</text:span></text:p>
      <text:p text:style-name="P35"><text:tab/><text:tab/><text:tab/><text:span text:style-name="T48">expression</text:span><text:span text:style-name="T16">=</text:span><text:span text:style-name="T51">"execution(* de.forsthaus.backend.service.*.*(..))"</text:span> <text:span text:style-name="T42">/&gt;</text:span></text:p>
      <text:p text:style-name="P35"><text:span text:style-name="T16"><text:tab/><text:tab/></text:span><text:span text:style-name="T42">&lt;</text:span><text:span text:style-name="T45">aop:pointcut</text:span> <text:span text:style-name="T48">id</text:span><text:span text:style-name="T16">=</text:span><text:span text:style-name="T51">"daoMethods"</text:span></text:p>
      <text:p text:style-name="P35"><text:tab/><text:tab/><text:tab/><text:span text:style-name="T48">expression</text:span><text:span text:style-name="T16">=</text:span><text:span text:style-name="T51">"execution(* de.forsthaus.backend.dao.*.*(..))"</text:span> <text:span text:style-name="T42">/&gt;</text:span></text:p>
      <text:p text:style-name="P35"/>
      <text:p text:style-name="P35"><text:span text:style-name="T16"><text:tab/><text:tab/></text:span><text:span text:style-name="T42">&lt;</text:span><text:span text:style-name="T45">aop:advisor</text:span> <text:span text:style-name="T48">advice-ref</text:span><text:span text:style-name="T16">=</text:span><text:span text:style-name="T51">"guiServiceTxAdvice"</text:span> <text:span text:style-name="T48">pointcut-ref</text:span><text:span text:style-name="T16">=</text:span><text:span text:style-name="T51">"guiServiceMethods"</text:span> <text:span text:style-name="T42">/&gt;</text:span></text:p>
      <text:p text:style-name="P35"><text:span text:style-name="T16"><text:tab/><text:tab/></text:span><text:span text:style-name="T42">&lt;</text:span><text:span text:style-name="T45">aop:advisor</text:span> <text:span text:style-name="T48">advice-ref</text:span><text:span text:style-name="T16">=</text:span><text:span text:style-name="T51">"serviceTxAdvice"</text:span> <text:span text:style-name="T48">pointcut-ref</text:span><text:span text:style-name="T16">=</text:span><text:span text:style-name="T51">"serviceMethods"</text:span> <text:span text:style-name="T42">/&gt;</text:span></text:p>
      <text:p text:style-name="P35"><text:span text:style-name="T16"><text:tab/><text:tab/></text:span><text:span text:style-name="T42">&lt;</text:span><text:span text:style-name="T45">aop:advisor</text:span> <text:span text:style-name="T48">advice-ref</text:span><text:span text:style-name="T16">=</text:span><text:span text:style-name="T51">"daoTxAdvice"</text:span> <text:span text:style-name="T48">pointcut-ref</text:span><text:span text:style-name="T16">=</text:span><text:span text:style-name="T51">"daoMethods"</text:span> <text:span text:style-name="T42">/&gt;</text:span></text:p>
      <text:p text:style-name="P35"><text:span text:style-name="T16"><text:tab/></text:span><text:span text:style-name="T42">&lt;/</text:span><text:span text:style-name="T45">aop:config</text:span><text:span text:style-name="T42">&gt;</text:span></text:p>
      <text:p text:style-name="P72"/>
      <text:p text:style-name="P56">We gave the pointcuts an expression that the execution should depend on the well named package structure. </text:p>
      <text:p text:style-name="P56">All the transactions now are managed by a spring transaction manager for that we select the HibernateTransactionManager.</text:p>
      <text:p text:style-name="P16"><text:span text:style-name="T30"><text:tab/></text:span><text:span text:style-name="T43">&lt;</text:span><text:span text:style-name="T46">bean</text:span><text:span text:style-name="T57"> </text:span>id<text:span text:style-name="T30">=</text:span>"transactionManager"</text:p>
      <text:p text:style-name="P35"><text:tab/><text:tab/><text:span text:style-name="T48">class</text:span><text:span text:style-name="T16">=</text:span><text:span text:style-name="T51">"org.springframework.orm.hibernate3.HibernateTransactionManager"</text:span><text:span text:style-name="T42">&gt;</text:span></text:p>
      <text:p text:style-name="P35"><text:span text:style-name="T16"><text:tab/><text:tab/></text:span><text:span text:style-name="T42">&lt;</text:span><text:span text:style-name="T45">property</text:span> <text:span text:style-name="T48">name</text:span><text:span text:style-name="T16">=</text:span><text:span text:style-name="T51">"sessionFactory"</text:span> <text:span text:style-name="T48">ref</text:span><text:span text:style-name="T16">=</text:span><text:span text:style-name="T51">"sessionFactory"</text:span> <text:span text:style-name="T42">/&gt;</text:span></text:p>
      <text:p text:style-name="P35"><text:span text:style-name="T16"><text:tab/></text:span><text:span text:style-name="T42">&lt;/</text:span><text:span text:style-name="T45">bean</text:span><text:span text:style-name="T42">&gt;</text:span></text:p>
      <text:p text:style-name="P57"/>
      <text:p text:style-name="P56">This is the ground why you couldn't find any lines in the code that includes words like tx.commit or tx.rollback. The whole transaction handling is managed by spring's transaction manager.</text:p>
      <text:p text:style-name="P56"/>
      <text:h text:style-name="Heading_20_2" text:outline-level="2">Spring-Security</text:h>
      <text:p text:style-name="P56">For authentication and authorization we take the spring-security framework which is formerly named as Acegi framework. </text:p>
      <text:p text:style-name="P56">We use the DAO Authentication by coding an implementation of Spring Security's UserDetailService. You'll find it in the class de.forsthaus.policy.model.PolicyManager</text:p>
      <text:p text:style-name="P62"><text:span text:style-name="T12">public</text:span><text:span text:style-name="T16"> </text:span><text:span text:style-name="T12">class</text:span><text:span text:style-name="T16"> PolicyManager </text:span><text:span text:style-name="T12">implements</text:span><text:span text:style-name="T16"> UserDetailsService, Serializable {</text:span></text:p>
      <text:p text:style-name="P56">Further we coded an own User implementation in the class de.forsthaus.policy.model.UserImpl that extends <text:soft-page-break/>from Spring Security's User class. <text:span text:style-name="T14">public</text:span><text:span text:style-name="T24"> </text:span><text:span text:style-name="T14">class</text:span><text:span text:style-name="T24"> UserImpl </text:span><text:span text:style-name="T14">extends</text:span><text:span text:style-name="T24"> User </text:span><text:span text:style-name="T14">implements</text:span><text:span text:style-name="T24"> Serializable, </text:span><text:span text:style-name="T24">de.forsthaus.policy.User {</text:span></text:p>
      <text:p text:style-name="P56">This user is extended for a user token with it we encrypt and decrypt an password addition. Read more of it in the section of 'The one-time-password implementation' .</text:p>
      <text:p text:style-name="P56">All the wireing of the beans and configurations is done in the springSecurityContext.xml you'll found in the folder zkoss/src/main/ressources.</text:p>
      <text:h text:style-name="Heading_20_2" text:outline-level="2">Security-Concept</text:h>
      <text:p text:style-name="P41">So, we are using a borderlayout in the 'index.zul' (the main page) and put all other called zul-pages in the center area of it, we have an other working as page orientationed apps. </text:p>
      <text:p text:style-name="P41">As a result we always have the same URL: ~/zkoss/index.zul .</text:p>
      <text:p text:style-name="P41">Therefore we cannot work with an url-based security management like the most 'spring-security' </text:p>
      <text:p text:style-name="P41">samples shows for this.</text:p>
      <text:p text:style-name="P41"/>
      <text:p text:style-name="P41">- The Administration menu point includes the whole security administration, the users and Login log list.</text:p>
      <text:p text:style-name="P41">- The security is build on top of the spring-security framework and is extended for groups and group-rights. </text:p>
      <text:p text:style-name="P41">- In the most simple examples the roles are defined for ADMIN_ROLE, USER_ROLE or GUEST_ROLE.</text:p>
      <text:p text:style-name="P41"/>
      <text:p text:style-name="P41">This is to small for us and is not customizable without making code modifications and re-deploy the application. Because what is a user ??? <text:s text:c="2"/>A user in a bigger business firm can works in a department of </text:p>
      <text:p text:style-name="P41">booking, invoicing, inventory, production, sales, promotion …</text:p>
      <text:p text:style-name="P41">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1"/>
      <text:p text:style-name="P41">We configure the security access in database tables and do extend the security for a group and group-right. </text:p>
      <text:p text:style-name="P41">Further we need not a new tomcat start to consider changes in the scurity of pages or events. Only a new login is needed that modifications of rights can act.</text:p>
      <text:p text:style-name="P41"/>
      <text:p text:style-name="P41">At last: A right in the world of spring-security is only a STRING.</text:p>
      <text:p text:style-name="P41">While we secure the application in the CODE and manage these in tables WE and OUR CUSTOMERS would have the abbility to customize the access/right.</text:p>
      <text:p text:style-name="P41">While we do not secure with a ROLE-String either we secure with a RIGHT-String we can assign a group of right-strings to a logically closed GROUP. </text:p>
      <text:p text:style-name="P41">So RIGHTS, GROUPS and GROUP-RIGHTS are defined by the developer who knows what compoents are in the application and are working together.</text:p>
      <text:p text:style-name="P41">All other pieces like ROLES and ROLE-GROUPS can be modified/extended by the customer if needed/allowed.</text:p>
      <text:p text:style-name="P41"/>
      <text:p text:style-name="P41">User (have)</text:p>
      <text:p text:style-name="P41"><text:s text:c="8"/>\-- Roles (have)</text:p>
      <text:p text:style-name="P41"><text:s text:c="21"/>\-- Role-Groups (have) extended for my needs</text:p>
      <text:p text:style-name="P41"><text:s text:c="40"/>\-- Group-Rights (have) extended for my needs</text:p>
      <text:p text:style-name="P41"><text:s text:c="60"/>\-- Rights</text:p>
      <text:p text:style-name="P41"/>
      <text:p text:style-name="P41">Users</text:p>
      <text:p text:style-name="P41">- All users have the right to edit her own peronal data like the name, password.</text:p>
      <text:p text:style-name="P41">- User Roles are assigned in the administration area [User Roles].</text:p>
      <text:p text:style-name="P41">- Customizable</text:p>
      <text:p text:style-name="P41"><text:s/></text:p>
      <text:p text:style-name="P41">User-Roles</text:p>
      <text:list xml:id="list33687810" text:style-name="L18">
        <text:list-header>
          <text:p text:style-name="P102">-Here are the roles assigned to the Users. It's possible to assign several Roles to a user.</text:p>
        </text:list-header>
      </text:list>
      <text:list xml:id="list33677160" text:style-name="L19">
        <text:list-header>
          <text:p text:style-name="P103">- Customizable</text:p>
        </text:list-header>
      </text:list>
      <text:p text:style-name="P41"><text:s text:c="2"/></text:p>
      <text:p text:style-name="P41">Roles</text:p>
      <text:list xml:id="list33668219" text:style-name="L20">
        <text:list-header>
          <text:p text:style-name="P104">- Predefined Roles.</text:p>
        </text:list-header>
      </text:list>
      <text:list xml:id="list39587057" text:continue-list="list33677160" text:style-name="L19">
        <text:list-header>
          <text:p text:style-name="P103">- Customizable</text:p>
        </text:list-header>
      </text:list>
      <text:list xml:id="list33696688" text:style-name="L21">
        <text:list-header>
          <text:p text:style-name="P105"/>
        </text:list-header>
      </text:list>
      <text:p text:style-name="P41">Role-Groups</text:p>
      <text:list xml:id="list39564669" text:continue-list="list39587057" text:style-name="L19">
        <text:list-header>
          <text:p text:style-name="P103"><text:soft-page-break/>- Predefined Role-Groups.</text:p>
          <text:p text:style-name="P103">- Customizable</text:p>
        </text:list-header>
      </text:list>
      <text:p text:style-name="P41"/>
      <text:p text:style-name="P41">Groups</text:p>
      <text:p text:style-name="P41">- Predefined Groups.</text:p>
      <text:list xml:id="list33690931" text:style-name="L22">
        <text:list-header>
          <text:p text:style-name="P106">- Declared from the developer who knows the component IDs, not customizable.</text:p>
        </text:list-header>
      </text:list>
      <text:p text:style-name="P41"/>
      <text:p text:style-name="P41">Group-Rights</text:p>
      <text:p text:style-name="P41">- Predefined Group-Rights.</text:p>
      <text:list xml:id="list39593199" text:continue-numbering="true" text:style-name="L22">
        <text:list-header>
          <text:p text:style-name="P106">- Declared from the developer who knows the component Ids and what components to be used for a logical </text:p>
          <text:p text:style-name="P106"><text:s text:c="2"/>unit like 'customer.edit' or 'customer.new', not customizable.</text:p>
        </text:list-header>
      </text:list>
      <text:p text:style-name="P41"/>
      <text:p text:style-name="P41">Rights</text:p>
      <text:list xml:id="list39575817" text:continue-numbering="true" text:style-name="L22">
        <text:list-header>
          <text:p text:style-name="P106">- Predefined Rights. Each used component can have a right as a String.</text:p>
          <text:p text:style-name="P106">- Declared from the developer who knows the component IDs, not customizable.</text:p>
        </text:list-header>
      </text:list>
      <text:p text:style-name="P41"/>
      <text:p text:style-name="P41"/>
      <text:p text:style-name="P41">We can secure a component in code by three methods:</text:p>
      <text:list xml:id="list33690617" text:style-name="L23">
        <text:list-item>
          <text:p text:style-name="P107">setting it visible/unvisible (in code)</text:p>
        </text:list-item>
      </text:list>
      <text:list xml:id="list33686441" text:style-name="L24">
        <text:list-item>
          <text:p text:style-name="P108">setting it readonly (in code)</text:p>
        </text:list-item>
        <text:list-item>
          <text:p text:style-name="P108">creation time with if=““ (in zul)</text:p>
        </text:list-item>
      </text:list>
      <text:p text:style-name="P41"/>
      <text:p text:style-name="P41">We can secure a method in code by working with the @Secured() annotation. </text:p>
      <text:p text:style-name="P41"/>
      <text:p text:style-name="P41">For setting the right we call in the users Workspace the isAllowed(String right) method. </text:p>
      <text:p text:style-name="P41">This methode do only searching the String in the list of the users 'grantedRights' <text:s/>and results a <text:s/>true/false.</text:p>
      <text:p text:style-name="P41">btnSave.setVisible(workspace.isAllowed("button_BranchDialog_btnSave"));</text:p>
      <text:p text:style-name="P41"/>
      <text:p text:style-name="P41"><text:span text:style-name="T10">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h text:style-name="Heading_20_2" text:outline-level="2"><text:span text:style-name="T10">An </text:span>one-time-password implementation.</text:h>
      <text:p text:style-name="P3">For a more safety access to a web application it can be secured with a dynamic password.</text:p>
      <text:p text:style-name="P3">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3"/>
      <text:p text:style-name="P3">Such a mechansim works in the following way:</text:p>
      <text:p text:style-name="P3">The one-time-password is the result from a token that is encrypted in conjunction with a timestamp <text:s/>and have an exactly scope of valid time. </text:p>
      <text:p text:style-name="P3"/>
      <text:p text:style-name="P3">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3"/>
      <text:p text:style-name="P3"/>
      <text:p text:style-name="P3"/>
      <text:p text:style-name="P3"><draw:frame draw:style-name="fr3" draw:name="Grafik10" text:anchor-type="paragraph" svg:x="0.041cm" svg:y="0.372cm" svg:width="5.329cm" svg:height="3.699cm" draw:z-index="47"><draw:image xlink:href="../../../../../maven_projects/maven/zksample2_doc/docs/pics/KeyGen_Structure.jpg" xlink:type="simple" xlink:show="embed" xlink:actuate="onLoad"/></draw:frame></text:p>
      <text:p text:style-name="P3">For demonstrating we have a little java program as the third subproject. It's been named as <text:s/>KeyGenZkoss. The folder structure looks like in the picture.</text:p>
      <text:p text:style-name="P3"/>
      <text:p text:style-name="P3"/>
      <text:p text:style-name="P3"><text:soft-page-break/></text:p>
      <text:p text:style-name="P3"/>
      <text:p text:style-name="P3"/>
      <text:p text:style-name="P3"/>
      <text:p text:style-name="P3"><draw:frame draw:style-name="fr4" draw:name="Grafik11" text:anchor-type="paragraph" svg:x="0.081cm" svg:y="0.418cm" svg:width="6.438cm" svg:height="7.708cm" draw:z-index="48"><draw:image xlink:href="../../../../../maven_projects/maven/zksample2_doc/docs/pics/KeyGen_MavenInstall.jpg" xlink:type="simple" xlink:show="embed" xlink:actuate="onLoad"/></draw:frame></text:p>
      <text:p text:style-name="P3">You can build them with the maven plugin for Eclipse. You can reach them in the context menu of the project like the figur:</text:p>
      <text:p text:style-name="P3">A console output from the first maven-install you see on the left side.</text:p>
      <text:p text:style-name="P3"/>
      <text:p text:style-name="P28">[INFO] Scanning for projects...</text:p>
      <text:p text:style-name="P40">[INFO] ------------------------------------------------------------------------</text:p>
      <text:p text:style-name="P40">[INFO] Building KeyGenZkoss-&gt;0.0.1-SNAPSHOT</text:p>
      <text:p text:style-name="P40">[INFO] </text:p>
      <text:p text:style-name="P40">[INFO] Id: de.daibutsu:KeyGenZkoss:jar:0.0.1-SNAPSHOT</text:p>
      <text:p text:style-name="P40">[INFO] task-segment: [install]</text:p>
      <text:p text:style-name="P40">[INFO] ------------------------------------------------------------------------</text:p>
      <text:p text:style-name="P40">[INFO] [resources:resources]</text:p>
      <text:p text:style-name="P40">[INFO] Using default encoding to copy filtered resources.</text:p>
      <text:p text:style-name="P40">[INFO] [compiler:compile]</text:p>
      <text:p text:style-name="P40">[INFO] Nothing to compile - all classes are up to date</text:p>
      <text:p text:style-name="P40">[INFO] [resources:testResources]</text:p>
      <text:p text:style-name="P40">[INFO] Using default encoding to copy filtered resources.</text:p>
      <text:p text:style-name="P40">[INFO] [compiler:testCompile]</text:p>
      <text:p text:style-name="P40">[INFO] Nothing to compile - all classes are up to date</text:p>
      <text:p text:style-name="P40">[INFO] [surefire:test]</text:p>
      <text:p text:style-name="P40">url = http://repo1.maven.org/maven2</text:p>
      <text:p text:style-name="P40">Downloading: http://repo1.maven.org/maven2/org/apache/maven/surefire/surefire-junit/2.4.2/surefire-junit-2.4.2.pom</text:p>
      <text:p text:style-name="P40">url = http://repo1.maven.org/maven2</text:p>
      <text:p text:style-name="P40">Downloading: http://repo1.maven.org/maven2/org/apache/maven/surefire/surefire-providers/2.4.2/surefire-providers-2.4.2.pom</text:p>
      <text:p text:style-name="P40">url = http://repo1.maven.org/maven2</text:p>
      <text:p text:style-name="P40">Downloading: http://repo1.maven.org/maven2/org/apache/maven/surefire/surefire-junit/2.4.2/surefire-junit-2.4.2.jar</text:p>
      <text:p text:style-name="P40">[INFO] Surefire report directory: D:\maven_projects\maven\KeyGenZkoss\target\surefire-reports</text:p>
      <text:p text:style-name="P37"/>
      <text:p text:style-name="P40">-------------------------------------------------------</text:p>
      <text:p text:style-name="P40"><text:s/>T E S T S</text:p>
      <text:p text:style-name="P40">-------------------------------------------------------</text:p>
      <text:p text:style-name="P40">There are no tests to run.</text:p>
      <text:p text:style-name="P37"/>
      <text:p text:style-name="P40">Results :</text:p>
      <text:p text:style-name="P37"/>
      <text:p text:style-name="P40">Tests run: 0, Failures: 0, Errors: 0, Skipped: 0</text:p>
      <text:p text:style-name="P37"/>
      <text:p text:style-name="P40">[INFO] [jar:jar]</text:p>
      <text:p text:style-name="P40">[INFO] Building jar: D:\maven_projects\maven\KeyGenZkoss\target\KeyGenZkoss-0.0.1-SNAPSHOT.jar</text:p>
      <text:p text:style-name="P40">[INFO] [install:install]</text:p>
      <text:p text:style-name="P40">[INFO] Installing D:\maven_projects\maven\KeyGenZkoss\target\KeyGenZkoss-0.0.1-SNAPSHOT.jar to C:\Users\sge\.m2\repository\de\daibutsu\KeyGenZkoss\0.0.1-SNAPSHOT\KeyGenZkoss-0.0.1-SNAPSHOT.jar</text:p>
      <text:p text:style-name="P40">[INFO] ------------------------------------------------------------------------</text:p>
      <text:p text:style-name="P40">[INFO] BUILD SUCCESSFUL</text:p>
      <text:p text:style-name="P40">[INFO] ------------------------------------------------------------------------</text:p>
      <text:p text:style-name="P40">[INFO] Total time: 7 seconds</text:p>
      <text:p text:style-name="P40">[INFO] Finished at: Fri Jan 15 18:40:28 CET 2010</text:p>
      <text:p text:style-name="P40">[INFO] Final Memory: 1M/9M</text:p>
      <text:p text:style-name="P40">[INFO] ------------------------------------------------------------------------</text:p>
      <text:p text:style-name="P12"/>
      <text:p text:style-name="P3"/>
      <text:p text:style-name="P3"/>
      <text:p text:style-name="P3"><draw:frame draw:style-name="fr3" draw:name="Grafik12" text:anchor-type="paragraph" svg:x="0.065cm" svg:y="0.074cm" svg:width="5.128cm" svg:height="2.184cm" draw:z-index="49"><draw:image xlink:href="../../../../../maven_projects/maven/zksample2_doc/docs/pics/KeyGen_MainStart.jpg" xlink:type="simple" xlink:show="embed" xlink:actuate="onLoad"/></draw:frame></text:p>
      <text:p text:style-name="P3">You can start the application with a right click on the MainStart.java class. &lt;Run as&gt;&lt;Java Application&gt;</text:p>
      <text:p text:style-name="P3"/>
      <text:p text:style-name="P3"/>
      <text:p text:style-name="P3"/>
      <text:p text:style-name="P3"><draw:frame draw:style-name="fr3" draw:name="Grafik13" text:anchor-type="paragraph" svg:x="0.035cm" svg:y="0.116cm" svg:width="5.472cm" svg:height="2.141cm" draw:z-index="50"><draw:image xlink:href="../../../../../maven_projects/maven/zksample2_doc/docs/pics/KeyGen_TaskBar.jpg" xlink:type="simple" xlink:show="embed" xlink:actuate="onLoad"/></draw:frame></text:p>
      <text:p text:style-name="P3">On windows systems the application is started in the taskbar.</text:p>
      <text:p text:style-name="P3"/>
      <text:p text:style-name="P3"/>
      <text:p text:style-name="P3"/>
      <text:p text:style-name="P3"/>
      <text:p text:style-name="P3"><draw:frame draw:style-name="fr3" draw:name="Grafik16" text:anchor-type="paragraph" svg:x="0.097cm" svg:y="0.176cm" svg:width="2.861cm" svg:height="1.318cm" draw:z-index="51"><draw:image xlink:href="../../../../../maven_projects/maven/zksample2_doc/docs/pics/KeyGen_ContextMenu.jpg" xlink:type="simple" xlink:show="embed" xlink:actuate="onLoad"/></draw:frame></text:p>
      <text:p text:style-name="P3"/>
      <text:p text:style-name="P32">The context menu shows the options you have. 'Settings...' is for set the users security token. 'generate password...' generates the password token.</text:p>
      <text:p text:style-name="P3"/>
      <text:p text:style-name="P3"><draw:frame draw:style-name="fr3" draw:name="Grafik14" text:anchor-type="paragraph" svg:x="0.106cm" svg:y="0.088cm" svg:width="3.985cm" svg:height="1.626cm" draw:z-index="52"><draw:image xlink:href="../../../../../maven_projects/maven/zksample2_doc/docs/pics/KeyGen_TokenId.jpg" xlink:type="simple" xlink:show="embed" xlink:actuate="onLoad"/></draw:frame><draw:frame draw:style-name="fr3" draw:name="Grafik18" text:anchor-type="paragraph" svg:x="10.83cm" svg:y="0.032cm" svg:width="6.101cm" svg:height="2.399cm" draw:z-index="55"><draw:image xlink:href="../../../../../maven_projects/maven/zksample2_doc/docs/pics/zksample2_SecurityTokeng.jpg" xlink:type="simple" xlink:show="embed" xlink:actuate="onLoad"/></draw:frame><text:soft-page-break/></text:p>
      <text:p text:style-name="P3">Input the same security token that you have set in the User Dialog for the tested User.</text:p>
      <text:p text:style-name="P3"/>
      <text:p text:style-name="P3"/>
      <text:p text:style-name="P3"/>
      <text:p text:style-name="P3"><draw:frame draw:style-name="fr3" draw:name="Grafik15" text:anchor-type="paragraph" svg:x="0.145cm" svg:y="0.148cm" svg:width="3.006cm" svg:height="1.452cm" draw:z-index="53"><draw:image xlink:href="../../../../../maven_projects/maven/zksample2_doc/docs/pics/KeyGen_GeneratePassword.jpg" xlink:type="simple" xlink:show="embed" xlink:actuate="onLoad"/></draw:frame></text:p>
      <text:p text:style-name="P3">The encrypted routine gives back all times a 6 digits token, so we must only cut these 6 digits at the end at the input password for evaluating if is ok.</text:p>
      <text:p text:style-name="P3"/>
      <text:p text:style-name="P3">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3"/>
      <text:p text:style-name="P3"><draw:frame draw:style-name="fr3" draw:name="Grafik17" text:anchor-type="paragraph" svg:x="0.081cm" svg:y="0.127cm" svg:width="4.468cm" svg:height="2.75cm" draw:z-index="54"><draw:image xlink:href="../../../../../maven_projects/maven/zksample2_doc/docs/pics/zksample2_login.jpg" xlink:type="simple" xlink:show="embed" xlink:actuate="onLoad"/></draw:frame></text:p>
      <text:p text:style-name="P3">In this case you can synchronize manually by pressing the Login Dialogs button for getting the time from the synchronisation server. This time you must now set up on your local machine where the KeyGenZkoss application is running.</text:p>
      <text:p text:style-name="P3"/>
      <text:p text:style-name="P3">If all setup is done. Store a token i.e. 'aBc4D' in the user dialogs security token field for a user. The same token you save to the tokenizer application (KeyGenZkoss). </text:p>
      <text:p text:style-name="P3">If you now will login only with your username and known password you will fail. You must get a one-time-password from the tokenizer application. These password token you must added at the end of your normal password and it will be accepted. </text:p>
      <text:p text:style-name="P3"/>
      <text:p text:style-name="P3">The generated password-token have a valid time of 2 minutes defined in the codes. </text:p>
      <text:p text:style-name="P44"/>
      <text:p text:style-name="P44"/>
      <text:h text:style-name="Heading_20_1" text:outline-level="1">How To's and special components</text:h>
      <text:h text:style-name="Heading_20_2" text:outline-level="2">How to build a custom constraint</text:h>
      <text:p text:style-name="P3">In the user dialog we have a text field for the used password and a reTyped password field for checking that the password is written correctly. For hat case that we do compare the two passwords we write a small constraint by implementing the <text:span text:style-name="T24">Constraint</text:span> interface.</text:p>
      <text:p text:style-name="P3"/>
      <text:p text:style-name="P3">We do that by calling our constraint with the component to be compared as a parameter.</text:p>
      <text:p text:style-name="P25">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4"/>
      <text:p text:style-name="P36">public<text:span text:style-name="T30"> </text:span>class<text:span text:style-name="T30"> NoEmptyAndEqualStringsConstraint </text:span>implements<text:span text:style-name="T30"> Constraint, java.io.Serializable {</text:span></text:p>
      <text:p text:style-name="P35"/>
      <text:p text:style-name="P35"><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4052163775381888061L;</text:span></text:p>
      <text:p text:style-name="P35"><text:span text:style-name="T16"><text:tab/></text:span><text:span text:style-name="T12">private</text:span><text:span text:style-name="T16"> </text:span><text:span text:style-name="T12">final</text:span><text:span text:style-name="T16"> Component </text:span><text:span text:style-name="T81">compareComponent</text:span><text:span text:style-name="T16">;</text:span></text:p>
      <text:p text:style-name="P35"/>
      <text:p text:style-name="P35"><text:span text:style-name="T16"><text:tab/></text:span><text:span text:style-name="T12">public</text:span><text:span text:style-name="T16"> NoEmptyAndEqualStringsConstraint(Component compareComponent) {</text:span></text:p>
      <text:p text:style-name="P35"><text:span text:style-name="T16"><text:tab/><text:tab/></text:span><text:span text:style-name="T12">super</text:span><text:span text:style-name="T16">();</text:span></text:p>
      <text:p text:style-name="P35"><text:span text:style-name="T16"><text:tab/><text:tab/></text:span><text:span text:style-name="T12">this</text:span><text:span text:style-name="T16">.</text:span><text:span text:style-name="T81">compareComponent</text:span><text:span text:style-name="T16"> = compareComponent;</text:span></text:p>
      <text:p text:style-name="P39"><text:tab/>}</text:p>
      <text:p text:style-name="P35"/>
      <text:p text:style-name="P35"><text:span text:style-name="T16"><text:tab/></text:span><text:span text:style-name="T93">@Override</text:span></text:p>
      <text:p text:style-name="P35"><text:span text:style-name="T16"><text:tab/></text:span><text:span text:style-name="T12">public</text:span><text:span text:style-name="T16"> </text:span><text:span text:style-name="T12">void</text:span><text:span text:style-name="T16"> validate(Component comp, Object value) </text:span><text:span text:style-name="T12">throws</text:span><text:span text:style-name="T16"> WrongValueException {</text:span></text:p>
      <text:p text:style-name="P35"/>
      <text:p text:style-name="P35"><text:span text:style-name="T16"><text:tab/><text:tab/></text:span><text:span text:style-name="T12">if</text:span><text:span text:style-name="T16"> (comp </text:span><text:span text:style-name="T12">instanceof</text:span><text:span text:style-name="T16"> Textbox) {</text:span></text:p>
      <text:p text:style-name="P35"/>
      <text:p text:style-name="P35"><text:span text:style-name="T16"><text:tab/><text:tab/><text:tab/></text:span><text:span text:style-name="T12">final</text:span><text:span text:style-name="T16"> String enteredValue = (String) value;</text:span></text:p>
      <text:p text:style-name="P35"><text:span text:style-name="T16"><text:tab/><text:tab/><text:tab/></text:span><text:span text:style-name="T12">if</text:span><text:span text:style-name="T16"> (</text:span><text:span text:style-name="T81">compareComponent</text:span><text:span text:style-name="T16"> </text:span><text:span text:style-name="T12">instanceof</text:span><text:span text:style-name="T16"> Textbox) {</text:span></text:p>
      <text:p text:style-name="P35"><text:span text:style-name="T16"><text:tab/><text:tab/><text:tab/><text:tab/></text:span><text:span text:style-name="T12">if</text:span><text:span text:style-name="T16"> (enteredValue.isEmpty()) {</text:span></text:p>
      <text:p text:style-name="P35"><text:span text:style-name="T16"><text:tab/><text:tab/><text:tab/><text:tab/><text:tab/></text:span><text:span text:style-name="T12">throw</text:span><text:span text:style-name="T16"> </text:span><text:span text:style-name="T12">new</text:span><text:span text:style-name="T16"> WrongValueException(comp,</text:span></text:p>
      <text:p text:style-name="P35"><text:span text:style-name="T16"><text:s/><text:tab/><text:tab/><text:tab/><text:tab/><text:tab/><text:tab/><text:tab/> Labels.</text:span><text:span text:style-name="T32">getLabel</text:span><text:span text:style-name="T16">(</text:span><text:span text:style-name="T50">"message.error.CannotBeEmpty"</text:span><text:span text:style-name="T16">));</text:span></text:p>
      <text:p text:style-name="P39"><text:soft-page-break/><text:tab/><text:tab/><text:tab/><text:tab/>}</text:p>
      <text:p text:style-name="P35"/>
      <text:p text:style-name="P35"><text:span text:style-name="T16"><text:tab/><text:tab/><text:tab/><text:tab/></text:span><text:span text:style-name="T12">final</text:span><text:span text:style-name="T16"> String comparedValue = ((Textbox) </text:span><text:span text:style-name="T81">compareComponent</text:span><text:span text:style-name="T16">).getValue();</text:span></text:p>
      <text:p text:style-name="P35"><text:span text:style-name="T16"><text:tab/><text:tab/><text:tab/><text:tab/></text:span><text:span text:style-name="T12">if</text:span><text:span text:style-name="T16"> (!enteredValue.equals(comparedValue)) {</text:span></text:p>
      <text:p text:style-name="P35"><text:span text:style-name="T16"><text:tab/><text:tab/><text:tab/><text:tab/><text:tab/></text:span><text:span text:style-name="T12">throw</text:span><text:span text:style-name="T16"> </text:span><text:span text:style-name="T12">new</text:span><text:span text:style-name="T16"> WrongValueException(comp,</text:span></text:p>
      <text:p text:style-name="P35"><text:span text:style-name="T16"><text:tab/><text:tab/><text:tab/><text:tab/><text:tab/><text:tab/> Labels.</text:span><text:span text:style-name="T32">getLabel</text:span><text:span text:style-name="T16">(</text:span><text:span text:style-name="T50">"message.error.RetypedPasswordMustBeSame"</text:span><text:span text:style-name="T16">));</text:span></text:p>
      <text:p text:style-name="P39"><text:tab/><text:tab/><text:tab/><text:tab/>}</text:p>
      <text:p text:style-name="P39"><text:tab/><text:tab/><text:tab/>}</text:p>
      <text:p text:style-name="P39"><text:tab/><text:tab/>}</text:p>
      <text:p text:style-name="P39"><text:tab/>}</text:p>
      <text:p text:style-name="P3"/>
      <text:p text:style-name="P3"/>
      <text:h text:style-name="Heading_20_2" text:outline-level="2">TypeConverters</text:h>
      <text:p text:style-name="P3">We use TypeConverters in the case if we need a special format of a beans property value for rendering in a databinded Listbox. As a sample we have a look on the zuml code pieces for a Listbox:</text:p>
      <text:p text:style-name="P101"><text:span text:style-name="T16"><text:tab/></text:span></text:p>
      <text:p text:style-name="P15"><text:span text:style-name="T42">&lt;</text:span><text:span text:style-name="T45">listbox</text:span><text:span text:style-name="T16"> </text:span><text:span text:style-name="T48">id</text:span><text:span text:style-name="T16">=</text:span><text:span text:style-name="T51">"listBoxBookingRealAccounts"</text:span></text:p>
      <text:p text:style-name="P110"><text:tab/> <text:span text:style-name="T48">model</text:span><text:span text:style-name="T16">=</text:span><text:span text:style-name="T51">"@{controller.bookings}"</text:span></text:p>
      <text:p text:style-name="P110"><text:tab/> <text:span text:style-name="T48">selectedItem</text:span><text:span text:style-name="T16">=</text:span><text:span text:style-name="T51">"@{controller.selectedBooking}"</text:span> <text:span text:style-name="T48">vflex</text:span><text:span text:style-name="T16">=</text:span><text:span text:style-name="T51">"true"</text:span></text:p>
      <text:p text:style-name="P110"><text:tab/> <text:span text:style-name="T48">style</text:span><text:span text:style-name="T16">=</text:span><text:span text:style-name="T51">"border-top-width: 0px; border-left-width: 0px; border-right-width: 0px; border-bottom-width: 1px;"</text:span></text:p>
      <text:p text:style-name="P110"><text:tab/> <text:span text:style-name="T48">tooltiptext</text:span><text:span text:style-name="T16">=</text:span><text:span text:style-name="T51">"${c:l('listbox.tooltiptext')}"</text:span> <text:span text:style-name="T48">width</text:span><text:span text:style-name="T16">=</text:span><text:span text:style-name="T51">"100%"</text:span></text:p>
      <text:p text:style-name="P110"><text:tab/> <text:span text:style-name="T48">height</text:span><text:span text:style-name="T16">=</text:span><text:span text:style-name="T51">"100%"</text:span> <text:span text:style-name="T48">multiple</text:span><text:span text:style-name="T16">=</text:span><text:span text:style-name="T51">"false"</text:span><text:span text:style-name="T42">&gt;</text:span></text:p>
      <text:p text:style-name="P110"><text:span text:style-name="T16"><text:s text:c="3"/></text:span><text:span text:style-name="T42">&lt;</text:span><text:span text:style-name="T45">listhead</text:span> <text:span text:style-name="T48">sizable</text:span><text:span text:style-name="T16">=</text:span><text:span text:style-name="T51">"true"</text:span><text:span text:style-name="T42">&gt;</text:span></text:p>
      <text:p text:style-name="P110"><text:span text:style-name="T16"><text:s text:c="7"/></text:span><text:span text:style-name="T42">&lt;</text:span><text:span text:style-name="T45">listheader</text:span> <text:span text:style-name="T48">id</text:span><text:span text:style-name="T16">=</text:span><text:span text:style-name="T51">"listheader_1"</text:span></text:p>
      <text:p text:style-name="P110"><text:tab/> <text:s text:c="10"/><text:span text:style-name="T48">sclass</text:span><text:span text:style-name="T16">=</text:span><text:span text:style-name="T51">"FDListBoxHeader1"</text:span> <text:span text:style-name="T48">image</text:span><text:span text:style-name="T16">=</text:span><text:span text:style-name="T51">"/images/icons/builder.gif"</text:span></text:p>
      <text:p text:style-name="P110"><text:tab/> <text:s text:c="10"/><text:span text:style-name="T48">label</text:span><text:span text:style-name="T16">=</text:span><text:span text:style-name="T51">"id"</text:span> <text:span text:style-name="T48">sort</text:span><text:span text:style-name="T16">=</text:span><text:span text:style-name="T51">"auto"</text:span> <text:span text:style-name="T48">width</text:span><text:span text:style-name="T16">=</text:span><text:span text:style-name="T51">"10%"</text:span> <text:span text:style-name="T42">/&gt;</text:span></text:p>
      <text:p text:style-name="P15"><text:span text:style-name="T16"/></text:p>
      <text:p text:style-name="P15"><text:span text:style-name="T16"><text:s text:c="7"/>. . .</text:span></text:p>
      <text:p text:style-name="P15"><text:span text:style-name="T16"><text:s text:c="7"/></text:span><text:span text:style-name="T42">&lt;/</text:span><text:span text:style-name="T45">listhead</text:span><text:span text:style-name="T42">&gt;</text:span></text:p>
      <text:p text:style-name="P15"><text:span text:style-name="T16"><text:tab/><text:tab/><text:tab/></text:span></text:p>
      <text:p text:style-name="P15"><text:span text:style-name="T16"><text:tab/> <text:s text:c="3"/></text:span><text:span text:style-name="T42">&lt;</text:span><text:span text:style-name="T45">listitem</text:span> <text:span text:style-name="T48">id</text:span><text:span text:style-name="T16">=</text:span><text:span text:style-name="T51">"listBoxBookingRealAccountsListItem"</text:span></text:p>
      <text:p text:style-name="P110"><text:tab/><text:tab/> <text:s text:c="5"/><text:span text:style-name="T48">self</text:span><text:span text:style-name="T16">=</text:span><text:span text:style-name="T51">"@{each='booking'}"</text:span> <text:span text:style-name="T48">value</text:span><text:span text:style-name="T16">=</text:span><text:span text:style-name="T51">"@{booking}"</text:span></text:p>
      <text:p text:style-name="P110"><text:tab/><text:tab/> <text:s text:c="5"/><text:span text:style-name="T48">forward</text:span><text:span text:style-name="T16">=</text:span><text:span text:style-name="T51">"onDoubleClick=onEditBooking"</text:span><text:span text:style-name="T42">&gt;</text:span></text:p>
      <text:p text:style-name="P110"><text:span text:style-name="T16"><text:s text:c="17"/></text:span><text:span text:style-name="T42">&lt;</text:span><text:span text:style-name="T45">listcell</text:span> <text:span text:style-name="T48">label</text:span><text:span text:style-name="T16">=</text:span><text:span text:style-name="T51">"@{booking.id}"</text:span></text:p>
      <text:p text:style-name="P110"><text:tab/><text:tab/><text:tab/> <text:s/><text:span text:style-name="T48">style</text:span><text:span text:style-name="T16">=</text:span><text:span text:style-name="T51">"text-align: right"</text:span> <text:span text:style-name="T42">/&gt;</text:span></text:p>
      <text:p text:style-name="P110"><text:span text:style-name="T16"><text:tab/><text:tab/></text:span><text:span text:style-name="T42">&lt;</text:span><text:span text:style-name="T45">listcell </text:span><text:span text:style-name="T48">label</text:span><text:span text:style-name="T16">=</text:span><text:span text:style-name="T51">"@{booking.documentDate,</text:span></text:p>
      <text:p text:style-name="P110"><text:span text:style-name="T51"><text:s text:c="34"/></text:span><text:span text:style-name="T56">converter</text:span><text:span text:style-name="T51">='de.forsthaus.webui.util.binding.converter.DateConverter'}"</text:span> <text:span text:style-name="T42">/&gt;</text:span></text:p>
      <text:p text:style-name="P111"><text:span text:style-name="T30"><text:s text:c="17"/>. . .</text:span></text:p>
      <text:p text:style-name="P112"><text:span text:style-name="T30"><text:tab/></text:span></text:p>
      <text:p text:style-name="P114"><text:span text:style-name="T30">The TypeConverter class code looks like this :</text:span></text:p>
      <text:p text:style-name="P114"><text:span text:style-name="T30"/></text:p>
      <text:p text:style-name="P113">/**</text:p>
      <text:p text:style-name="P113"><text:s/>* DatabindingConverter Direction: Output only</text:p>
      <text:p text:style-name="P113"><text:s/>* </text:p>
      <text:p text:style-name="P110"><text:span text:style-name="T37"><text:s/>* Source: Date, </text:span><text:span text:style-name="T38">Timestamp</text:span><text:span text:style-name="T37"> </text:span><text:span text:style-name="T39">&lt;br&gt;</text:span></text:p>
      <text:p text:style-name="P110"><text:span text:style-name="T37"><text:s/>* Destination: Label, </text:span><text:span text:style-name="T38">Listcell</text:span><text:span text:style-name="T39">&lt;br&gt;</text:span></text:p>
      <text:p text:style-name="P113"><text:s/>* </text:p>
      <text:p text:style-name="P113"><text:s/>* <text:span text:style-name="T74">Dateformat</text:span> is retrieved from the I3Labels_x.properties or if not declared</text:p>
      <text:p text:style-name="P113"><text:s/>* than as</text:p>
      <text:p text:style-name="P113"><text:s/>* </text:p>
      <text:p text:style-name="P113"><text:s/>* Examples: &lt;listcell label=</text:p>
      <text:p text:style-name="P110"><text:span text:style-name="T37"><text:s/>* "@{person.birthdate, converter='de.forst....converters.DateConverter'}" /&gt;</text:span><text:span text:style-name="T39">&lt;br&gt;</text:span></text:p>
      <text:p text:style-name="P113"><text:s/>* &lt;label value=</text:p>
      <text:p text:style-name="P110"><text:span text:style-name="T37"><text:s/>* "@{person.birthdate, converter='de.forst....converters.DateConverter'}" /&gt;</text:span><text:span text:style-name="T39">&lt;br&gt;</text:span></text:p>
      <text:p text:style-name="P113"><text:s/>* </text:p>
      <text:p text:style-name="P110"><text:span text:style-name="T37"><text:s/>* </text:span><text:span text:style-name="T41">@author</text:span><text:span text:style-name="T37"> </text:span><text:span text:style-name="T38">bbruhns</text:span></text:p>
      <text:p text:style-name="P110"><text:span text:style-name="T37"><text:s/>* </text:span><text:span text:style-name="T41">@author</text:span><text:span text:style-name="T37"> </text:span><text:span text:style-name="T38">Stephan</text:span><text:span text:style-name="T37"> </text:span><text:span text:style-name="T38">Gerth</text:span></text:p>
      <text:p text:style-name="P113"><text:s/>* </text:p>
      <text:p text:style-name="P113"><text:s/>*/</text:p>
      <text:p text:style-name="P110"><text:span text:style-name="T12">public</text:span><text:span text:style-name="T16"> </text:span><text:span text:style-name="T12">class</text:span><text:span text:style-name="T16"> DateConverter </text:span><text:span text:style-name="T12">implements</text:span><text:span text:style-name="T16"> TypeConverter {</text:span></text:p>
      <text:p text:style-name="P110"/>
      <text:p text:style-name="P110"><text:span text:style-name="T16"><text:tab/></text:span><text:span text:style-name="T12">public</text:span><text:span text:style-name="T16"> DateConverter() {</text:span></text:p>
      <text:p text:style-name="P109"><text:tab/>}</text:p>
      <text:p text:style-name="P110"/>
      <text:p text:style-name="P110"><text:span text:style-name="T16"><text:tab/></text:span><text:span text:style-name="T76">/*</text:span></text:p>
      <text:p text:style-name="P115"><text:tab/> * (non-<text:span text:style-name="T74">Javadoc</text:span>)</text:p>
      <text:p text:style-name="P115"><text:tab/> * </text:p>
      <text:p text:style-name="P115"><text:tab/> * @see</text:p>
      <text:p text:style-name="P115"><text:tab/> * org.zkoss.zkplus.databind.TypeConverter#coerceToBean(java.lang.Object,</text:p>
      <text:p text:style-name="P115"><text:tab/> * org.zkoss.zk.ui.Component)</text:p>
      <text:p text:style-name="P115"><text:tab/> */</text:p>
      <text:p text:style-name="P110"><text:span text:style-name="T16"><text:tab/></text:span><text:span text:style-name="T12">public</text:span><text:span text:style-name="T16"> Object coerceToBean(Object arg0, Component arg1) {</text:span></text:p>
      <text:p text:style-name="P110"><text:span text:style-name="T16"><text:tab/><text:tab/></text:span><text:span text:style-name="T76">// this is an </text:span><text:span text:style-name="T80">output</text:span><text:span text:style-name="T76"> converter, no action here</text:span></text:p>
      <text:p text:style-name="P110"><text:span text:style-name="T16"><text:tab/><text:tab/></text:span><text:span text:style-name="T12">return</text:span><text:span text:style-name="T16"> </text:span><text:span text:style-name="T12">null</text:span><text:span text:style-name="T16">;</text:span></text:p>
      <text:p text:style-name="P109"><text:tab/>}</text:p>
      <text:p text:style-name="P110"/>
      <text:p text:style-name="P110"><text:span text:style-name="T16"><text:tab/></text:span><text:span text:style-name="T76">/*</text:span></text:p>
      <text:p text:style-name="P115"><text:tab/> * (non-<text:span text:style-name="T74">Javadoc</text:span>)</text:p>
      <text:p text:style-name="P115"><text:tab/> * </text:p>
      <text:p text:style-name="P115"><text:tab/> * @see org.zkoss.zkplus.databind.TypeConverter#coerceToUi(java.lang.Object,</text:p>
      <text:p text:style-name="P115"><text:soft-page-break/><text:tab/> * org.zkoss.zk.ui.Component)</text:p>
      <text:p text:style-name="P115"><text:tab/> */</text:p>
      <text:p text:style-name="P110"><text:span text:style-name="T16"><text:tab/></text:span><text:span text:style-name="T12">public</text:span><text:span text:style-name="T16"> Object coerceToUi(Object arg0, Component arg1) {</text:span></text:p>
      <text:p text:style-name="P110"/>
      <text:p text:style-name="P110"><text:span text:style-name="T16"><text:tab/><text:tab/></text:span><text:span text:style-name="T12">if</text:span><text:span text:style-name="T16"> (arg0 == </text:span><text:span text:style-name="T12">null</text:span><text:span text:style-name="T16">) {</text:span></text:p>
      <text:p text:style-name="P110"><text:span text:style-name="T16"><text:tab/><text:tab/><text:tab/></text:span><text:span text:style-name="T12">return</text:span><text:span text:style-name="T16"> </text:span><text:span text:style-name="T12">null</text:span><text:span text:style-name="T16">;</text:span></text:p>
      <text:p text:style-name="P109"><text:tab/><text:tab/>}</text:p>
      <text:p text:style-name="P110"/>
      <text:p text:style-name="P110"><text:span text:style-name="T16"><text:tab/><text:tab/></text:span><text:span text:style-name="T12">return</text:span><text:span text:style-name="T16"> getDateTime((Date) arg0);</text:span></text:p>
      <text:p text:style-name="P110"/>
      <text:p text:style-name="P109"><text:tab/>}</text:p>
      <text:p text:style-name="P110"/>
      <text:p text:style-name="P110"><text:span text:style-name="T16"><text:tab/></text:span><text:span text:style-name="T37">/**</text:span></text:p>
      <text:p text:style-name="P110"><text:span text:style-name="T37"><text:tab/> * Format the date/time. </text:span><text:span text:style-name="T39">&lt;br&gt;</text:span></text:p>
      <text:p text:style-name="P113"><text:tab/> * </text:p>
      <text:p text:style-name="P110"><text:span text:style-name="T37"><text:tab/> * </text:span><text:span text:style-name="T41">@return</text:span><text:span text:style-name="T37"> String of date/time</text:span></text:p>
      <text:p text:style-name="P113"><text:tab/> */</text:p>
      <text:p text:style-name="P110"><text:span text:style-name="T16"><text:tab/></text:span><text:span text:style-name="T12">protected</text:span><text:span text:style-name="T16"> String getDateTime(Date date) {</text:span></text:p>
      <text:p text:style-name="P110"><text:span text:style-name="T16"><text:tab/><text:tab/></text:span><text:span text:style-name="T12">if</text:span><text:span text:style-name="T16"> (date != </text:span><text:span text:style-name="T12">null</text:span><text:span text:style-name="T16">) {</text:span></text:p>
      <text:p text:style-name="P110"><text:span text:style-name="T16"><text:tab/><text:tab/><text:tab/></text:span><text:span text:style-name="T12">return</text:span><text:span text:style-name="T16"> FDDateFormat.</text:span><text:span text:style-name="T32">getDateFormater</text:span><text:span text:style-name="T16">().format(date);</text:span></text:p>
      <text:p text:style-name="P109"><text:tab/><text:tab/>}</text:p>
      <text:p text:style-name="P110"><text:span text:style-name="T16"><text:tab/><text:tab/></text:span><text:span text:style-name="T12">return</text:span><text:span text:style-name="T16"> </text:span><text:span text:style-name="T50">""</text:span><text:span text:style-name="T16">;</text:span></text:p>
      <text:p text:style-name="P109"><text:tab/>}</text:p>
      <text:p text:style-name="P111"><text:span text:style-name="T30">}</text:span></text:p>
      <text:p text:style-name="P112"><text:span text:style-name="T30"/></text:p>
      <text:p text:style-name="P112"><text:span text:style-name="T30"/></text:p>
      <text:h text:style-name="Heading_20_2" text:outline-level="2">Long running operations – The Echo Event</text:h>
      <text:p text:style-name="P3"/>
      <text:p text:style-name="P3">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0">echo event</text:span> to inform the user with a message <text:s/>along the duration of the process of inserting demo customer records in a loop.</text:p>
      <text:p text:style-name="P3">The message appears if we start the process and the message closes if the process is ready. As long as the process takes the users cannot do anything else in this window means that the busy message is like modal.</text:p>
      <text:p text:style-name="P3">We can see in the codes that we have get the translated message from the i3-labels_XX.properties file.</text:p>
      <text:p text:style-name="P3"/>
      <text:p text:style-name="P3">These codes are in the <text:span text:style-name="T95">de.forsthaus.webui.InitApplicationCtrl.java <text:s/></text:span><text:span text:style-name="T34">class.</text:span></text:p>
      <text:p text:style-name="P3"/>
      <text:p text:style-name="P22"><text:s text:c="9"/>/**</text:p>
      <text:p text:style-name="P35"><text:span text:style-name="T37"><text:tab/> * EventListener for the inserted 1000 customers Button.</text:span><text:span text:style-name="T39">&lt;br&gt;</text:span></text:p>
      <text:p text:style-name="P35"><text:span text:style-name="T37"><text:tab/> * The creation of the records runs in an Echo</text:span><text:span text:style-name="T39">-</text:span><text:span text:style-name="T37">event that shows the user a</text:span></text:p>
      <text:p text:style-name="P38"><text:tab/> * busy message.</text:p>
      <text:p text:style-name="P38"><text:tab/> */</text:p>
      <text:p text:style-name="P35"><text:span text:style-name="T16"><text:tab/></text:span><text:span text:style-name="T12">public</text:span><text:span text:style-name="T16"> </text:span><text:span text:style-name="T12">final</text:span><text:span text:style-name="T16"> </text:span><text:span text:style-name="T12">class</text:span><text:span text:style-name="T16"> OnClick1000Eventlistener </text:span><text:span text:style-name="T12">implements</text:span><text:span text:style-name="T16"> EventListener {</text:span></text:p>
      <text:p text:style-name="P35"/>
      <text:p text:style-name="P35"><text:span text:style-name="T16"><text:tab/><text:tab/></text:span><text:span text:style-name="T93">@Override</text:span></text:p>
      <text:p text:style-name="P35"><text:span text:style-name="T16"><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5"><text:span text:style-name="T16"><text:tab/><text:tab/><text:tab/></text:span><text:span text:style-name="T76">// we create the records in an Echo-event to show a message to the</text:span></text:p>
      <text:p text:style-name="P35"><text:span text:style-name="T16"><text:tab/><text:tab/><text:tab/></text:span><text:span text:style-name="T76">// user for this long running operation.</text:span></text:p>
      <text:p text:style-name="P35"><text:span text:style-name="T16"><text:tab/><text:tab/><text:tab/>Clients.</text:span><text:span text:style-name="T32">showBusy</text:span><text:span text:style-name="T16">(Labels.</text:span><text:span text:style-name="T32">getLabel</text:span><text:span text:style-name="T16">(</text:span><text:span text:style-name="T50">"message.Information.LongOperationIsRunning"</text:span><text:span text:style-name="T16">), </text:span><text:span text:style-name="T12">true</text:span><text:span text:style-name="T16">);</text:span></text:p>
      <text:p text:style-name="P35"><text:span text:style-name="T16"><text:tab/><text:tab/><text:tab/>Events.</text:span><text:span text:style-name="T32">echoEvent</text:span><text:span text:style-name="T16">(</text:span><text:span text:style-name="T50">"onCreate1000Customers"</text:span><text:span text:style-name="T16">, </text:span><text:span text:style-name="T81">startWindow</text:span><text:span text:style-name="T16">, </text:span><text:span text:style-name="T12">null</text:span><text:span text:style-name="T16">);</text:span></text:p>
      <text:p text:style-name="P39"><text:tab/><text:tab/>}</text:p>
      <text:p text:style-name="P39"><text:tab/>}</text:p>
      <text:p text:style-name="P35"/>
      <text:p text:style-name="P35"><text:span text:style-name="T16"><text:tab/></text:span><text:span text:style-name="T37">/**</text:span></text:p>
      <text:p text:style-name="P38"><text:tab/> * Calls the long running method that creates the records and closes </text:p>
      <text:p text:style-name="P38"><text:tab/> * the echo event message if ready.</text:p>
      <text:p text:style-name="P38"><text:tab/> * </text:p>
      <text:p text:style-name="P35"><text:span text:style-name="T37"><text:tab/> * </text:span><text:span text:style-name="T41">@param</text:span><text:span text:style-name="T37"> event</text:span></text:p>
      <text:p text:style-name="P35"><text:span text:style-name="T37"><text:tab/> * </text:span><text:span text:style-name="T41">@throws</text:span><text:span text:style-name="T37"> Exception</text:span></text:p>
      <text:p text:style-name="P38"><text:tab/> */</text:p>
      <text:p text:style-name="P35"><text:span text:style-name="T16"><text:tab/></text:span><text:span text:style-name="T12">public</text:span><text:span text:style-name="T16"> </text:span><text:span text:style-name="T12">void</text:span><text:span text:style-name="T16"> onCreate1000Customers(Event event) </text:span><text:span text:style-name="T12">throws</text:span><text:span text:style-name="T16"> Exception {</text:span></text:p>
      <text:p text:style-name="P39"/>
      <text:p text:style-name="P39"><text:tab/><text:tab/>createDemoCustomers(1000);<text:span text:style-name="T76">// the long running process</text:span></text:p>
      <text:p text:style-name="P35"><text:span text:style-name="T16"><text:tab/><text:tab/>Clients.</text:span><text:span text:style-name="T32">showBusy</text:span><text:span text:style-name="T16">(</text:span><text:span text:style-name="T50">""</text:span><text:span text:style-name="T16">, </text:span><text:span text:style-name="T12">false</text:span><text:span text:style-name="T16">); </text:span><text:span text:style-name="T76">// close the message</text:span></text:p>
      <text:p text:style-name="P39"><text:tab/>}</text:p>
      <text:p text:style-name="P12"/>
      <text:p text:style-name="P3"><draw:frame draw:style-name="fr1" draw:name="Grafik19" text:anchor-type="paragraph" svg:x="0.005cm" svg:y="0.108cm" svg:width="8.975cm" svg:height="2.99cm" draw:z-index="43"><draw:image xlink:href="../pics/long_running.jpg" xlink:type="simple" xlink:show="embed" xlink:actuate="onLoad"/></draw:frame><text:soft-page-break/></text:p>
      <text:p text:style-name="P3"/>
      <text:h text:style-name="Heading_20_2" text:outline-level="2">Modal <text:s/>(Search) Dialogs that are getting back an object</text:h>
      <text:p text:style-name="P56">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6">One possibility is to take a so called bandbox component and place all needed data limiting functionality with the listbox on it.</text:p>
      <text:p text:style-name="P56"><text:span text:style-name="T69">The </text:span><text:span text:style-name="Strong_20_Emphasis"><text:span text:style-name="T69">second </text:span></text:span><text:span text:style-name="T69">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70">get back an object</text:span></text:span><text:span text:style-name="T69"> of the needed bean from a window in a modal state.</text:span></text:p>
      <text:p text:style-name="P84">For this requirement we let our SearchListBox classes created by a private constructor that we called in a static way. <text:s/>So we have an simple call for those boxes like:</text:p>
      <text:p text:style-name="P84"><text:span text:style-name="T35">Bean bean = XXXXXSearchListBox.show(parentComponent);</text:span> </text:p>
      <text:p text:style-name="P21"/>
      <text:p text:style-name="P54"><text:span text:style-name="T10">SimpleSearchListBox.java:</text:span> </text:p>
      <text:p text:style-name="P17"/>
      <text:p text:style-name="P19"><text:span text:style-name="T12">public</text:span> <text:span text:style-name="T12">class</text:span> BranchSimpleSearchListBox <text:span text:style-name="T12">extends</text:span> Window <text:span text:style-name="T12">implements</text:span> Serializable {</text:p>
      <text:p text:style-name="P35"/>
      <text:p text:style-name="P35"><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1L;</text:span></text:p>
      <text:p text:style-name="P35"><text:span text:style-name="T16"><text:tab/></text:span><text:span text:style-name="T12">private</text:span><text:span text:style-name="T16"> </text:span><text:span text:style-name="T12">static</text:span><text:span text:style-name="T16"> </text:span><text:span text:style-name="T12">final</text:span><text:span text:style-name="T16"> Logger </text:span><text:span text:style-name="T82">logger</text:span><text:span text:style-name="T16"> = Logger.</text:span><text:span text:style-name="T32">getLogger</text:span><text:span text:style-name="T16">(BranchSimpleSearchListBox.</text:span><text:span text:style-name="T12">class</text:span><text:span text:style-name="T16">);</text:span></text:p>
      <text:p text:style-name="P35"/>
      <text:p text:style-name="P35"><text:span text:style-name="T16"><text:tab/></text:span><text:span text:style-name="T12">private</text:span><text:span text:style-name="T16"> Listbox </text:span><text:span text:style-name="T81">listbox</text:span><text:span text:style-name="T16">;</text:span></text:p>
      <text:p text:style-name="P35"><text:span text:style-name="T16"><text:tab/></text:span><text:span text:style-name="T76">// the windows title</text:span></text:p>
      <text:p text:style-name="P35"><text:span text:style-name="T16"><text:tab/></text:span><text:span text:style-name="T12">private</text:span><text:span text:style-name="T16"> String </text:span><text:span text:style-name="T81">_title</text:span><text:span text:style-name="T16"> = Labels.</text:span><text:span text:style-name="T32">getLabel</text:span><text:span text:style-name="T16">(</text:span><text:span text:style-name="T50">"message.Information.SimpleSearch"</text:span><text:span text:style-name="T16">) + </text:span><text:span text:style-name="T50">" / "</text:span><text:span text:style-name="T16"> + </text:span></text:p>
      <text:p text:style-name="P35"><text:span text:style-name="T16"><text:s text:c="32"/>Labels.</text:span><text:span text:style-name="T32">getLabel</text:span><text:span text:style-name="T16">(</text:span><text:span text:style-name="T50">"common.Branch"</text:span><text:span text:style-name="T16">);</text:span></text:p>
      <text:p text:style-name="P35"><text:span text:style-name="T16"><text:tab/></text:span><text:span text:style-name="T76">// 1. </text:span><text:span text:style-name="T77">Listheader</text:span></text:p>
      <text:p text:style-name="P35"><text:span text:style-name="T16"><text:tab/></text:span><text:span text:style-name="T12">private</text:span><text:span text:style-name="T16"> String </text:span><text:span text:style-name="T81">_listHeader1</text:span><text:span text:style-name="T16"> = Labels.</text:span><text:span text:style-name="T32">getLabel</text:span><text:span text:style-name="T16">(</text:span><text:span text:style-name="T50">"common.Description"</text:span><text:span text:style-name="T16">);</text:span></text:p>
      <text:p text:style-name="P35"><text:span text:style-name="T16"><text:tab/></text:span><text:span text:style-name="T76">// the windows height</text:span></text:p>
      <text:p text:style-name="P35"><text:span text:style-name="T16"><text:tab/></text:span><text:span text:style-name="T12">private</text:span><text:span text:style-name="T16"> </text:span><text:span text:style-name="T12">int</text:span><text:span text:style-name="T16"> </text:span><text:span text:style-name="T81">_height</text:span><text:span text:style-name="T16"> = 400;</text:span></text:p>
      <text:p text:style-name="P35"><text:span text:style-name="T16"><text:tab/></text:span><text:span text:style-name="T76">// the windows width</text:span></text:p>
      <text:p text:style-name="P35"><text:span text:style-name="T16"><text:tab/></text:span><text:span text:style-name="T12">private</text:span><text:span text:style-name="T16"> </text:span><text:span text:style-name="T12">int</text:span><text:span text:style-name="T16"> </text:span><text:span text:style-name="T81">_width</text:span><text:span text:style-name="T16"> = 300;</text:span></text:p>
      <text:p text:style-name="P35"/>
      <text:p text:style-name="P35"><text:span text:style-name="T16"><text:tab/></text:span><text:span text:style-name="T76">// the returned bean object</text:span></text:p>
      <text:p text:style-name="P35"><text:span text:style-name="T16"><text:tab/></text:span><text:span text:style-name="T12">private</text:span><text:span text:style-name="T16"> Branche </text:span><text:span text:style-name="T81">branche</text:span><text:span text:style-name="T16"> = </text:span><text:span text:style-name="T12">null</text:span><text:span text:style-name="T16">;</text:span></text:p>
      <text:p text:style-name="P35"/>
      <text:p text:style-name="P35"><text:span text:style-name="T16"><text:tab/></text:span><text:span text:style-name="T76">// The service from which we get the data</text:span></text:p>
      <text:p text:style-name="P35"><text:span text:style-name="T16"><text:tab/></text:span><text:span text:style-name="T12">private</text:span><text:span text:style-name="T16"> BrancheService </text:span><text:span text:style-name="T81">brancheService</text:span><text:span text:style-name="T16">;</text:span></text:p>
      <text:p text:style-name="P35"/>
      <text:p text:style-name="P35"><text:span text:style-name="T16"><text:tab/></text:span><text:span text:style-name="T37">/**</text:span></text:p>
      <text:p text:style-name="P38"><text:tab/> * The Call method.</text:p>
      <text:p text:style-name="P38"><text:tab/> * </text:p>
      <text:p text:style-name="P35"><text:span text:style-name="T37"><text:tab/> * </text:span><text:span text:style-name="T41">@param</text:span><text:span text:style-name="T37"> parent</text:span></text:p>
      <text:p text:style-name="P38"><text:tab/> * <text:s text:c="11"/>The parent component</text:p>
      <text:p text:style-name="P35"><text:span text:style-name="T37"><text:tab/> * </text:span><text:span text:style-name="T41">@return</text:span><text:span text:style-name="T37"> a BeanObject from the listBox or null.</text:span></text:p>
      <text:p text:style-name="P38"><text:tab/> */</text:p>
      <text:p text:style-name="P35"><text:span text:style-name="T16"><text:tab/></text:span><text:span text:style-name="T12">public</text:span><text:span text:style-name="T16"> </text:span><text:span text:style-name="T12">static</text:span><text:span text:style-name="T16"> Branche show(Component parent) {</text:span></text:p>
      <text:p text:style-name="P35"><text:span text:style-name="T16"><text:tab/><text:tab/></text:span><text:span text:style-name="T12">return</text:span><text:span text:style-name="T16"> </text:span><text:span text:style-name="T12">new</text:span><text:span text:style-name="T16"> BranchSimpleSearchListBox(parent).getBranche();</text:span></text:p>
      <text:p text:style-name="P39"><text:tab/>}</text:p>
      <text:p text:style-name="P35"/>
      <text:p text:style-name="P35"><text:span text:style-name="T16"><text:tab/></text:span><text:span text:style-name="T37">/**</text:span></text:p>
      <text:p text:style-name="P38"><text:tab/> * Private Constructor. So it can only be created with the static show()</text:p>
      <text:p text:style-name="P35"><text:span text:style-name="T37"><text:tab/> * method.</text:span><text:span text:style-name="T39">&lt;br&gt;</text:span></text:p>
      <text:p text:style-name="P38"><text:tab/> * </text:p>
      <text:p text:style-name="P35"><text:span text:style-name="T37"><text:tab/> * </text:span><text:span text:style-name="T41">@param</text:span><text:span text:style-name="T37"> parent</text:span></text:p>
      <text:p text:style-name="P38"><text:tab/> */</text:p>
      <text:p text:style-name="P35"><text:span text:style-name="T16"><text:tab/></text:span><text:span text:style-name="T12">private</text:span><text:span text:style-name="T16"> BranchSimpleSearchListBox(Component parent) {</text:span></text:p>
      <text:p text:style-name="P35"><text:soft-page-break/><text:span text:style-name="T16"><text:tab/><text:tab/></text:span><text:span text:style-name="T12">super</text:span><text:span text:style-name="T16">();</text:span></text:p>
      <text:p text:style-name="P35"/>
      <text:p text:style-name="P39"><text:tab/><text:tab/>setParent(parent);</text:p>
      <text:p text:style-name="P35"/>
      <text:p text:style-name="P39"><text:tab/><text:tab/>createBox();</text:p>
      <text:p text:style-name="P39"><text:tab/>}</text:p>
      <text:p text:style-name="P39"/>
      <text:p text:style-name="P53"/>
      <text:p text:style-name="P53"/>
      <text:p text:style-name="P59">AdvancedSearchListBox.java</text:p>
      <text:p text:style-name="P75">As we have seen in the above part of the modal search dialogs story we build all search/selection components in a modal window component and by closing these window we can get back the selected object from the list.</text:p>
      <text:p text:style-name="P84">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84">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84"/>
      <text:p text:style-name="P84">So we call in our onPagingEventListener a <text:span text:style-name="T24">refreshModel(start) </text:span>method that calls a backend method with parameters for pageSize and startByRecord <text:s/>that gives back a ResultObject that holds the resultList and the totalCount of the potentially possible records without paging.</text:p>
      <text:p text:style-name="P84"/>
      <text:p text:style-name="P22"><text:span text:style-name="T69"><text:s text:c="9"/></text:span><text:span text:style-name="T67">/**</text:span></text:p>
      <text:p text:style-name="P35"><text:span text:style-name="T37"><text:tab/> * "onPaging" EventListener for the paging component. </text:span><text:span text:style-name="T39">&lt;br&gt;</text:span></text:p>
      <text:p text:style-name="P35"><text:span text:style-name="T37"><text:tab/> * </text:span><text:span text:style-name="T39">&lt;br&gt;</text:span></text:p>
      <text:p text:style-name="P35"><text:span text:style-name="T37"><text:tab/> * Calculates the next page by currentPage and pageSize values. </text:span><text:span text:style-name="T39">&lt;br&gt;</text:span></text:p>
      <text:p text:style-name="P38"><text:tab/> * Calls the method for refreshing the data with the new rowStart and</text:p>
      <text:p text:style-name="P35"><text:span text:style-name="T37"><text:tab/> * pageSize. </text:span><text:span text:style-name="T39">&lt;br&gt;</text:span></text:p>
      <text:p text:style-name="P38"><text:tab/> */</text:p>
      <text:p text:style-name="P35"><text:span text:style-name="T16"><text:tab/></text:span><text:span text:style-name="T12">public</text:span><text:span text:style-name="T16"> </text:span><text:span text:style-name="T12">final</text:span><text:span text:style-name="T16"> </text:span><text:span text:style-name="T12">class</text:span><text:span text:style-name="T16"> OnPagingEventListener </text:span><text:span text:style-name="T12">implements</text:span><text:span text:style-name="T16"> EventListener {</text:span></text:p>
      <text:p text:style-name="P35"><text:span text:style-name="T16"><text:tab/><text:tab/></text:span><text:span text:style-name="T93">@Override</text:span></text:p>
      <text:p text:style-name="P35"><text:span text:style-name="T16"><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5"/>
      <text:p text:style-name="P39"><text:tab/><text:tab/><text:tab/>PagingEvent pe = (PagingEvent) event;</text:p>
      <text:p text:style-name="P35"><text:span text:style-name="T16"><text:tab/><text:tab/><text:tab/></text:span><text:span text:style-name="T12">int</text:span><text:span text:style-name="T16"> pageNo = pe.getActivePage();</text:span></text:p>
      <text:p text:style-name="P35"><text:span text:style-name="T16"><text:tab/><text:tab/><text:tab/></text:span><text:span text:style-name="T12">int</text:span><text:span text:style-name="T16"> start = pageNo * getPageSize();</text:span></text:p>
      <text:p text:style-name="P35"/>
      <text:p text:style-name="P35"><text:span text:style-name="T16"><text:tab/><text:tab/><text:tab/></text:span><text:span text:style-name="T12">if</text:span><text:span text:style-name="T16"> (</text:span><text:span text:style-name="T82">logger</text:span><text:span text:style-name="T16">.isDebugEnabled()) {</text:span></text:p>
      <text:p text:style-name="P35"><text:span text:style-name="T16"><text:tab/><text:tab/><text:tab/><text:tab/></text:span><text:span text:style-name="T82">logger</text:span><text:span text:style-name="T16">.debug(</text:span><text:span text:style-name="T50">"--&gt; : "</text:span><text:span text:style-name="T16"> + start + </text:span><text:span text:style-name="T50">"/"</text:span><text:span text:style-name="T16"> + getPageSize());</text:span></text:p>
      <text:p text:style-name="P39"><text:tab/><text:tab/><text:tab/>}</text:p>
      <text:p text:style-name="P35"/>
      <text:p text:style-name="P35"><text:span text:style-name="T16"><text:tab/><text:tab/><text:tab/></text:span><text:span text:style-name="T76">// refresh the list</text:span></text:p>
      <text:p text:style-name="P39"><text:tab/><text:tab/><text:tab/>refreshModel(start);</text:p>
      <text:p text:style-name="P39"><text:tab/><text:tab/>}</text:p>
      <text:p text:style-name="P39"><text:tab/>}</text:p>
      <text:p text:style-name="P35"/>
      <text:p text:style-name="P35"><text:span text:style-name="T16"><text:tab/></text:span><text:span text:style-name="T37">/**</text:span></text:p>
      <text:p text:style-name="P38"><text:tab/> * Refreshes the list by calling the DAO <text:span text:style-name="T74">methode</text:span> with the modified search</text:p>
      <text:p text:style-name="P35"><text:span text:style-name="T37"><text:tab/> * object. </text:span><text:span text:style-name="T39">&lt;br&gt;</text:span></text:p>
      <text:p text:style-name="P38"><text:tab/> * </text:p>
      <text:p text:style-name="P35"><text:span text:style-name="T37"><text:tab/> * </text:span><text:span text:style-name="T41">@param</text:span><text:span text:style-name="T37"> so</text:span></text:p>
      <text:p text:style-name="P35"><text:span text:style-name="T37"><text:tab/> * <text:s text:c="11"/>SearchObject, holds the entity and properties to search. </text:span><text:span text:style-name="T39">&lt;br&gt;</text:span></text:p>
      <text:p text:style-name="P35"><text:span text:style-name="T37"><text:tab/> * </text:span><text:span text:style-name="T41">@param</text:span><text:span text:style-name="T37"> start</text:span></text:p>
      <text:p text:style-name="P35"><text:span text:style-name="T37"><text:tab/> * <text:s text:c="11"/>Row to start. </text:span><text:span text:style-name="T39">&lt;br&gt;</text:span></text:p>
      <text:p text:style-name="P38"><text:tab/> */</text:p>
      <text:p text:style-name="P35"><text:span text:style-name="T16"><text:tab/></text:span><text:span text:style-name="T93">@SuppressWarnings</text:span><text:span text:style-name="T16">(</text:span><text:span text:style-name="T50">"unchecked"</text:span><text:span text:style-name="T16">)</text:span></text:p>
      <text:p text:style-name="P35"><text:span text:style-name="T16"><text:tab/></text:span><text:span text:style-name="T12">void</text:span><text:span text:style-name="T16"> refreshModel(</text:span><text:span text:style-name="T12">int</text:span><text:span text:style-name="T16"> start) {</text:span></text:p>
      <text:p text:style-name="P35"/>
      <text:p text:style-name="P35"><text:span text:style-name="T16"><text:tab/><text:tab/></text:span><text:span text:style-name="T76">// clear old data</text:span></text:p>
      <text:p text:style-name="P39"><text:tab/><text:tab/>getListModelList().clear();</text:p>
      <text:p text:style-name="P35"/>
      <text:p text:style-name="P35"><text:span text:style-name="T16"><text:tab/><text:tab/></text:span><text:span text:style-name="T76">// </text:span><text:span text:style-name="T77">init</text:span><text:span text:style-name="T76"> the model</text:span></text:p>
      <text:p text:style-name="P39"><text:tab/><text:tab/>ResultObject ro = getBrancheService().getAllBranches(start, getPageSize());</text:p>
      <text:p text:style-name="P39"><text:tab/><text:tab/>List&lt;Branche&gt; resultList = (List&lt;Branche&gt;) ro.getList();</text:p>
      <text:p text:style-name="P35"><text:span text:style-name="T16"><text:tab/><text:tab/></text:span><text:span text:style-name="T81">_paging</text:span><text:span text:style-name="T16">.setTotalSize(ro.getTotalCount());</text:span></text:p>
      <text:p text:style-name="P35"/>
      <text:p text:style-name="P35"><text:span text:style-name="T16"><text:tab/><text:tab/></text:span><text:span text:style-name="T76">// set the model</text:span></text:p>
      <text:p text:style-name="P35"><text:span text:style-name="T16"><text:tab/><text:tab/>setListModelList(</text:span><text:span text:style-name="T12">new</text:span><text:span text:style-name="T16"> ListModelList(resultList));</text:span></text:p>
      <text:p text:style-name="P35"><text:span text:style-name="T16"><text:tab/><text:tab/></text:span><text:span text:style-name="T81">listbox</text:span><text:span text:style-name="T16">.setModel(getListModelList());</text:span></text:p>
      <text:p text:style-name="P39"><text:tab/>}</text:p>
      <text:p text:style-name="Text_20_body"/>
      <text:p text:style-name="P60"><text:soft-page-break/>ExtendedSearchListBox.java</text:p>
      <text:p text:style-name="P56"><text:span text:style-name="T69">As we see in  the </text:span><text:a xlink:type="simple" xlink:href="http://www.forsthaus.de/blog/?p=274"><text:span text:style-name="T71">part 1</text:span></text:a><text:span text:style-name="T69"> and </text:span><text:a xlink:type="simple" xlink:href="http://www.forsthaus.de/blog/?p=340"><text:span text:style-name="T71">part 2</text:span></text:a><text:span text:style-name="T69"> of the modal search dialogs story we build all search/selection components in a modal window component and by closing these window we can get back the selected object from the list.</text:span></text:p>
      <text:p text:style-name="P85"><text:span text:style-name="T72">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72">with the ‘like’ keyword, so that every record comes back where in their field ‘Description’ i.e. the signs ‘</text:span><text:span text:style-name="Emphasis"><text:span text:style-name="T72">ar</text:span></text:span><text:span text:style-name="T72">‘ exists. We start the retrieving of the records by pressing the search button right next the textbox. If we want get all records that we must clear the textbox and press the search button again.</text:span></text:p>
      <text:p text:style-name="P84">From the backend we get back a helper class called: ResultObject() . This class holds only two things. First a generic list that we must cast them back and second an int value that represents the totalSize of possible records (not the paged one’s size).</text:p>
      <text:p text:style-name="P75"/>
      <text:p text:style-name="P15"><text:span text:style-name="T73">public</text:span><text:span text:style-name="T65"> </text:span><text:span text:style-name="T73">class</text:span><text:span text:style-name="T65"> ResultObject </text:span><text:span text:style-name="T73">implements</text:span><text:span text:style-name="T65"> Serializable {</text:span></text:p>
      <text:p text:style-name="P35"/>
      <text:p text:style-name="P35"><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1L;</text:span></text:p>
      <text:p text:style-name="P35"/>
      <text:p text:style-name="P35"><text:span text:style-name="T16"><text:tab/></text:span><text:span text:style-name="T76">// holds a generic List</text:span></text:p>
      <text:p text:style-name="P35"><text:span text:style-name="T16"><text:tab/></text:span><text:span text:style-name="T12">private</text:span><text:span text:style-name="T16"> List&lt;?&gt; </text:span><text:span text:style-name="T81">list</text:span><text:span text:style-name="T16">;</text:span></text:p>
      <text:p text:style-name="P35"/>
      <text:p text:style-name="P35"><text:span text:style-name="T16"><text:tab/></text:span><text:span text:style-name="T76">// holds an </text:span><text:span text:style-name="T77">int</text:span></text:p>
      <text:p text:style-name="P35"><text:span text:style-name="T16"><text:tab/></text:span><text:span text:style-name="T12">private</text:span><text:span text:style-name="T16"> </text:span><text:span text:style-name="T12">int</text:span><text:span text:style-name="T16"> </text:span><text:span text:style-name="T81">totalCount</text:span><text:span text:style-name="T16">;</text:span></text:p>
      <text:p text:style-name="P35"/>
      <text:p text:style-name="P35"><text:span text:style-name="T16"><text:tab/></text:span><text:span text:style-name="T12">public</text:span><text:span text:style-name="T16"> ResultObject() {</text:span></text:p>
      <text:p text:style-name="P39"><text:tab/>}</text:p>
      <text:p text:style-name="P35"/>
      <text:p text:style-name="P35"><text:span text:style-name="T16"><text:tab/></text:span><text:span text:style-name="T12">public</text:span><text:span text:style-name="T16"> ResultObject(List&lt;?&gt; list, </text:span><text:span text:style-name="T12">int</text:span><text:span text:style-name="T16"> totalCount) {</text:span></text:p>
      <text:p text:style-name="P35"><text:span text:style-name="T16"><text:tab/><text:tab/></text:span><text:span text:style-name="T12">super</text:span><text:span text:style-name="T16">();</text:span></text:p>
      <text:p text:style-name="P39"><text:tab/><text:tab/>setList(list);</text:p>
      <text:p text:style-name="P39"><text:tab/><text:tab/>setTotalCount(totalCount);</text:p>
      <text:p text:style-name="P39"><text:tab/>}</text:p>
      <text:p text:style-name="P35"/>
      <text:p text:style-name="P35"><text:span text:style-name="T16"><text:tab/></text:span><text:span text:style-name="T12">public</text:span><text:span text:style-name="T16"> List&lt;?&gt; getList() {</text:span></text:p>
      <text:p text:style-name="P35"><text:span text:style-name="T16"><text:tab/><text:tab/></text:span><text:span text:style-name="T12">return</text:span><text:span text:style-name="T16"> </text:span><text:span text:style-name="T81">list</text:span><text:span text:style-name="T16">;</text:span></text:p>
      <text:p text:style-name="P39"><text:tab/>}</text:p>
      <text:p text:style-name="P35"/>
      <text:p text:style-name="P35"><text:span text:style-name="T16"><text:tab/></text:span><text:span text:style-name="T12">public</text:span><text:span text:style-name="T16"> </text:span><text:span text:style-name="T12">void</text:span><text:span text:style-name="T16"> setList(List&lt;?&gt; list) {</text:span></text:p>
      <text:p text:style-name="P35"><text:span text:style-name="T16"><text:tab/><text:tab/></text:span><text:span text:style-name="T12">this</text:span><text:span text:style-name="T16">.</text:span><text:span text:style-name="T81">list</text:span><text:span text:style-name="T16"> = list;</text:span></text:p>
      <text:p text:style-name="P39"><text:tab/>}</text:p>
      <text:p text:style-name="P35"/>
      <text:p text:style-name="P35"><text:span text:style-name="T16"><text:tab/></text:span><text:span text:style-name="T12">public</text:span><text:span text:style-name="T16"> </text:span><text:span text:style-name="T12">int</text:span><text:span text:style-name="T16"> getTotalCount() {</text:span></text:p>
      <text:p text:style-name="P35"><text:span text:style-name="T16"><text:tab/><text:tab/></text:span><text:span text:style-name="T12">return</text:span><text:span text:style-name="T16"> </text:span><text:span text:style-name="T81">totalCount</text:span><text:span text:style-name="T16">;</text:span></text:p>
      <text:p text:style-name="P39"><text:tab/>}</text:p>
      <text:p text:style-name="P35"/>
      <text:p text:style-name="P35"><text:span text:style-name="T16"><text:tab/></text:span><text:span text:style-name="T12">public</text:span><text:span text:style-name="T16"> </text:span><text:span text:style-name="T12">void</text:span><text:span text:style-name="T16"> setTotalCount(</text:span><text:span text:style-name="T12">int</text:span><text:span text:style-name="T16"> totalCount) {</text:span></text:p>
      <text:p text:style-name="P35"><text:span text:style-name="T16"><text:tab/><text:tab/></text:span><text:span text:style-name="T12">this</text:span><text:span text:style-name="T16">.</text:span><text:span text:style-name="T81">totalCount</text:span><text:span text:style-name="T16"> = totalCount;</text:span></text:p>
      <text:p text:style-name="P39"><text:tab/>}</text:p>
      <text:p text:style-name="P35"/>
      <text:p text:style-name="P39">}</text:p>
      <text:p text:style-name="P76"/>
      <text:p text:style-name="Text_20_body"><draw:frame draw:style-name="fr1" draw:name="Grafik20" text:anchor-type="paragraph" svg:x="0.025cm" svg:y="0.603cm" svg:width="4.634cm" svg:height="4.856cm" draw:z-index="44"><draw:image xlink:href="../pics/simpleSearchListBox.jpg" xlink:type="simple" xlink:show="embed" xlink:actuate="onLoad"/></draw:frame></text:p>
      <text:p text:style-name="Text_20_body"><draw:frame draw:style-name="fr1" draw:name="Grafik21" text:anchor-type="paragraph" svg:x="5.482cm" svg:y="-0.104cm" svg:width="4.614cm" svg:height="4.822cm" draw:z-index="45"><draw:image xlink:href="../pics/advancedSearchListBox.jpg" xlink:type="simple" xlink:show="embed" xlink:actuate="onLoad"/></draw:frame><draw:frame draw:style-name="fr1" draw:name="Grafik22" text:anchor-type="paragraph" svg:x="10.605cm" svg:y="-0.049cm" svg:width="4.549cm" svg:height="4.764cm" draw:z-index="46"><draw:image xlink:href="../pics/extendedSearchListBox.jpg" xlink:type="simple" xlink:show="embed" xlink:actuate="onLoad"/></draw:frame></text:p>
      <text:p text:style-name="P56">You will find all three searchBoxes working in the customer dialog. </text:p>
      <text:p text:style-name="P56"/>
      <text:h text:style-name="Heading_20_2" text:outline-level="2"><text:soft-page-break/>EventQueues. We are building a StatusBar controller.</text:h>
      <text:p text:style-name="P3">With zk5 comes the EventQueues. <text:s/>Imagine that these new features are working like global listeners. So, what is nearer than building a StatusBarController with this new technique. </text:p>
      <text:p text:style-name="P3"/>
      <text:p text:style-name="P3">The code for the StatusBarController shows that we must declare only a window component in the zul file. The statusBar areas are created per java in the controller. So we have in this sample three columns that we wan't fill from time to time if needed. </text:p>
      <text:p text:style-name="P3">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3"/>
      <text:p text:style-name="P3">In the doAfterCompose method we declare the global Listeners. Where in the onEvent we now read back the event's data and cast it to a String for showing the message in the corresponding column.</text:p>
      <text:p text:style-name="P50"/>
      <text:p text:style-name="P50">// Listener for selected Record</text:p>
      <text:p text:style-name="P37"><text:span text:style-name="T16">EventQueues.</text:span><text:span text:style-name="T32">lookup</text:span><text:span text:style-name="T16">(</text:span><text:span text:style-name="T50">"selectedObject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40"/>
      <text:p text:style-name="P37"><text:span text:style-name="T16"><text:tab/></text:span><text:span text:style-name="T93">@Override</text:span></text:p>
      <text:p text:style-name="P37"><text:span text:style-name="T16"><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7"><text:span text:style-name="T16"><text:tab/> <text:s text:c="5"/></text:span><text:span text:style-name="T12">final</text:span><text:span text:style-name="T16"> String msg = (String) event.getData();</text:span></text:p>
      <text:p text:style-name="P37"><text:span text:style-name="T16"><text:tab/> <text:s text:c="5"/>StatusBarCtrl.</text:span><text:span text:style-name="T12">this</text:span><text:span text:style-name="T16">.</text:span><text:span text:style-name="T81">statusBarSelectedObject</text:span><text:span text:style-name="T16">.setLabel(StatusBarCtrl.</text:span><text:span text:style-name="T12">this</text:span><text:span text:style-name="T16">.</text:span><text:span text:style-name="T81">_labelSelectedObject</text:span><text:span text:style-name="T16"> + msg);</text:span></text:p>
      <text:p text:style-name="P40"><text:tab/><text:tab/></text:p>
      <text:p text:style-name="P40">}});</text:p>
      <text:p text:style-name="P3"/>
      <text:p text:style-name="P3">The whole class is nothing more than these lines:</text:p>
      <text:p text:style-name="P3"/>
      <text:p text:style-name="P22">/**</text:p>
      <text:p text:style-name="P35"><text:span text:style-name="T37"><text:s/>* =======================================================================</text:span><text:span text:style-name="T39">&lt;br&gt;</text:span></text:p>
      <text:p text:style-name="P35"><text:span text:style-name="T37"><text:s/>* StatusBarController. </text:span><text:span text:style-name="T39">&lt;br&gt;</text:span></text:p>
      <text:p text:style-name="P35"><text:span text:style-name="T37"><text:s/>* =======================================================================</text:span><text:span text:style-name="T39">&lt;br&gt;</text:span></text:p>
      <text:p text:style-name="P38"><text:s/>* Works with the EventQueues mechanism of <text:span text:style-name="T74">zk</text:span>. ALl needed components are created</text:p>
      <text:p text:style-name="P35"><text:span text:style-name="T37"><text:s/>* in this class. In the </text:span><text:span text:style-name="T38">zul</text:span><text:span text:style-name="T39">-</text:span><text:span text:style-name="T37">template declare only this controller with 'apply'</text:span></text:p>
      <text:p text:style-name="P35"><text:span text:style-name="T37"><text:s/>* to a winStatusBar window component.</text:span><text:span text:style-name="T39">&lt;br&gt;</text:span></text:p>
      <text:p text:style-name="P38"><text:s/>* </text:p>
      <text:p text:style-name="P35"><text:span text:style-name="T37"><text:s/>* Declaration in the </text:span><text:span text:style-name="T38">zul</text:span><text:span text:style-name="T39">-</text:span><text:span text:style-name="T37">file:</text:span><text:span text:style-name="T39">&lt;br&gt;</text:span></text:p>
      <text:p text:style-name="P38"><text:s/>* </text:p>
      <text:p text:style-name="P35"><text:span text:style-name="T37"><text:s/>* </text:span><text:span text:style-name="T39">&lt;pre&gt;</text:span></text:p>
      <text:p text:style-name="P35"><text:span text:style-name="T37"><text:s/>* </text:span><text:span text:style-name="T39">&lt; </text:span><text:span text:style-name="T40">borderlayout</text:span><text:span text:style-name="T39"> &gt;</text:span></text:p>
      <text:p text:style-name="P38"><text:s/>* <text:s text:c="2"/>. . .</text:p>
      <text:p text:style-name="P38"><text:s/>* <text:s text:c="3"/>&lt; !-- STATUS BAR AREA -- &gt;</text:p>
      <text:p text:style-name="P38"><text:s/>* <text:s text:c="3"/>&lt; south id="south" border="none" margins="1,0,0,0"</text:p>
      <text:p text:style-name="P38"><text:s/>* <text:tab/><text:tab/>height="20px" <text:span text:style-name="T74">splittable</text:span>="false" <text:span text:style-name="T74">flex</text:span>="true" &gt;</text:p>
      <text:p text:style-name="P38"><text:s/>* <text:tab/> <text:s text:c="5"/>&lt; <text:span text:style-name="T74">div</text:span> id="divSouth" &gt;</text:p>
      <text:p text:style-name="P38"><text:s/>* </text:p>
      <text:p text:style-name="P38"><text:s/>* <text:s text:c="9"/>&lt; !-- The StatusBar. <text:span text:style-name="T74">Comps</text:span> are created in the Controller -- &gt;</text:p>
      <text:p text:style-name="P38"><text:s/>* <text:s text:c="9"/>&lt; window id="winStatusBar" apply="${statusBarCtrl}"</text:p>
      <text:p text:style-name="P38"><text:s/>* <text:s text:c="18"/>border="none" width="100%" height="100%" /&gt;</text:p>
      <text:p text:style-name="P38"><text:s/>* </text:p>
      <text:p text:style-name="P38"><text:s/>* <text:s text:c="7"/>&lt; /<text:span text:style-name="T74">div</text:span> &gt;</text:p>
      <text:p text:style-name="P38"><text:s/>* <text:s text:c="3"/>&lt; /south &gt;</text:p>
      <text:p text:style-name="P38"><text:s/>* <text:s/>&lt; /<text:span text:style-name="T74">borderlayout</text:span> &gt;</text:p>
      <text:p text:style-name="P35"><text:span text:style-name="T37"><text:s/>* </text:span><text:span text:style-name="T39">&lt;/pre&gt;</text:span></text:p>
      <text:p text:style-name="P38"><text:s/>* </text:p>
      <text:p text:style-name="P38"><text:s/>* call in java to actualize a columns label:</text:p>
      <text:p text:style-name="P38"><text:s/>* </text:p>
      <text:p text:style-name="P35"><text:span text:style-name="T37"><text:s/>* </text:span><text:span text:style-name="T39">&lt;pre&gt;</text:span></text:p>
      <text:p text:style-name="P38"><text:s/>* EventQueues.lookup(&amp;quot;userNameEventQueue&amp;quot;, EventQueues.DESKTOP, true).publish(</text:p>
      <text:p text:style-name="P38"><text:s/>* <text:tab/><text:tab/>new Event(&amp;quot;onChangeSelectedObject&amp;quot;, null, &amp;quot;new Value&amp;quot;));</text:p>
      <text:p text:style-name="P35"><text:span text:style-name="T37"><text:s/>* </text:span><text:span text:style-name="T39">&lt;/pre&gt;</text:span></text:p>
      <text:p text:style-name="P38"><text:s/>* </text:p>
      <text:p text:style-name="P38"><text:s/>* Spring bean declaration:</text:p>
      <text:p text:style-name="P38"><text:s/>* </text:p>
      <text:p text:style-name="P35"><text:span text:style-name="T37"><text:s/>* </text:span><text:span text:style-name="T39">&lt;pre&gt;</text:span></text:p>
      <text:p text:style-name="P38"><text:s/>* &lt; !-- StatusBarController --&gt;</text:p>
      <text:p text:style-name="P38"><text:s/>* &lt; bean id="statusBarCtrl" class="de.forsthaus.webui.util.StatusBarCtrl"</text:p>
      <text:p text:style-name="P38"><text:s/>* <text:s text:c="3"/>scope="prototype"&gt;</text:p>
      <text:p text:style-name="P38"><text:s/>* &lt; /bean&gt;</text:p>
      <text:p text:style-name="P35"><text:span text:style-name="T37"><text:s/>* </text:span><text:span text:style-name="T39">&lt;/pre&gt;</text:span></text:p>
      <text:p text:style-name="P38"><text:s/>* </text:p>
      <text:p text:style-name="P38"><text:s/>* since: <text:span text:style-name="T74">zk</text:span> 5.0.0</text:p>
      <text:p text:style-name="P38"><text:s/>* </text:p>
      <text:p text:style-name="P35"><text:span text:style-name="T37"><text:s/>* </text:span><text:span text:style-name="T41">@author</text:span><text:span text:style-name="T37"> </text:span><text:span text:style-name="T38">sgerth</text:span></text:p>
      <text:p text:style-name="P38"><text:s/>* </text:p>
      <text:p text:style-name="P38"><text:s/>*/</text:p>
      <text:p text:style-name="P35"><text:span text:style-name="T12">public</text:span><text:span text:style-name="T16"> </text:span><text:span text:style-name="T12">class</text:span><text:span text:style-name="T16"> StatusBarCtrl </text:span><text:span text:style-name="T12">extends</text:span><text:span text:style-name="T16"> GenericForwardComposer </text:span><text:span text:style-name="T12">implements</text:span><text:span text:style-name="T16"> Serializable {</text:span></text:p>
      <text:p text:style-name="P35"/>
      <text:p text:style-name="P35"><text:soft-page-break/><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1L;</text:span></text:p>
      <text:p text:style-name="P35"><text:span text:style-name="T16"><text:tab/></text:span><text:span text:style-name="T12">private</text:span><text:span text:style-name="T16"> </text:span><text:span text:style-name="T12">final</text:span><text:span text:style-name="T16"> </text:span><text:span text:style-name="T12">static</text:span><text:span text:style-name="T16"> Logger </text:span><text:span text:style-name="T83">logger</text:span><text:span text:style-name="T16"> = Logger.</text:span><text:span text:style-name="T32">getLogger</text:span><text:span text:style-name="T16">(StatusBarCtrl.</text:span><text:span text:style-name="T12">class</text:span><text:span text:style-name="T16">);</text:span></text:p>
      <text:p text:style-name="P35"/>
      <text:p text:style-name="P35"><text:span text:style-name="T16"><text:tab/></text:span><text:span text:style-name="T76">/*</text:span></text:p>
      <text:p text:style-name="P49"><text:tab/> * ++++++++++++++++++++++++++++++++++++++++++++++++++++++++++++++++++++++++</text:p>
      <text:p text:style-name="P49"><text:tab/> * All the components that are defined here and have a corresponding</text:p>
      <text:p text:style-name="P49"><text:tab/> * component with the same 'id' in the <text:span text:style-name="T74">zul</text:span>-file are getting <text:span text:style-name="T74">autowired</text:span> by our</text:p>
      <text:p text:style-name="P49"><text:tab/> * 'extends GFCBaseCtrl' GenericForwardComposer.</text:p>
      <text:p text:style-name="P49"><text:tab/> * ++++++++++++++++++++++++++++++++++++++++++++++++++++++++++++++++++++++++</text:p>
      <text:p text:style-name="P49"><text:tab/> */</text:p>
      <text:p text:style-name="P35"><text:span text:style-name="T16"><text:tab/></text:span><text:span text:style-name="T12">protected</text:span><text:span text:style-name="T16"> Window </text:span><text:span text:style-name="T81">winStatusBar</text:span><text:span text:style-name="T16">; </text:span><text:span text:style-name="T76">// </text:span><text:span text:style-name="T77">autowired</text:span></text:p>
      <text:p text:style-name="P35"/>
      <text:p text:style-name="P35"><text:span text:style-name="T16"><text:tab/></text:span><text:span text:style-name="T76">// Used Columns</text:span></text:p>
      <text:p text:style-name="P35"><text:span text:style-name="T16"><text:tab/></text:span><text:span text:style-name="T12">private</text:span><text:span text:style-name="T16"> Column </text:span><text:span text:style-name="T81">statusBarSelectedObject</text:span><text:span text:style-name="T16">;</text:span></text:p>
      <text:p text:style-name="P35"><text:span text:style-name="T16"><text:tab/></text:span><text:span text:style-name="T12">private</text:span><text:span text:style-name="T16"> Column </text:span><text:span text:style-name="T81">statusBarAppVersion</text:span><text:span text:style-name="T16">;</text:span></text:p>
      <text:p text:style-name="P35"><text:span text:style-name="T16"><text:tab/></text:span><text:span text:style-name="T12">private</text:span><text:span text:style-name="T16"> Column </text:span><text:span text:style-name="T81">statusBarTableSchema</text:span><text:span text:style-name="T16">;</text:span></text:p>
      <text:p text:style-name="P35"/>
      <text:p text:style-name="P35"><text:span text:style-name="T16"><text:tab/></text:span><text:span text:style-name="T76">// Localized labels for the columns</text:span></text:p>
      <text:p text:style-name="P35"><text:span text:style-name="T16"><text:tab/></text:span><text:span text:style-name="T12">private</text:span><text:span text:style-name="T16"> </text:span><text:span text:style-name="T12">final</text:span><text:span text:style-name="T16"> String </text:span><text:span text:style-name="T81">_labelSelectedObject</text:span><text:span text:style-name="T16"> = Labels.</text:span><text:span text:style-name="T32">getLabel</text:span><text:span text:style-name="T16">(</text:span><text:span text:style-name="T50">"common.SelectedSign"</text:span><text:span text:style-name="T16">) + </text:span><text:span text:style-name="T50">" "</text:span><text:span text:style-name="T16">;</text:span></text:p>
      <text:p text:style-name="P35"><text:span text:style-name="T16"><text:tab/></text:span><text:span text:style-name="T12">private</text:span><text:span text:style-name="T16"> </text:span><text:span text:style-name="T12">final</text:span><text:span text:style-name="T16"> String </text:span><text:span text:style-name="T81">_labelAppVersion</text:span><text:span text:style-name="T16"> = </text:span><text:span text:style-name="T50">""</text:span><text:span text:style-name="T16">;</text:span></text:p>
      <text:p text:style-name="P35"><text:span text:style-name="T16"><text:tab/></text:span><text:span text:style-name="T12">private</text:span><text:span text:style-name="T16"> </text:span><text:span text:style-name="T12">final</text:span><text:span text:style-name="T16"> String </text:span><text:span text:style-name="T81">_labelTableSchema</text:span><text:span text:style-name="T16"> = Labels.</text:span><text:span text:style-name="T32">getLabel</text:span><text:span text:style-name="T16">(</text:span><text:span text:style-name="T50">"common.TableSchema"</text:span><text:span text:style-name="T16">) + </text:span><text:span text:style-name="T50">": "</text:span><text:span text:style-name="T16">;</text:span></text:p>
      <text:p text:style-name="P35"/>
      <text:p text:style-name="P35"><text:span text:style-name="T16"><text:tab/></text:span><text:span text:style-name="T37">/**</text:span></text:p>
      <text:p text:style-name="P38"><text:tab/> * Default constructor.</text:p>
      <text:p text:style-name="P38"><text:tab/> */</text:p>
      <text:p text:style-name="P35"><text:span text:style-name="T16"><text:tab/></text:span><text:span text:style-name="T12">public</text:span><text:span text:style-name="T16"> StatusBarCtrl() {</text:span></text:p>
      <text:p text:style-name="P35"><text:span text:style-name="T16"><text:tab/><text:tab/></text:span><text:span text:style-name="T12">super</text:span><text:span text:style-name="T16">();</text:span></text:p>
      <text:p text:style-name="P39"><text:tab/>}</text:p>
      <text:p text:style-name="P35"/>
      <text:p text:style-name="P35"><text:span text:style-name="T16"><text:tab/></text:span><text:span text:style-name="T93">@Override</text:span></text:p>
      <text:p text:style-name="P35"><text:span text:style-name="T16"><text:tab/></text:span><text:span text:style-name="T12">public</text:span><text:span text:style-name="T16"> </text:span><text:span text:style-name="T12">void</text:span><text:span text:style-name="T16"> doAfterCompose(Component window) </text:span><text:span text:style-name="T12">throws</text:span><text:span text:style-name="T16"> Exception {</text:span></text:p>
      <text:p text:style-name="P35"><text:span text:style-name="T16"><text:tab/><text:tab/></text:span><text:span text:style-name="T12">super</text:span><text:span text:style-name="T16">.doAfterCompose(window);</text:span></text:p>
      <text:p text:style-name="P35"/>
      <text:p text:style-name="P37"><text:span text:style-name="T16"><text:tab/><text:tab/></text:span><text:span text:style-name="T76">// Listener for selected Record</text:span></text:p>
      <text:p text:style-name="P37"><text:span text:style-name="T16"><text:tab/><text:tab/>EventQueues.</text:span><text:span text:style-name="T32">lookup</text:span><text:span text:style-name="T16">(</text:span><text:span text:style-name="T50">"selectedObject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37"><text:span text:style-name="T16"><text:tab/><text:tab/><text:tab/></text:span><text:span text:style-name="T93">@Override</text:span></text:p>
      <text:p text:style-name="P37"><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7"><text:span text:style-name="T16"><text:tab/><text:tab/><text:tab/><text:tab/></text:span><text:span text:style-name="T12">final</text:span><text:span text:style-name="T16"> String msg = (String) event.getData();</text:span></text:p>
      <text:p text:style-name="P37"><text:span text:style-name="T16"><text:tab/><text:tab/><text:tab/><text:tab/>StatusBarCtrl.</text:span><text:span text:style-name="T12">this</text:span><text:span text:style-name="T16">.</text:span><text:span text:style-name="T81">statusBarSelectedObject</text:span><text:span text:style-name="T16">.setLabel(StatusBarCtrl.</text:span><text:span text:style-name="T12">this</text:span><text:span text:style-name="T16">.</text:span><text:span text:style-name="T81">_labelSelectedObject</text:span><text:span text:style-name="T16"> </text:span></text:p>
      <text:p text:style-name="P40"><text:s text:c="40"/>+ msg);</text:p>
      <text:p text:style-name="P40"><text:tab/><text:tab/><text:tab/>}</text:p>
      <text:p text:style-name="P40"><text:tab/><text:tab/>});</text:p>
      <text:p text:style-name="P37"/>
      <text:p text:style-name="P37"><text:span text:style-name="T16"><text:tab/><text:tab/></text:span><text:span text:style-name="T76">// Listener for applicationVersion</text:span></text:p>
      <text:p text:style-name="P37"><text:span text:style-name="T16"><text:tab/><text:tab/>EventQueues.</text:span><text:span text:style-name="T32">lookup</text:span><text:span text:style-name="T16">(</text:span><text:span text:style-name="T50">"appVersion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37"><text:span text:style-name="T16"><text:tab/><text:tab/><text:tab/></text:span><text:span text:style-name="T93">@Override</text:span></text:p>
      <text:p text:style-name="P37"><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7"><text:span text:style-name="T16"><text:tab/><text:tab/><text:tab/><text:tab/></text:span><text:span text:style-name="T12">final</text:span><text:span text:style-name="T16"> String msg = (String) event.getData();</text:span></text:p>
      <text:p text:style-name="P37"><text:span text:style-name="T16"><text:tab/><text:tab/><text:tab/><text:tab/>StatusBarCtrl.</text:span><text:span text:style-name="T12">this</text:span><text:span text:style-name="T16">.</text:span><text:span text:style-name="T81">statusBarAppVersion</text:span><text:span text:style-name="T16">.setLabel(StatusBarCtrl.</text:span><text:span text:style-name="T12">this</text:span><text:span text:style-name="T16">.</text:span><text:span text:style-name="T81">_labelAppVersion</text:span><text:span text:style-name="T16"> + msg);</text:span></text:p>
      <text:p text:style-name="P40"><text:tab/><text:tab/><text:tab/>}</text:p>
      <text:p text:style-name="P40"><text:tab/><text:tab/>});</text:p>
      <text:p text:style-name="P37"/>
      <text:p text:style-name="P37"><text:span text:style-name="T16"><text:tab/><text:tab/></text:span><text:span text:style-name="T76">// Listener for TableSchemaName</text:span></text:p>
      <text:p text:style-name="P37"><text:span text:style-name="T16"><text:tab/><text:tab/>EventQueues.</text:span><text:span text:style-name="T32">lookup</text:span><text:span text:style-name="T16">(</text:span><text:span text:style-name="T50">"tableSchema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37"><text:span text:style-name="T16"><text:tab/><text:tab/><text:tab/></text:span><text:span text:style-name="T93">@Override</text:span></text:p>
      <text:p text:style-name="P37"><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7"><text:span text:style-name="T16"><text:tab/><text:tab/><text:tab/><text:tab/></text:span><text:span text:style-name="T12">final</text:span><text:span text:style-name="T16"> String msg = (String) event.getData();</text:span></text:p>
      <text:p text:style-name="P37"><text:span text:style-name="T16"><text:tab/><text:tab/><text:tab/><text:tab/>StatusBarCtrl.</text:span><text:span text:style-name="T12">this</text:span><text:span text:style-name="T16">.</text:span><text:span text:style-name="T81">statusBarTableSchema</text:span><text:span text:style-name="T16">.setLabel(StatusBarCtrl.</text:span><text:span text:style-name="T12">this</text:span><text:span text:style-name="T16">.</text:span><text:span text:style-name="T81">_labelTableSchema</text:span><text:span text:style-name="T16"> + msg);</text:span></text:p>
      <text:p text:style-name="P40"><text:tab/><text:tab/><text:tab/>}</text:p>
      <text:p text:style-name="P39"><text:tab/><text:tab/>});</text:p>
      <text:p text:style-name="P35"/>
      <text:p text:style-name="P39"><text:tab/>}</text:p>
      <text:p text:style-name="P35"/>
      <text:p text:style-name="P35"><text:span text:style-name="T16"><text:tab/></text:span><text:span text:style-name="T37">/**</text:span></text:p>
      <text:p text:style-name="P38"><text:tab/> * Automatically called method from <text:span text:style-name="T74">zk</text:span>.</text:p>
      <text:p text:style-name="P38"><text:tab/> * </text:p>
      <text:p text:style-name="P35"><text:span text:style-name="T37"><text:tab/> * </text:span><text:span text:style-name="T41">@param</text:span><text:span text:style-name="T37"> event</text:span></text:p>
      <text:p text:style-name="P38"><text:tab/> */</text:p>
      <text:p text:style-name="P35"><text:span text:style-name="T16"><text:tab/></text:span><text:span text:style-name="T12">public</text:span><text:span text:style-name="T16"> </text:span><text:span text:style-name="T12">void</text:span><text:span text:style-name="T16"> onCreate$winStatusBar(Event event) {</text:span></text:p>
      <text:p text:style-name="P35"/>
      <text:p text:style-name="P35"><text:span text:style-name="T16"><text:tab/><text:tab/></text:span><text:span text:style-name="T12">final</text:span><text:span text:style-name="T16"> Grid grid = </text:span><text:span text:style-name="T12">new</text:span><text:span text:style-name="T16"> Grid();</text:span></text:p>
      <text:p text:style-name="P35"><text:span text:style-name="T16"><text:tab/><text:tab/>grid.setHeight(</text:span><text:span text:style-name="T50">"100%"</text:span><text:span text:style-name="T16">);</text:span></text:p>
      <text:p text:style-name="P35"><text:span text:style-name="T16"><text:tab/><text:tab/>grid.setWidth(</text:span><text:span text:style-name="T50">"100%"</text:span><text:span text:style-name="T16">);</text:span></text:p>
      <text:p text:style-name="P35"><text:span text:style-name="T16"><text:tab/><text:tab/>grid.setParent(</text:span><text:span text:style-name="T12">this</text:span><text:span text:style-name="T16">.</text:span><text:span text:style-name="T81">winStatusBar</text:span><text:span text:style-name="T16">);</text:span></text:p>
      <text:p text:style-name="P35"/>
      <text:p text:style-name="P35"><text:span text:style-name="T16"><text:tab/><text:tab/></text:span><text:span text:style-name="T12">final</text:span><text:span text:style-name="T16"> Columns columns = </text:span><text:span text:style-name="T12">new</text:span><text:span text:style-name="T16"> Columns();</text:span></text:p>
      <text:p text:style-name="P35"><text:span text:style-name="T16"><text:tab/><text:tab/>columns.setSizable(</text:span><text:span text:style-name="T12">false</text:span><text:span text:style-name="T16">);</text:span></text:p>
      <text:p text:style-name="P39"><text:tab/><text:tab/>columns.setParent(grid);</text:p>
      <text:p text:style-name="P35"/>
      <text:p text:style-name="P35"><text:span text:style-name="T16"><text:tab/><text:tab/></text:span><text:span text:style-name="T12">this</text:span><text:span text:style-name="T16">.</text:span><text:span text:style-name="T81">statusBarSelectedObject</text:span><text:span text:style-name="T16"> = </text:span><text:span text:style-name="T12">new</text:span><text:span text:style-name="T16"> Column();</text:span></text:p>
      <text:p text:style-name="P35"><text:span text:style-name="T16"><text:tab/><text:tab/></text:span><text:span text:style-name="T12">this</text:span><text:span text:style-name="T16">.</text:span><text:span text:style-name="T81">statusBarSelectedObject</text:span><text:span text:style-name="T16">.setLabel(</text:span><text:span text:style-name="T12">this</text:span><text:span text:style-name="T16">.</text:span><text:span text:style-name="T81">_labelSelectedObject</text:span><text:span text:style-name="T16">);</text:span></text:p>
      <text:p text:style-name="P35"><text:span text:style-name="T16"><text:tab/><text:tab/></text:span><text:span text:style-name="T12">this</text:span><text:span text:style-name="T16">.</text:span><text:span text:style-name="T81">statusBarSelectedObject</text:span><text:span text:style-name="T16">.setWidth(</text:span><text:span text:style-name="T50">"50%"</text:span><text:span text:style-name="T16">);</text:span></text:p>
      <text:p text:style-name="P35"><text:span text:style-name="T16"><text:tab/><text:tab/></text:span><text:span text:style-name="T12">this</text:span><text:span text:style-name="T16">.</text:span><text:span text:style-name="T81">statusBarSelectedObject</text:span><text:span text:style-name="T16">.setStyle(</text:span><text:span text:style-name="T50">"background-color: #D6DCDE; color: blue;"</text:span><text:span text:style-name="T16">);</text:span></text:p>
      <text:p text:style-name="P35"><text:span text:style-name="T16"><text:tab/><text:tab/></text:span><text:span text:style-name="T12">this</text:span><text:span text:style-name="T16">.</text:span><text:span text:style-name="T81">statusBarSelectedObject</text:span><text:span text:style-name="T16">.setParent(columns);</text:span></text:p>
      <text:p text:style-name="P35"/>
      <text:p text:style-name="P35"><text:span text:style-name="T16"><text:tab/><text:tab/></text:span><text:span text:style-name="T12">this</text:span><text:span text:style-name="T16">.</text:span><text:span text:style-name="T81">statusBarAppVersion</text:span><text:span text:style-name="T16"> = </text:span><text:span text:style-name="T12">new</text:span><text:span text:style-name="T16"> Column();</text:span></text:p>
      <text:p text:style-name="P35"><text:span text:style-name="T16"><text:tab/><text:tab/></text:span><text:span text:style-name="T12">this</text:span><text:span text:style-name="T16">.</text:span><text:span text:style-name="T81">statusBarAppVersion</text:span><text:span text:style-name="T16">.setLabel(</text:span><text:span text:style-name="T12">this</text:span><text:span text:style-name="T16">.</text:span><text:span text:style-name="T81">_labelAppVersion</text:span><text:span text:style-name="T16">);</text:span></text:p>
      <text:p text:style-name="P35"><text:span text:style-name="T16"><text:tab/><text:tab/></text:span><text:span text:style-name="T12">this</text:span><text:span text:style-name="T16">.</text:span><text:span text:style-name="T81">statusBarAppVersion</text:span><text:span text:style-name="T16">.setWidth(</text:span><text:span text:style-name="T50">"35%"</text:span><text:span text:style-name="T16">);</text:span></text:p>
      <text:p text:style-name="P35"><text:span text:style-name="T16"><text:tab/><text:tab/></text:span><text:span text:style-name="T12">this</text:span><text:span text:style-name="T16">.</text:span><text:span text:style-name="T81">statusBarAppVersion</text:span><text:span text:style-name="T16">.setStyle(</text:span><text:span text:style-name="T50">"background-color: #D6DCDE; color: #FF0000;"</text:span><text:span text:style-name="T16">);</text:span></text:p>
      <text:p text:style-name="P35"><text:span text:style-name="T16"><text:tab/><text:tab/></text:span><text:span text:style-name="T12">this</text:span><text:span text:style-name="T16">.</text:span><text:span text:style-name="T81">statusBarAppVersion</text:span><text:span text:style-name="T16">.setParent(columns);</text:span></text:p>
      <text:p text:style-name="P35"/>
      <text:p text:style-name="P35"><text:span text:style-name="T16"><text:tab/><text:tab/></text:span><text:span text:style-name="T12">this</text:span><text:span text:style-name="T16">.</text:span><text:span text:style-name="T81">statusBarTableSchema</text:span><text:span text:style-name="T16"> = </text:span><text:span text:style-name="T12">new</text:span><text:span text:style-name="T16"> Column();</text:span></text:p>
      <text:p text:style-name="P35"><text:span text:style-name="T16"><text:tab/><text:tab/></text:span><text:span text:style-name="T12">this</text:span><text:span text:style-name="T16">.</text:span><text:span text:style-name="T81">statusBarTableSchema</text:span><text:span text:style-name="T16">.setLabel(</text:span><text:span text:style-name="T12">this</text:span><text:span text:style-name="T16">.</text:span><text:span text:style-name="T81">_labelTableSchema</text:span><text:span text:style-name="T16">);</text:span></text:p>
      <text:p text:style-name="P35"><text:span text:style-name="T16"><text:tab/><text:tab/></text:span><text:span text:style-name="T12">this</text:span><text:span text:style-name="T16">.</text:span><text:span text:style-name="T81">statusBarTableSchema</text:span><text:span text:style-name="T16">.setWidth(</text:span><text:span text:style-name="T50">"15%"</text:span><text:span text:style-name="T16">);</text:span></text:p>
      <text:p text:style-name="P35"><text:soft-page-break/><text:span text:style-name="T16"><text:tab/><text:tab/></text:span><text:span text:style-name="T12">this</text:span><text:span text:style-name="T16">.</text:span><text:span text:style-name="T81">statusBarTableSchema</text:span><text:span text:style-name="T16">.setStyle(</text:span><text:span text:style-name="T50">"background-color: #D6DCDE; color: blue;"</text:span><text:span text:style-name="T16">);</text:span></text:p>
      <text:p text:style-name="P35"><text:span text:style-name="T16"><text:tab/><text:tab/></text:span><text:span text:style-name="T12">this</text:span><text:span text:style-name="T16">.</text:span><text:span text:style-name="T81">statusBarTableSchema</text:span><text:span text:style-name="T16">.setParent(columns);</text:span></text:p>
      <text:p text:style-name="P35"/>
      <text:p text:style-name="P39"><text:tab/>}</text:p>
      <text:p text:style-name="P39">}</text:p>
      <text:p text:style-name="P12"/>
      <text:p text:style-name="P12"/>
      <text:p text:style-name="P12"/>
      <text:p text:style-name="P3">We can now call such an EventQueue from everywhere in the application. For example in the article list controller we find such a line in the method where we select a listItem from the listBox:</text:p>
      <text:p text:style-name="P3"/>
      <text:p text:style-name="P30">// show the objects data in the statusBar</text:p>
      <text:p text:style-name="P35"><text:span text:style-name="T12">final</text:span><text:span text:style-name="T16"> String str = Labels.</text:span><text:span text:style-name="T32">getLabel</text:span><text:span text:style-name="T16">(</text:span><text:span text:style-name="T50">"common.Article"</text:span><text:span text:style-name="T16">) + </text:span><text:span text:style-name="T50">": "</text:span><text:span text:style-name="T16"> + anArticle.getArtKurzbezeichnung();</text:span></text:p>
      <text:p text:style-name="P35"><text:span text:style-name="T16">EventQueues.</text:span><text:span text:style-name="T32">lookup</text:span><text:span text:style-name="T16">(</text:span><text:span text:style-name="T50">"selectedObjectEventQueue"</text:span><text:span text:style-name="T16">, EventQueues.</text:span><text:span text:style-name="T82">DESKTOP</text:span><text:span text:style-name="T16">, </text:span><text:span text:style-name="T12">true</text:span><text:span text:style-name="T16">).publish(</text:span></text:p>
      <text:p text:style-name="P35"><text:span text:style-name="T16"><text:s text:c="9"/><text:tab/> <text:s text:c="2"/></text:span><text:span text:style-name="T12">new</text:span><text:span text:style-name="T16"> Event(</text:span><text:span text:style-name="T50">"onChangeSelectedObject"</text:span><text:span text:style-name="T16">, </text:span><text:span text:style-name="T12">null</text:span><text:span text:style-name="T16">, str));</text:span></text:p>
      <text:p text:style-name="P12"/>
      <text:p text:style-name="P3">We limited the scope for this method to 'DESKTOP'. Be sure that the caller and the sender have the same scope. If you play a little bit with it you will find the scope 'APPLICATION'. </text:p>
      <text:p text:style-name="P3"/>
      <text:p text:style-name="P3">WoW that's great. Do you feel the power of it?</text:p>
      <text:p text:style-name="P3">Yes, we can build easy a chat system with it, or can send Messages to everywhere who has run the same application. We will try this in the next thread.</text:p>
      <text:p text:style-name="P3"/>
      <text:p text:style-name="P3"/>
      <text:h text:style-name="Heading_20_2" text:outline-level="2">EventQueues. We are building a MessageBar controller.</text:h>
      <text:p text:style-name="P3">With the same mechanism we can now build our own messaging system for sending messages to all logged in users. We will build this system as easy as we can so we let them declared only as a window component in the zul file.</text:p>
      <text:p text:style-name="P3"/>
      <text:p text:style-name="P3"><text:tab/>. . .</text:p>
      <text:p text:style-name="P15"><text:span text:style-name="T37"><text:tab/>&lt;!--</text:span><text:span text:style-name="T16"> STATUS BAR AREA </text:span><text:span text:style-name="T37">--&gt;</text:span></text:p>
      <text:p text:style-name="P35"><text:span text:style-name="T16"><text:tab/></text:span><text:span text:style-name="T42">&lt;</text:span><text:span text:style-name="T45">south</text:span> <text:span text:style-name="T48">id</text:span><text:span text:style-name="T16">=</text:span><text:span text:style-name="T51">"south"</text:span> <text:span text:style-name="T48">border</text:span><text:span text:style-name="T16">=</text:span><text:span text:style-name="T51">"none"</text:span> <text:span text:style-name="T48">height</text:span><text:span text:style-name="T16">=</text:span><text:span text:style-name="T51">"22px" </text:span><text:span text:style-name="T48">splittable</text:span><text:span text:style-name="T16">=</text:span><text:span text:style-name="T51">"false"</text:span><text:span text:style-name="T42">&gt;</text:span></text:p>
      <text:p text:style-name="P35"/>
      <text:p text:style-name="P35"><text:span text:style-name="T16"><text:tab/><text:tab/></text:span><text:span text:style-name="T42">&lt;</text:span><text:span text:style-name="T45">div</text:span> <text:span text:style-name="T48">id</text:span><text:span text:style-name="T16">=</text:span><text:span text:style-name="T51">"divSouth"</text:span> <text:span text:style-name="T48">align</text:span><text:span text:style-name="T16">=</text:span><text:span text:style-name="T51">"left"</text:span></text:p>
      <text:p text:style-name="P35"><text:tab/><text:tab/> <text:s text:c="4"/><text:span text:style-name="T48">style</text:span><text:span text:style-name="T16">=</text:span><text:span text:style-name="T51">"float: left; padding: 0px"</text:span> <text:span text:style-name="T48">width</text:span><text:span text:style-name="T16">=</text:span><text:span text:style-name="T51">"100%"</text:span><text:span text:style-name="T42">&gt;</text:span></text:p>
      <text:p text:style-name="P35"/>
      <text:p text:style-name="P35"><text:span text:style-name="T16"><text:tab/><text:tab/><text:tab/></text:span><text:span text:style-name="T42">&lt;</text:span><text:span text:style-name="T45">borderlayout</text:span> <text:span text:style-name="T48">width</text:span><text:span text:style-name="T16">=</text:span><text:span text:style-name="T51">"100%"</text:span> <text:span text:style-name="T48">height</text:span><text:span text:style-name="T16">=</text:span><text:span text:style-name="T51">"22px"</text:span><text:span text:style-name="T42">&gt;</text:span></text:p>
      <text:p text:style-name="P35"/>
      <text:p text:style-name="P35"><text:span text:style-name="T16"><text:tab/><text:tab/><text:tab/><text:tab/></text:span><text:span text:style-name="T42">&lt;</text:span><text:span text:style-name="T45">west</text:span> <text:span text:style-name="T48">border</text:span><text:span text:style-name="T16">=</text:span><text:span text:style-name="T51">"none"</text:span> <text:span text:style-name="T48">width</text:span><text:span text:style-name="T16">=</text:span><text:span text:style-name="T51">"50px"</text:span><text:span text:style-name="T42">&gt;</text:span></text:p>
      <text:p text:style-name="P35"><text:span text:style-name="T16"><text:tab/><text:tab/><text:tab/><text:tab/></text:span><text:span text:style-name="T37">&lt;!--</text:span><text:span text:style-name="T16"> The MessageBar. </text:span><text:span text:style-name="T29">Comps</text:span><text:span text:style-name="T16"> are created in the Controller </text:span><text:span text:style-name="T37">--&gt;</text:span></text:p>
      <text:p text:style-name="P35"><text:span text:style-name="T16"><text:tab/><text:tab/><text:tab/><text:tab/><text:tab/></text:span><text:span text:style-name="T42">&lt;</text:span><text:span text:style-name="T45">window</text:span> <text:span text:style-name="T48">id</text:span><text:span text:style-name="T16">=</text:span><text:span text:style-name="T51">"winMessageBar" </text:span><text:span text:style-name="T48">apply</text:span><text:span text:style-name="T16">=</text:span><text:span text:style-name="T51">"${messageBarCtrl}"</text:span> </text:p>
      <text:p text:style-name="P35"><text:span text:style-name="T48"><text:s/><text:tab/><text:tab/><text:tab/><text:tab/><text:tab/><text:tab/>border</text:span><text:span text:style-name="T16">=</text:span><text:span text:style-name="T51">"none"</text:span> <text:span text:style-name="T48">width</text:span><text:span text:style-name="T16">=</text:span><text:span text:style-name="T51">"50px" </text:span><text:span text:style-name="T48">height</text:span><text:span text:style-name="T16">=</text:span><text:span text:style-name="T51">"22px"</text:span> <text:span text:style-name="T42">/&gt;</text:span></text:p>
      <text:p text:style-name="P35"><text:span text:style-name="T16"><text:tab/><text:tab/><text:tab/><text:tab/></text:span><text:span text:style-name="T42">&lt;/</text:span><text:span text:style-name="T45">west</text:span><text:span text:style-name="T42">&gt;</text:span></text:p>
      <text:p text:style-name="P35"/>
      <text:p text:style-name="P35"><text:span text:style-name="T16"><text:tab/><text:tab/><text:tab/><text:tab/></text:span><text:span text:style-name="T42">&lt;</text:span><text:span text:style-name="T45">center</text:span> <text:span text:style-name="T48">border</text:span><text:span text:style-name="T16">=</text:span><text:span text:style-name="T51">"none"</text:span><text:span text:style-name="T42">&gt;</text:span></text:p>
      <text:p text:style-name="P35"><text:span text:style-name="T16"><text:tab/><text:tab/><text:tab/><text:tab/><text:tab/></text:span><text:span text:style-name="T37">&lt;!--</text:span><text:span text:style-name="T16"> The StatusBar. </text:span><text:span text:style-name="T29">Comps</text:span><text:span text:style-name="T16"> are created in the Controller </text:span><text:span text:style-name="T37">--&gt;</text:span></text:p>
      <text:p text:style-name="P35"><text:span text:style-name="T16"><text:tab/><text:tab/><text:tab/><text:tab/><text:tab/></text:span><text:span text:style-name="T42">&lt;</text:span><text:span text:style-name="T45">window</text:span> <text:span text:style-name="T48">id</text:span><text:span text:style-name="T16">=</text:span><text:span text:style-name="T51">"winStatusBar" </text:span><text:span text:style-name="T48">apply</text:span><text:span text:style-name="T16">=</text:span><text:span text:style-name="T51">"${statusBarCtrl}"</text:span> </text:p>
      <text:p text:style-name="P35"><text:span text:style-name="T48"><text:tab/><text:tab/><text:tab/><text:tab/><text:tab/><text:tab/>border</text:span><text:span text:style-name="T16">=</text:span><text:span text:style-name="T51">"none"</text:span> <text:span text:style-name="T48">width</text:span><text:span text:style-name="T16">=</text:span><text:span text:style-name="T51">"100%" </text:span><text:span text:style-name="T48">height</text:span><text:span text:style-name="T16">=</text:span><text:span text:style-name="T51">"22px"</text:span> <text:span text:style-name="T42">/&gt;</text:span></text:p>
      <text:p text:style-name="P35"><text:span text:style-name="T16"><text:tab/><text:tab/><text:tab/><text:tab/></text:span><text:span text:style-name="T42">&lt;/</text:span><text:span text:style-name="T45">center</text:span><text:span text:style-name="T42">&gt;</text:span></text:p>
      <text:p text:style-name="P35"/>
      <text:p text:style-name="P35"><text:span text:style-name="T16"><text:tab/><text:tab/><text:tab/></text:span><text:span text:style-name="T42">&lt;/</text:span><text:span text:style-name="T45">borderlayout</text:span><text:span text:style-name="T42">&gt;</text:span></text:p>
      <text:p text:style-name="P35"><text:span text:style-name="T16"><text:tab/><text:tab/></text:span><text:span text:style-name="T42">&lt;/</text:span><text:span text:style-name="T45">div</text:span><text:span text:style-name="T42">&gt;</text:span></text:p>
      <text:p text:style-name="P36"><text:span text:style-name="T43"><text:tab/>&lt;/</text:span><text:span text:style-name="T46">south</text:span><text:span text:style-name="T43">&gt;</text:span></text:p>
      <text:p text:style-name="P3"><text:tab/>. . .</text:p>
      <text:p text:style-name="P3"/>
      <text:p text:style-name="P69"><text:span text:style-name="T67">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69"><draw:frame draw:style-name="fr1" draw:name="Grafik23" text:anchor-type="paragraph" svg:x="0.048cm" svg:y="0cm" svg:width="7.673cm" svg:height="1.637cm" draw:z-index="56"><draw:image xlink:href="../pics/messageBar1.jpg" xlink:type="simple" xlink:show="embed" xlink:actuate="onLoad"/></draw:frame></text:p>
      <text:p text:style-name="P3">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text:soft-page-break/>file.</text:p>
      <text:p text:style-name="P3">In the afterCompose() method we can enable that if a message come in that a window pops up and shows this message or only the incoming mail icon is blinking. Further we get the user name from our SpringSecurity ContextHolder.</text:p>
      <text:p text:style-name="P31"/>
      <text:p text:style-name="P31">@Override</text:p>
      <text:p text:style-name="P35"><text:span text:style-name="T12">public</text:span><text:span text:style-name="T16"> </text:span><text:span text:style-name="T12">void</text:span><text:span text:style-name="T16"> doAfterCompose(Component window) </text:span><text:span text:style-name="T12">throws</text:span><text:span text:style-name="T16"> Exception {</text:span></text:p>
      <text:p text:style-name="P35"><text:span text:style-name="T16"><text:tab/><text:tab/></text:span><text:span text:style-name="T12">super</text:span><text:span text:style-name="T16">.doAfterCompose(window);</text:span></text:p>
      <text:p text:style-name="P35"/>
      <text:p text:style-name="P35"><text:span text:style-name="T16"><text:tab/><text:tab/></text:span><text:span text:style-name="T12">try</text:span><text:span text:style-name="T16"> {</text:span></text:p>
      <text:p text:style-name="P35"><text:span text:style-name="T16"><text:tab/><text:tab/><text:tab/></text:span><text:span text:style-name="T81">userName</text:span><text:span text:style-name="T16"> = ((UserImpl) </text:span></text:p>
      <text:p text:style-name="P35"><text:span text:style-name="T16"><text:tab/><text:tab/><text:tab/>SecurityContextHolder.</text:span><text:span text:style-name="T32">getContext</text:span><text:span text:style-name="T16">().getAuthentication().getPrincipal()).getUsername();</text:span></text:p>
      <text:p text:style-name="P35"><text:span text:style-name="T16"><text:tab/><text:tab/>} </text:span><text:span text:style-name="T12">catch</text:span><text:span text:style-name="T16"> (Exception e) {</text:span></text:p>
      <text:p text:style-name="P39"><text:tab/><text:tab/><text:tab/>e.printStackTrace();</text:p>
      <text:p text:style-name="P39"><text:tab/><text:tab/>}</text:p>
      <text:p text:style-name="P35"/>
      <text:p text:style-name="P35"><text:span text:style-name="T16"><text:tab/><text:tab/></text:span><text:span text:style-name="T76">// Listener for incoming messages ( scope=APPLICATION )</text:span></text:p>
      <text:p text:style-name="P35"><text:span text:style-name="T16"><text:tab/><text:tab/>EventQueues.</text:span><text:span text:style-name="T32">lookup</text:span><text:span text:style-name="T16">(</text:span><text:span text:style-name="T50">"testEventQueue"</text:span><text:span text:style-name="T16">, EventQueues.</text:span><text:span text:style-name="T82">APPLICATION</text:span><text:span text:style-name="T16">, </text:span><text:span text:style-name="T12">true</text:span><text:span text:style-name="T16">).subscribe(</text:span><text:span text:style-name="T12">new</text:span><text:span text:style-name="T16"> EventListener() {</text:span></text:p>
      <text:p text:style-name="P35"/>
      <text:p text:style-name="P35"><text:span text:style-name="T16"><text:tab/><text:tab/><text:tab/></text:span><text:span text:style-name="T93">@Override</text:span></text:p>
      <text:p text:style-name="P35"><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5"><text:span text:style-name="T16"><text:tab/><text:tab/><text:tab/><text:tab/></text:span><text:span text:style-name="T12">final</text:span><text:span text:style-name="T16"> String msg = (String) event.getData();</text:span></text:p>
      <text:p text:style-name="P35"/>
      <text:p text:style-name="P35"><text:span text:style-name="T16"><text:tab/><text:tab/><text:tab/><text:tab/></text:span><text:span text:style-name="T76">// Check if empty, than do not show incoming message</text:span></text:p>
      <text:p text:style-name="P35"><text:span text:style-name="T16"><text:tab/><text:tab/><text:tab/><text:tab/></text:span><text:span text:style-name="T12">if</text:span><text:span text:style-name="T16"> (StringUtils.</text:span><text:span text:style-name="T32">isEmpty</text:span><text:span text:style-name="T16">(msg)) {</text:span></text:p>
      <text:p text:style-name="P35"><text:span text:style-name="T16"><text:tab/><text:tab/><text:tab/><text:tab/><text:tab/></text:span><text:span text:style-name="T12">return</text:span><text:span text:style-name="T16">;</text:span></text:p>
      <text:p text:style-name="P39"><text:tab/><text:tab/><text:tab/><text:tab/>}</text:p>
      <text:p text:style-name="P35"/>
      <text:p text:style-name="P39"><text:tab/><text:tab/><text:tab/><text:tab/>setMsg(msg);</text:p>
      <text:p text:style-name="P35"/>
      <text:p text:style-name="P35"><text:span text:style-name="T16"><text:tab/><text:tab/><text:tab/><text:tab/></text:span><text:span text:style-name="T12">if</text:span><text:span text:style-name="T16"> (</text:span><text:span text:style-name="T81">msgWindow</text:span><text:span text:style-name="T16"> == </text:span><text:span text:style-name="T12">null</text:span><text:span text:style-name="T16">) {</text:span></text:p>
      <text:p text:style-name="P35"/>
      <text:p text:style-name="P35"><text:span text:style-name="T16"><text:tab/><text:tab/><text:tab/><text:tab/><text:tab/></text:span><text:span text:style-name="T37">/**</text:span></text:p>
      <text:p text:style-name="P38"><text:tab/><text:tab/><text:tab/><text:tab/><text:tab/> * If you <text:span text:style-name="T74">whish</text:span> to <text:span text:style-name="T74">popup</text:span> the incoming message than <text:span text:style-name="T74">uncomment</text:span></text:p>
      <text:p text:style-name="P38"><text:tab/><text:tab/><text:tab/><text:tab/><text:tab/> * these lines.</text:p>
      <text:p text:style-name="P38"><text:tab/><text:tab/><text:tab/><text:tab/><text:tab/> */</text:p>
      <text:p text:style-name="P35"><text:span text:style-name="T16"><text:tab/><text:tab/><text:tab/><text:tab/><text:tab/></text:span><text:span text:style-name="T76">// getMsgWindow();</text:span></text:p>
      <text:p text:style-name="P35"><text:span text:style-name="T16"><text:tab/><text:tab/><text:tab/><text:tab/><text:tab/></text:span><text:span text:style-name="T76">// ((</text:span><text:span text:style-name="T77">Textbox</text:span><text:span text:style-name="T76">)</text:span></text:p>
      <text:p text:style-name="P35"><text:span text:style-name="T16"><text:tab/><text:tab/><text:tab/><text:tab/><text:tab/></text:span><text:span text:style-name="T76">// getMsgWindow().getFellow("</text:span><text:span text:style-name="T77">tb</text:span><text:span text:style-name="T76">")).setValue(getMsg());</text:span></text:p>
      <text:p text:style-name="P35"><text:span text:style-name="T16"><text:tab/><text:tab/><text:tab/><text:tab/><text:tab/>MessageBarCtrl.</text:span><text:span text:style-name="T12">this</text:span><text:span text:style-name="T16">.</text:span><text:span text:style-name="T81">btnOpenMsg</text:span><text:span text:style-name="T16">.setImage(</text:span></text:p>
      <text:p text:style-name="P35"><text:span text:style-name="T50"><text:tab/><text:tab/><text:tab/><text:tab/><text:tab/><text:tab/><text:tab/>"/images/icons/incoming_message1_16x16.gif"</text:span><text:span text:style-name="T16">);</text:span></text:p>
      <text:p text:style-name="P35"><text:span text:style-name="T16"><text:tab/><text:tab/><text:tab/><text:tab/>} </text:span><text:span text:style-name="T12">else</text:span><text:span text:style-name="T16"> {</text:span></text:p>
      <text:p text:style-name="P35"><text:span text:style-name="T16"><text:tab/><text:tab/><text:tab/><text:tab/><text:tab/>((Textbox) getMsgWindow().getFellow(</text:span><text:span text:style-name="T50">"tb"</text:span><text:span text:style-name="T16">)).setValue(getMsg());</text:span></text:p>
      <text:p text:style-name="P39"><text:tab/><text:tab/><text:tab/><text:tab/>}</text:p>
      <text:p text:style-name="P39"><text:tab/><text:tab/><text:tab/>}</text:p>
      <text:p text:style-name="P39"><text:tab/><text:tab/>});</text:p>
      <text:p text:style-name="P35"/>
      <text:p text:style-name="P39"><text:tab/>}</text:p>
      <text:p text:style-name="P3"/>
      <text:p text:style-name="P3">For sending a message we create our so called <text:span text:style-name="T21">InputMessageTextBox . <text:s/></text:span><text:span text:style-name="T30">It's a little modal window that have a textbox and a button in it. By clicking the 'send' button the written text is get back to the callers method and the window is closed.</text:span></text:p>
      <text:p text:style-name="P27"><draw:frame draw:style-name="fr1" draw:name="Grafik24" text:anchor-type="paragraph" svg:x="0.028cm" svg:y="0.534cm" svg:width="4.951cm" svg:height="2.734cm" draw:z-index="57"><draw:image xlink:href="../pics/messageBar_input.jpg" xlink:type="simple" xlink:show="embed" xlink:actuate="onLoad"/></draw:frame><draw:frame draw:style-name="fr1" draw:name="Grafik25" text:anchor-type="paragraph" svg:x="5.371cm" svg:y="0.661cm" svg:width="6.258cm" svg:height="4.44cm" draw:z-index="58"><draw:image xlink:href="../pics/messageBar_show.jpg" xlink:type="simple" xlink:show="embed" xlink:actuate="onLoad"/></draw:frame></text:p>
      <text:p text:style-name="P3"/>
      <text:p text:style-name="P3">If the incoming message text window is always open , the incoming mail icon will not blink.</text:p>
      <text:p text:style-name="P3"/>
      <text:p text:style-name="P3"/>
      <text:h text:style-name="Heading_20_2" text:outline-level="2">Dashboard modules</text:h>
      <text:p text:style-name="P3">Coming soon...</text:p>
      <text:h text:style-name="Heading_20_1" text:outline-level="1"><text:soft-page-break/>The package structure</text:h>
      <text:h text:style-name="Heading_20_2" text:outline-level="2">Backend</text:h>
      <text:p text:style-name="P58">de.forsthaus.backend.dao<text:tab/><text:tab/><text:tab/><text:tab/>Holds all DAO Interfaces.</text:p>
      <text:p text:style-name="P58">de.forsthaus.backend.daoImpl<text:tab/><text:tab/><text:tab/>Holds all DAO method implementations.</text:p>
      <text:p text:style-name="P58">de.forsthaus.backend.service<text:tab/><text:tab/><text:tab/><text:tab/>Holds all Service Interfaces.</text:p>
      <text:p text:style-name="P58">de.forsthaus.backend.serviceImpl<text:tab/><text:tab/><text:tab/>Holds all Service method implementations.</text:p>
      <text:p text:style-name="P58">de.forsthaus.backend.model<text:tab/><text:tab/><text:tab/><text:tab/>Holds all domain model classes.</text:p>
      <text:p text:style-name="P58">de.forsthaus.backend.util<text:tab/><text:tab/><text:tab/><text:tab/>Holds all utils and helper classes.</text:p>
      <text:p text:style-name="P58">de.forsthaus.backend.bean<text:tab/><text:tab/><text:tab/><text:tab/>Holds all ready bean classes i.e like special HQL list.</text:p>
      <text:p text:style-name="P58"><text:tab/><text:tab/><text:tab/><text:tab/><text:tab/><text:tab/>Mappings for queries with aggregat fields.</text:p>
      <text:p text:style-name="P58">src/main/resources/* <text:tab/><text:tab/><text:tab/><text:tab/>Holds all configuration-files, mapping-files.</text:p>
      <text:h text:style-name="Heading_20_2" text:outline-level="2">Frontend</text:h>
      <text:p text:style-name="P58">de.forsthaus</text:p>
      <text:p text:style-name="P58">de.forsthaus.common.menu.*<text:tab/><text:tab/><text:tab/><text:tab/>Holds the classes for building a treemenu or a menuBar from one</text:p>
      <text:p text:style-name="P58"><text:tab/><text:tab/><text:tab/><text:tab/><text:tab/><text:tab/>menumetadata modell out of a xml-file.</text:p>
      <text:p text:style-name="P58">de.forsthaus.example<text:tab/><text:tab/><text:tab/><text:tab/>Holds the class for inserting randomly customer data, and the </text:p>
      <text:p text:style-name="P58"><text:tab/><text:tab/><text:tab/><text:tab/><text:tab/><text:tab/>TestController for the test.zul.</text:p>
      <text:p text:style-name="P58">de.forsthaus.gui.service<text:tab/><text:tab/><text:tab/><text:tab/>Interfaces for the login service.</text:p>
      <text:p text:style-name="P58">de.forsthaus.gui.service.impl<text:tab/><text:tab/><text:tab/><text:tab/>Holds all Service method implementations.</text:p>
      <text:p text:style-name="P58">de.fortshaus.h2<text:tab/><text:tab/><text:tab/><text:tab/><text:tab/>Holds the H2 DB filler. That creates the Tables and create the demo data <text:tab/><text:tab/><text:tab/><text:tab/><text:tab/><text:tab/>from a sql-file.</text:p>
      <text:p text:style-name="P58">de.forsthaus.policy<text:tab/><text:tab/><text:tab/><text:tab/><text:tab/>Holds the classes for login the log-in process and the password encoder.</text:p>
      <text:p text:style-name="P58">de.forsthaus.policy.model<text:span text:style-name="T16"><text:tab/><text:tab/><text:tab/><text:tab/>Holds the </text:span><text:span text:style-name="T30">class that implements the spring-security UserDetailService .</text:span></text:p>
      <text:p text:style-name="P67"><text:tab/><text:tab/><text:tab/><text:tab/><text:tab/><text:tab/>and some classes in work for user counting.</text:p>
      <text:p text:style-name="P67">de.forsthaus.services.report.service<text:tab/><text:tab/><text:tab/>Holds the Reportservice Interface.</text:p>
      <text:p text:style-name="P67">de.forsthaus.services.report.service.impl<text:tab/><text:tab/>Holds all Service method implementations.</text:p>
      <text:p text:style-name="P58">de.forsthaus.statistic<text:tab/><text:tab/><text:tab/><text:tab/>Holds the statistic class from zk. The values are shown in the pre page </text:p>
      <text:p text:style-name="P58"><text:tab/><text:tab/><text:tab/><text:tab/><text:tab/><text:tab/>at application start.</text:p>
      <text:p text:style-name="P58">de.forsthaus.util<text:tab/><text:tab/><text:tab/><text:tab/><text:tab/>Some helper classes. The ZkossComponentTreeUtil.java is a nice util </text:p>
      <text:p text:style-name="P58"><text:tab/><text:tab/><text:tab/><text:tab/><text:tab/><text:tab/>that shows you a complete zk component tree in the console.</text:p>
      <text:p text:style-name="P58">de.forsthaus.webui<text:tab/><text:tab/><text:tab/><text:tab/><text:tab/>Holds initializing classes.</text:p>
      <text:p text:style-name="P58">de.forsthaus.webui.<text:span text:style-name="T60">modulname1<text:tab/><text:tab/><text:tab/></text:span><text:span text:style-name="T94">Holds the controllers for the module1.</text:span></text:p>
      <text:p text:style-name="P58">de.forsthaus.webui.<text:span text:style-name="T60">modulname1</text:span>.model<text:tab/><text:tab/><text:tab/>Holds the ItemRenderers and helper classes for the module1.</text:p>
      <text:p text:style-name="P58">de.forsthaus.webui.<text:span text:style-name="T60">modulname1</text:span>.report<text:tab/><text:tab/><text:tab/>Holds the reports for module1 if exists.</text:p>
      <text:p text:style-name="P58">de.forsthaus.webui.<text:span text:style-name="T60">modulname2<text:tab/><text:tab/><text:tab/></text:span><text:span text:style-name="T94">Holds the controllers for the module2.</text:span></text:p>
      <text:p text:style-name="P58">de.forsthaus.webui.<text:span text:style-name="T60">modulname2</text:span>.model<text:tab/><text:tab/><text:tab/>Holds the ItemRenderers and helper classes for the module2.</text:p>
      <text:p text:style-name="P58">de.forsthaus.webui.<text:span text:style-name="T60">modulname2</text:span>.report<text:tab/><text:tab/><text:tab/>Holds the reports for module2 if exists</text:p>
      <text:p text:style-name="P58">de.forsthaus.webui.index<text:tab/><text:tab/><text:tab/><text:tab/>Holds the controller for the index page.</text:p>
      <text:p text:style-name="P58">de.forsthaus.webui.service<text:tab/><text:tab/><text:tab/><text:tab/>Holds the Service Interfaces for the servcies like report or logging.</text:p>
      <text:p text:style-name="P58">de.forsthaus.webui.serviceImpl<text:tab/><text:tab/><text:tab/>Holds the Service method implementations.</text:p>
      <text:p text:style-name="P58">de-forsthaus.webui.security.<text:span text:style-name="T60">modulname2<text:tab/><text:tab/></text:span><text:span text:style-name="T94">Holds the security-controllers for the module2.</text:span></text:p>
      <text:p text:style-name="P58">de.forsthaus.webui.security.<text:span text:style-name="T60">modulname2</text:span>.model<text:tab/><text:tab/>Holds the ItemRenderers and helper classes for the <text:span text:style-name="T94">module2.</text:span></text:p>
      <text:p text:style-name="P58">de.forsthaus.webui.util<text:tab/><text:tab/><text:tab/><text:tab/>Holds the utils and helper classes and own components.</text:p>
      <text:p text:style-name="P58">de.forsthaus.webui.util.binding.converter<text:tab/><text:tab/>Converters for the listitems in databinded listboxes.</text:p>
      <text:p text:style-name="P68">de.forsthaus.webui.util.pagging<text:tab/><text:tab/><text:tab/>The revised <text:span text:style-name="T57">Helper class for getting a paged record list that<text:tab/>can be </text:span></text:p>
      <text:p text:style-name="P67"><text:soft-page-break/><text:tab/><text:tab/><text:tab/><text:tab/><text:tab/><text:tab/>sorted on the DB.</text:p>
      <text:p text:style-name="P67">de.forsthaus.webui.util.searchdialogs<text:tab/><text:tab/><text:tab/>The three searchListBoxes skeletons: SimpleSearchListBox; </text:p>
      <text:p text:style-name="P67"><text:tab/><text:tab/><text:tab/><text:tab/><text:tab/><text:tab/>AdvancedSearchListBox; ExtendedSearchListBox; </text:p>
      <text:p text:style-name="P58">de.forsthaus.webui.util.searching<text:tab/><text:tab/><text:tab/>Some helper classes for the Search class for the Hibernate-Generic-DAO</text:p>
      <text:p text:style-name="P58"><text:tab/><text:tab/><text:tab/><text:tab/><text:tab/><text:tab/>framework.</text:p>
      <text:p text:style-name="P58">src/main/resources<text:tab/><text:tab/><text:tab/><text:tab/><text:tab/>Holds all configuration-files.</text:p>
      <text:p text:style-name="P4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1-01-11T19:45:28.56">11.01.2011</text:date></text:span> <text:s text:c="20"/><text:tab/><text:tab/>- <text:span text:style-name="MT2"><text:page-number text:select-page="current">2</text:page-number></text:span> - <text:s text:c="102"/></text:p>
      </style:header>
      <style:footer>
        <text:p text:style-name="MP1"><draw:line text:anchor-type="paragraph" draw:z-index="38"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1" meta:image-count="25" meta:object-count="0" meta:page-count="34" meta:paragraph-count="1324" meta:word-count="11037" meta:character-count="82497"/>
  </office:meta>
</office:document-meta>
</file>